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4.934cm"/>
    </style:style>
    <style:style style:name="co3" style:family="table-column">
      <style:table-column-properties fo:break-before="auto" style:column-width="4.835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3.397cm"/>
    </style:style>
    <style:style style:name="co10" style:family="table-column">
      <style:table-column-properties fo:break-before="auto" style:column-width="4.018cm"/>
    </style:style>
    <style:style style:name="co11" style:family="table-column">
      <style:table-column-properties fo:break-before="auto" style:column-width="3.789cm"/>
    </style:style>
    <style:style style:name="co12" style:family="table-column">
      <style:table-column-properties fo:break-before="auto" style:column-width="5.749cm"/>
    </style:style>
    <style:style style:name="co13" style:family="table-column">
      <style:table-column-properties fo:break-before="auto" style:column-width="2.972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2.679cm"/>
    </style:style>
    <style:style style:name="co16" style:family="table-column">
      <style:table-column-properties fo:break-before="auto" style:column-width="1.469cm"/>
    </style:style>
    <style:style style:name="co17" style:family="table-column">
      <style:table-column-properties fo:break-before="auto" style:column-width="1.667cm"/>
    </style:style>
    <style:style style:name="co18" style:family="table-column">
      <style:table-column-properties fo:break-before="auto" style:column-width="2.351cm"/>
    </style:style>
    <style:style style:name="co19" style:family="table-column">
      <style:table-column-properties fo:break-before="auto" style:column-width="2.94cm"/>
    </style:style>
    <style:style style:name="co20" style:family="table-column">
      <style:table-column-properties fo:break-before="auto" style:column-width="2.612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376cm"/>
    </style:style>
    <style:style style:name="co23" style:family="table-column">
      <style:table-column-properties fo:break-before="auto" style:column-width="5.096cm"/>
    </style:style>
    <style:style style:name="co24" style:family="table-column">
      <style:table-column-properties fo:break-before="auto" style:column-width="3.627cm"/>
    </style:style>
    <style:style style:name="co25" style:family="table-column">
      <style:table-column-properties fo:break-before="auto" style:column-width="2.484cm"/>
    </style:style>
    <style:style style:name="co26" style:family="table-column">
      <style:table-column-properties fo:break-before="auto" style:column-width="2.581cm"/>
    </style:style>
    <style:style style:name="co27" style:family="table-column">
      <style:table-column-properties fo:break-before="auto" style:column-width="4.41cm"/>
    </style:style>
    <style:style style:name="co28" style:family="table-column">
      <style:table-column-properties fo:break-before="auto" style:column-width="3.593cm"/>
    </style:style>
    <style:style style:name="co29" style:family="table-column">
      <style:table-column-properties fo:break-before="auto" style:column-width="4.149cm"/>
    </style:style>
    <style:style style:name="co30" style:family="table-column">
      <style:table-column-properties fo:break-before="auto" style:column-width="3.856cm"/>
    </style:style>
    <style:style style:name="co31" style:family="table-column">
      <style:table-column-properties fo:break-before="auto" style:column-width="4.475cm"/>
    </style:style>
    <style:style style:name="co32" style:family="table-column">
      <style:table-column-properties fo:break-before="auto" style:column-width="2.549cm"/>
    </style:style>
    <style:style style:name="co33" style:family="table-column">
      <style:table-column-properties fo:break-before="auto" style:column-width="3.17cm"/>
    </style:style>
    <style:style style:name="co34" style:family="table-column">
      <style:table-column-properties fo:break-before="auto" style:column-width="3.757cm"/>
    </style:style>
    <style:style style:name="co35" style:family="table-column">
      <style:table-column-properties fo:break-before="auto" style:column-width="3.985cm"/>
    </style:style>
    <style:style style:name="co36" style:family="table-column">
      <style:table-column-properties fo:break-before="auto" style:column-width="4.509cm"/>
    </style:style>
    <style:style style:name="co37" style:family="table-column">
      <style:table-column-properties fo:break-before="auto" style:column-width="1.7cm"/>
    </style:style>
    <style:style style:name="ro1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776cm" fo:break-before="auto" style:use-optimal-row-height="fals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relVerbasIndenizatoria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5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8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0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4" style:family="text">
      <style:text-properties style:use-window-font-color="true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VerbasIndenizatoria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number-columns-repeated="2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19" table:default-cell-style-name="ce39"/>
        <table:table-column table:style-name="co1" table:default-cell-style-name="ce39"/>
        <table:table-column table:style-name="co26" table:default-cell-style-name="ce39"/>
        <table:table-column table:style-name="co27" table:default-cell-style-name="ce39"/>
        <table:table-column table:style-name="co2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35" table:default-cell-style-name="ce39"/>
        <table:table-column table:style-name="co8" table:number-columns-repeated="3" table:default-cell-style-name="ce39"/>
        <table:table-column table:style-name="co35" table:default-cell-style-name="ce39"/>
        <table:table-column table:style-name="co36" table:default-cell-style-name="ce39"/>
        <table:table-column table:style-name="co37" table:number-columns-repeated="20" table:default-cell-style-name="Default"/>
        <table:table-row table:style-name="ro1">
          <table:table-cell table:style-name="ce27" office:value-type="string" calcext:value-type="string" table:number-columns-spanned="44" table:number-rows-spanned="1">
            <text:p><text:span text:style-name="T4">VERBAS INDENIZATÓRIAS E OUTRAS REMUNERAÇÕES TEMPORÁRIAS</text:span></text:p>
          </table:table-cell>
          <table:covered-table-cell table:number-columns-repeated="43" table:style-name="ce32"/>
          <table:table-cell table:number-columns-repeated="20"/>
        </table:table-row>
        <table:table-row table:style-name="ro2">
          <table:table-cell table:style-name="ce27" office:value-type="string" calcext:value-type="string" table:number-columns-spanned="3" table:number-rows-spanned="1">
            <text:p><text:span text:style-name="T4">Mês/ano de referência: 03/2022</text:span></text:p>
          </table:table-cell>
          <table:covered-table-cell table:number-columns-repeated="2" table:style-name="ce32"/>
          <table:table-cell table:style-name="ce37" office:value-type="string" calcext:value-type="string" table:number-columns-spanned="13" table:number-rows-spanned="1">
            <text:p><text:span text:style-name="T4">VERBAS INDENIZATÓRIAS</text:span></text:p>
          </table:table-cell>
          <table:covered-table-cell table:number-columns-repeated="12" table:style-name="ce38"/>
          <table:table-cell table:style-name="ce37" office:value-type="string" calcext:value-type="string" table:number-columns-spanned="28" table:number-rows-spanned="1">
            <text:p><text:span text:style-name="T4">OUTRAS REMUNERAÇÕES TEMPORÁRIAS</text:span></text:p>
          </table:table-cell>
          <table:covered-table-cell table:number-columns-repeated="27" table:style-name="ce38"/>
          <table:table-cell table:number-columns-repeated="20"/>
        </table:table-row>
        <table:table-row table:style-name="ro3">
          <table:table-cell table:style-name="ce28" office:value-type="string" calcext:value-type="string">
            <text:p><text:span text:style-name="T5">Matrícula</text:span></text:p>
          </table:table-cell>
          <table:table-cell table:style-name="ce33" office:value-type="string" calcext:value-type="string">
            <text:p><text:span text:style-name="T5">Nome</text:span></text:p>
          </table:table-cell>
          <table:table-cell table:style-name="ce33" office:value-type="string" calcext:value-type="string">
            <text:p><text:span text:style-name="T5">Cargo</text:span></text:p>
          </table:table-cell>
          <table:table-cell table:style-name="ce33" office:value-type="string" calcext:value-type="string">
            <text:p><text:span text:style-name="T5">Lotação</text:span></text:p>
          </table:table-cell>
          <table:table-cell table:style-name="ce28" office:value-type="string" calcext:value-type="string">
            <text:p><text:span text:style-name="T5">Auxílio Saúde (01)</text:span></text:p>
          </table:table-cell>
          <table:table-cell table:style-name="ce28" office:value-type="string" calcext:value-type="string">
            <text:p><text:span text:style-name="T5">Dif. Auxílio-Saúde (02)</text:span></text:p>
          </table:table-cell>
          <table:table-cell table:style-name="ce28" office:value-type="string" calcext:value-type="string">
            <text:p><text:span text:style-name="T5">Auxílio-Alimentação (03)</text:span></text:p>
          </table:table-cell>
          <table:table-cell table:style-name="ce28" office:value-type="string" calcext:value-type="string">
            <text:p><text:span text:style-name="T5">Dif. Auxílio-Alimentação (04)</text:span></text:p>
          </table:table-cell>
          <table:table-cell table:style-name="ce28" office:value-type="string" calcext:value-type="string">
            <text:p><text:span text:style-name="T5">Auxílio-Interiorização (05)</text:span></text:p>
          </table:table-cell>
          <table:table-cell table:style-name="ce28" office:value-type="string" calcext:value-type="string">
            <text:p><text:span text:style-name="T5">Dif. Auxílio-Interiorização (06)</text:span></text:p>
          </table:table-cell>
          <table:table-cell table:style-name="ce28" office:value-type="string" calcext:value-type="string">
            <text:p><text:span text:style-name="T5">Dif. Auxílio Lei 8.625/93 (07)</text:span></text:p>
          </table:table-cell>
          <table:table-cell table:style-name="ce28" office:value-type="string" calcext:value-type="string">
            <text:p><text:span text:style-name="T5">Indenizações Férias/Licença-Prêmio (08)</text:span></text:p>
          </table:table-cell>
          <table:table-cell table:style-name="ce28" office:value-type="string" calcext:value-type="string">
            <text:p><text:span text:style-name="T5">Abono Pecuniário (09)</text:span></text:p>
          </table:table-cell>
          <table:table-cell table:style-name="ce28" office:value-type="string" calcext:value-type="string">
            <text:p><text:span text:style-name="T5">Dif. Abono Pecuniário (09.1)</text:span></text:p>
          </table:table-cell>
          <table:table-cell table:style-name="ce28" office:value-type="string" calcext:value-type="string">
            <text:p><text:span text:style-name="T5">Ressarcimentos (10)</text:span></text:p>
          </table:table-cell>
          <table:table-cell table:style-name="ce28" office:value-type="string" calcext:value-type="string">
            <text:p><text:span text:style-name="T5">Total Verbas Indenizatórias</text:span></text:p>
          </table:table-cell>
          <table:table-cell table:style-name="ce28" office:value-type="string" calcext:value-type="string">
            <text:p><text:span text:style-name="T5">GEO (11)</text:span></text:p>
          </table:table-cell>
          <table:table-cell table:style-name="ce28" office:value-type="string" calcext:value-type="string">
            <text:p><text:span text:style-name="T5">Dif. GEO (12)</text:span></text:p>
          </table:table-cell>
          <table:table-cell table:style-name="ce28" office:value-type="string" calcext:value-type="string">
            <text:p><text:span text:style-name="T5">Insalubridade (13)</text:span></text:p>
          </table:table-cell>
          <table:table-cell table:style-name="ce28" office:value-type="string" calcext:value-type="string">
            <text:p><text:span text:style-name="T5">Dif. Insalubridade (14)</text:span></text:p>
          </table:table-cell>
          <table:table-cell table:style-name="ce28" office:value-type="string" calcext:value-type="string">
            <text:p><text:span text:style-name="T5">Periculosidade (15)</text:span></text:p>
          </table:table-cell>
          <table:table-cell table:style-name="ce28" office:value-type="string" calcext:value-type="string">
            <text:p><text:span text:style-name="T5">Dif. Periculosidade (16)</text:span></text:p>
          </table:table-cell>
          <table:table-cell table:style-name="ce28" office:value-type="string" calcext:value-type="string">
            <text:p><text:span text:style-name="T5">Adicional Trabalho Técnico (17)</text:span></text:p>
          </table:table-cell>
          <table:table-cell table:style-name="ce28" office:value-type="string" calcext:value-type="string">
            <text:p><text:span text:style-name="T5">Dif. Adicional Trabalho Técnico (18)</text:span></text:p>
          </table:table-cell>
          <table:table-cell table:style-name="ce28" office:value-type="string" calcext:value-type="string">
            <text:p><text:span text:style-name="T5">Grat. Atividade Ensino (19)</text:span></text:p>
          </table:table-cell>
          <table:table-cell table:style-name="ce28" office:value-type="string" calcext:value-type="string">
            <text:p><text:span text:style-name="T5">Substituições (20)</text:span></text:p>
          </table:table-cell>
          <table:table-cell table:style-name="ce28" office:value-type="string" calcext:value-type="string">
            <text:p><text:span text:style-name="T5">Dif. Substituições (21)</text:span></text:p>
          </table:table-cell>
          <table:table-cell table:style-name="ce28" office:value-type="string" calcext:value-type="string">
            <text:p><text:span text:style-name="T5">Cumulação (22)</text:span></text:p>
          </table:table-cell>
          <table:table-cell table:style-name="ce28" office:value-type="string" calcext:value-type="string">
            <text:p><text:span text:style-name="T5">Dif. Cumulação (23)</text:span></text:p>
          </table:table-cell>
          <table:table-cell table:style-name="ce28" office:value-type="string" calcext:value-type="string">
            <text:p><text:span text:style-name="T5">Representação de Direção (24)</text:span></text:p>
          </table:table-cell>
          <table:table-cell table:style-name="ce28" office:value-type="string" calcext:value-type="string">
            <text:p><text:span text:style-name="T5">Dif. Representação de Direção (25)</text:span></text:p>
          </table:table-cell>
          <table:table-cell table:style-name="ce28" office:value-type="string" calcext:value-type="string">
            <text:p><text:span text:style-name="T5">Grat. Turma Recursal (26)</text:span></text:p>
          </table:table-cell>
          <table:table-cell table:style-name="ce28" office:value-type="string" calcext:value-type="string">
            <text:p><text:span text:style-name="T5">Dif. Grat. Turma Recursal (27)</text:span></text:p>
          </table:table-cell>
          <table:table-cell table:style-name="ce28" office:value-type="string" calcext:value-type="string">
            <text:p><text:span text:style-name="T5">Grat. Difícil Provimento (28)</text:span></text:p>
          </table:table-cell>
          <table:table-cell table:style-name="ce28" office:value-type="string" calcext:value-type="string">
            <text:p><text:span text:style-name="T5">Dif. Grat. Difícil Provimento (29)</text:span></text:p>
          </table:table-cell>
          <table:table-cell table:style-name="ce28" office:value-type="string" calcext:value-type="string">
            <text:p><text:span text:style-name="T5">Grat. Assessor (30)</text:span></text:p>
          </table:table-cell>
          <table:table-cell table:style-name="ce28" office:value-type="string" calcext:value-type="string">
            <text:p><text:span text:style-name="T5">Dif. Grat. Assessor (31)</text:span></text:p>
          </table:table-cell>
          <table:table-cell table:style-name="ce28" office:value-type="string" calcext:value-type="string">
            <text:p><text:span text:style-name="T5">Representação GAECO (32)</text:span></text:p>
          </table:table-cell>
          <table:table-cell table:style-name="ce28" office:value-type="string" calcext:value-type="string">
            <text:p><text:span text:style-name="T5">Dif. Representação GAECO (33)</text:span></text:p>
          </table:table-cell>
          <table:table-cell table:style-name="ce28" office:value-type="string" calcext:value-type="string">
            <text:p><text:span text:style-name="T5">Gratificação Diretor Subsede (34)</text:span></text:p>
          </table:table-cell>
          <table:table-cell table:style-name="ce28" office:value-type="string" calcext:value-type="string">
            <text:p><text:span text:style-name="T5">Dif. Gratificação Diretor Subsede (35)</text:span></text:p>
          </table:table-cell>
          <table:table-cell table:style-name="ce28" office:value-type="string" calcext:value-type="string">
            <text:p><text:span text:style-name="T5">Grat. por Acumulação de Acervo (36)</text:span></text:p>
          </table:table-cell>
          <table:table-cell table:style-name="ce28" office:value-type="string" calcext:value-type="string">
            <text:p><text:span text:style-name="T5">Dif. Grat. por Acumulação de Acervo (37)</text:span></text:p>
          </table:table-cell>
          <table:table-cell table:style-name="ce28" office:value-type="string" calcext:value-type="string">
            <text:p><text:span text:style-name="T5">Total Outras Remunerações Temporárias</text:span></text:p>
          </table:table-cell>
          <table:table-cell table:number-columns-repeated="20"/>
        </table:table-row>
        <table:table-row table:style-name="ro4">
          <table:table-cell office:value-type="float" office:value="1741" calcext:value-type="float">
            <text:p>1741</text:p>
          </table:table-cell>
          <table:table-cell office:value-type="string" calcext:value-type="string">
            <text:p><text:span text:style-name="T6">ADEILDO JOSE DA SILVA</text:span></text:p>
          </table:table-cell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36" calcext:value-type="float">
            <text:p>1436</text:p>
          </table:table-cell>
          <table:table-cell office:value-type="string" calcext:value-type="string">
            <text:p><text:span text:style-name="T6">ADEILTON CARLOS DOS SANTOS</text:span></text:p>
          </table:table-cell>
          <table:table-cell office:value-type="string" calcext:value-type="string">
            <text:p><text:span text:style-name="T6">AUXILIAR DE SERVIÇOS GERAIS - requisitado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35" calcext:value-type="float">
            <text:p>2235</text:p>
          </table:table-cell>
          <table:table-cell office:value-type="string" calcext:value-type="string">
            <text:p><text:span text:style-name="T6">ADEILTON DE OLIVEIRA FIEL</text:span></text:p>
          </table:table-cell>
          <table:table-cell office:value-type="string" calcext:value-type="string">
            <text:p><text:span text:style-name="T6">1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string" calcext:value-type="string">
            <text:p><text:span text:style-name="T6">ADEMILTON DE OLIVEIRA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4211" calcext:value-type="float">
            <text:p>4.211,00</text:p>
          </table:table-cell>
          <table:table-cell office:value-type="float" office:value="9264.37" calcext:value-type="float">
            <text:p>9.264,37</text:p>
          </table:table-cell>
          <table:table-cell table:number-columns-repeated="20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<text:span text:style-name="T6">ADERBAL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75" calcext:value-type="float">
            <text:p>1875</text:p>
          </table:table-cell>
          <table:table-cell office:value-type="string" calcext:value-type="string">
            <text:p><text:span text:style-name="T6">ADIEL FEITOSA LEIT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90.44" calcext:value-type="float">
            <text:p>3.390,44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42" calcext:value-type="float">
            <text:p>2042</text:p>
          </table:table-cell>
          <table:table-cell office:value-type="string" calcext:value-type="string">
            <text:p><text:span text:style-name="T6">ADLER DE OLIVEIRA SANTOS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PROD. DE SOFTWARE/DTI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/>
        </table:table-row>
        <table:table-row table:style-name="ro4">
          <table:table-cell office:value-type="float" office:value="1409" calcext:value-type="float">
            <text:p>1409</text:p>
          </table:table-cell>
          <table:table-cell office:value-type="string" calcext:value-type="string">
            <text:p><text:span text:style-name="T6">ADNA CRISTINA DE CARVALHO VILANO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TURMA RECURS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<text:span text:style-name="T6">ADRIANA DOS SANTOS OLIVEIR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35" calcext:value-type="float">
            <text:p>1435</text:p>
          </table:table-cell>
          <table:table-cell office:value-type="string" calcext:value-type="string">
            <text:p><text:span text:style-name="T6">ADRIANA FREIRE DE MENEZ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string" calcext:value-type="string">
            <text:p><text:span text:style-name="T6">ADRIANA NUNE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ITABAIAN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23" calcext:value-type="float">
            <text:p>623</text:p>
          </table:table-cell>
          <table:table-cell office:value-type="string" calcext:value-type="string">
            <text:p><text:span text:style-name="T6">ADRIANA RIBEIRO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ÇA AUXILIAR DE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4154.95" calcext:value-type="float">
            <text:p>4.154,95</text:p>
          </table:table-cell>
          <table:table-cell office:value-type="float" office:value="9208.32" calcext:value-type="float">
            <text:p>9.208,32</text:p>
          </table:table-cell>
          <table:table-cell table:number-columns-repeated="20"/>
        </table:table-row>
        <table:table-row table:style-name="ro4">
          <table:table-cell office:value-type="float" office:value="1781" calcext:value-type="float">
            <text:p>1781</text:p>
          </table:table-cell>
          <table:table-cell office:value-type="string" calcext:value-type="string">
            <text:p><text:span text:style-name="T6">ADRIANA SICUPIRA PEREGRINO BRAGA SAL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NSELHO NACIONAL DO MINISTÉRIO PÚBLIC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2556" calcext:value-type="float">
            <text:p>2.556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5037" calcext:value-type="float">
            <text:p>5.037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30" calcext:value-type="float">
            <text:p>1230</text:p>
          </table:table-cell>
          <table:table-cell office:value-type="string" calcext:value-type="string">
            <text:p><text:span text:style-name="T6">ADRIANO CARVALHO SOUZ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59" calcext:value-type="float">
            <text:p>359</text:p>
          </table:table-cell>
          <table:table-cell office:value-type="string" calcext:value-type="string">
            <text:p><text:span text:style-name="T6">ADRIANO SANTOS DE OLIVEIR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67" calcext:value-type="float">
            <text:p>1667</text:p>
          </table:table-cell>
          <table:table-cell office:value-type="string" calcext:value-type="string">
            <text:p><text:span text:style-name="T6">ADRIANO ULISSES DEDA CHAGAS DE MEL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string" calcext:value-type="string">
            <text:p><text:span text:style-name="T6">ADSON ALBERTO CARDOSO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LAGART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3088.1" calcext:value-type="float">
            <text:p>3.088,10</text:p>
          </table:table-cell>
          <table:table-cell office:value-type="float" office:value="8141.47" calcext:value-type="float">
            <text:p>8.141,47</text:p>
          </table:table-cell>
          <table:table-cell table:number-columns-repeated="20"/>
        </table:table-row>
        <table:table-row table:style-name="ro4">
          <table:table-cell office:value-type="float" office:value="511" calcext:value-type="float">
            <text:p>511</text:p>
          </table:table-cell>
          <table:table-cell office:value-type="string" calcext:value-type="string">
            <text:p><text:span text:style-name="T6">AGMARIO FABIANO SANTOS CONCEIÇAO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93" calcext:value-type="float">
            <text:p>1493</text:p>
          </table:table-cell>
          <table:table-cell office:value-type="string" calcext:value-type="string">
            <text:p><text:span text:style-name="T6">AGNALDO SILVA SANTO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83" calcext:value-type="float">
            <text:p>2183</text:p>
          </table:table-cell>
          <table:table-cell office:value-type="string" calcext:value-type="string">
            <text:p><text:span text:style-name="T6">AILA BATISTA DE OLIVEIR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149" calcext:value-type="float">
            <text:p>1149</text:p>
          </table:table-cell>
          <table:table-cell office:value-type="string" calcext:value-type="string">
            <text:p><text:span text:style-name="T6">ALAN FERREIRA HOR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38" calcext:value-type="float">
            <text:p>2138</text:p>
          </table:table-cell>
          <table:table-cell office:value-type="string" calcext:value-type="string">
            <text:p><text:span text:style-name="T6">ALAN VICTOR BATISTA DOS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30" calcext:value-type="float">
            <text:p>1930</text:p>
          </table:table-cell>
          <table:table-cell office:value-type="string" calcext:value-type="string">
            <text:p><text:span text:style-name="T6">ALANNA CORREIA SILVA DE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45" calcext:value-type="float">
            <text:p>1445</text:p>
          </table:table-cell>
          <table:table-cell office:value-type="string" calcext:value-type="string">
            <text:p><text:span text:style-name="T6">ALBERTO RODRIGUES CARDOSO DA SILVA</text:span></text:p>
          </table:table-cell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CONTROLE INTERN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<text:span text:style-name="T6">ALBERTO VINICIUS DE MELO SANTOS</text:span></text:p>
          </table:table-cell>
          <table:table-cell office:value-type="string" calcext:value-type="string">
            <text:p><text:span text:style-name="T6">PROGRAMADOR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71" calcext:value-type="float">
            <text:p>1471</text:p>
          </table:table-cell>
          <table:table-cell office:value-type="string" calcext:value-type="string">
            <text:p><text:span text:style-name="T6">ALDELEINE MELHOR BARBOS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office:value-type="float" office:value="5315.02" calcext:value-type="float">
            <text:p>5.315,02</text:p>
          </table:table-cell>
          <table:table-cell office:value-type="float" office:value="11715.96" calcext:value-type="float">
            <text:p>11.715,96</text:p>
          </table:table-cell>
          <table:table-cell table:number-columns-repeated="20"/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<text:span text:style-name="T6">ALDO SOUZA ARAGA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ISTRITAL - ARACAJU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87" calcext:value-type="float">
            <text:p>1287</text:p>
          </table:table-cell>
          <table:table-cell office:value-type="string" calcext:value-type="string">
            <text:p><text:span text:style-name="T6">ALESSANDRA ALVES DE OLIVEIRA MENEZ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ESTANCI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89.21" calcext:value-type="float">
            <text:p>3.089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826" calcext:value-type="float">
            <text:p>826</text:p>
          </table:table-cell>
          <table:table-cell office:value-type="string" calcext:value-type="string">
            <text:p><text:span text:style-name="T6">ALESSANDRA PEDRAL DE SANTANA SUZART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LAGART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5145.36" calcext:value-type="float">
            <text:p>5.145,36</text:p>
          </table:table-cell>
          <table:table-cell office:value-type="float" office:value="10198.73" calcext:value-type="float">
            <text:p>10.198,73</text:p>
          </table:table-cell>
          <table:table-cell table:number-columns-repeated="20"/>
        </table:table-row>
        <table:table-row table:style-name="ro4">
          <table:table-cell office:value-type="float" office:value="1561" calcext:value-type="float">
            <text:p>1561</text:p>
          </table:table-cell>
          <table:table-cell office:value-type="string" calcext:value-type="string">
            <text:p><text:span text:style-name="T6">ALESSANDRA SOUZA DE SANTAN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26" calcext:value-type="float">
            <text:p>1326</text:p>
          </table:table-cell>
          <table:table-cell office:value-type="string" calcext:value-type="string">
            <text:p><text:span text:style-name="T6">ALEX ESTEVAM DE SOUZA LEI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CRIMIN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56" calcext:value-type="float">
            <text:p>656</text:p>
          </table:table-cell>
          <table:table-cell office:value-type="string" calcext:value-type="string">
            <text:p><text:span text:style-name="T6">ALEX MAIA ESMERALDO DE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NOSSA SENHORA DA GLORIA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office:value-type="float" office:value="5727.06" calcext:value-type="float">
            <text:p>5.727,06</text:p>
          </table:table-cell>
          <table:table-cell office:value-type="float" office:value="7411.52" calcext:value-type="float">
            <text:p>7.411,52</text:p>
          </table:table-cell>
          <table:table-cell table:number-columns-repeated="20"/>
        </table:table-row>
        <table:table-row table:style-name="ro4">
          <table:table-cell office:value-type="float" office:value="2197" calcext:value-type="float">
            <text:p>2197</text:p>
          </table:table-cell>
          <table:table-cell office:value-type="string" calcext:value-type="string">
            <text:p><text:span text:style-name="T6">ALEX SANTOS DO CARMO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04" calcext:value-type="float">
            <text:p>2104</text:p>
          </table:table-cell>
          <table:table-cell office:value-type="string" calcext:value-type="string">
            <text:p><text:span text:style-name="T6">ALEXANDER REZENDE LIMA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25" calcext:value-type="float">
            <text:p>625</text:p>
          </table:table-cell>
          <table:table-cell office:value-type="string" calcext:value-type="string">
            <text:p><text:span text:style-name="T6">ALEXANDRE ALBAGLI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470.23" calcext:value-type="float">
            <text:p>16.47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8951.23" calcext:value-type="float">
            <text:p>18.951,2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2533.34" calcext:value-type="float">
            <text:p>2.533,34</text:p>
          </table:table-cell>
          <table:table-cell office:value-type="float" office:value="10955.62" calcext:value-type="float">
            <text:p>10.955,62</text:p>
          </table:table-cell>
          <table:table-cell table:number-columns-repeated="20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<text:span text:style-name="T6">ALEXANDRE ANDRADE DE SOUZA</text:span></text:p>
          </table:table-cell>
          <table:table-cell office:value-type="string" calcext:value-type="string">
            <text:p><text:span text:style-name="T6">ANALISTA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68" calcext:value-type="float">
            <text:p>1568</text:p>
          </table:table-cell>
          <table:table-cell office:value-type="string" calcext:value-type="string">
            <text:p><text:span text:style-name="T6">ALEXANDRE FRANCO BARRE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PROTECAO AO RIO SAO FRANCISCO E AS NASCENTE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office:value-type="float" office:value="0" calcext:value-type="float">
            <text:p>0,00</text:p>
          </table:table-cell>
          <table:table-cell office:value-type="float" office:value="119.97" calcext:value-type="float">
            <text:p>119,97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119.97" calcext:value-type="float">
            <text:p>119,97</text:p>
          </table:table-cell>
          <table:table-cell table:number-columns-repeated="20"/>
        </table:table-row>
        <table:table-row table:style-name="ro4">
          <table:table-cell office:value-type="float" office:value="1694" calcext:value-type="float">
            <text:p>1694</text:p>
          </table:table-cell>
          <table:table-cell office:value-type="string" calcext:value-type="string">
            <text:p><text:span text:style-name="T6">ALEXANDRE GONCALVES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LAGAR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59" calcext:value-type="float">
            <text:p>2259</text:p>
          </table:table-cell>
          <table:table-cell office:value-type="string" calcext:value-type="string">
            <text:p><text:span text:style-name="T6">ALEXANDRE JOSE ANDRADE DE ARAUJO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30" calcext:value-type="float">
            <text:p>1530</text:p>
          </table:table-cell>
          <table:table-cell office:value-type="string" calcext:value-type="string">
            <text:p><text:span text:style-name="T6">ALEXANDRE MENDONCA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60" calcext:value-type="float">
            <text:p>660</text:p>
          </table:table-cell>
          <table:table-cell office:value-type="string" calcext:value-type="string">
            <text:p><text:span text:style-name="T6">ALEXANDRO SAMPAIO SANTAN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SAO CRISTOV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0"/>
        </table:table-row>
        <table:table-row table:style-name="ro4">
          <table:table-cell office:value-type="float" office:value="1738" calcext:value-type="float">
            <text:p>1738</text:p>
          </table:table-cell>
          <table:table-cell office:value-type="string" calcext:value-type="string">
            <text:p><text:span text:style-name="T6">ALEXSANDRO AZEVEDO GUIMARA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ESPECIAL CIVEL E CRIMINAL - SAO CRISTOVA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31" calcext:value-type="float">
            <text:p>2131</text:p>
          </table:table-cell>
          <table:table-cell office:value-type="string" calcext:value-type="string">
            <text:p><text:span text:style-name="T6">ALEXSANDRO CARLOS DE JESU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20"/>
        </table:table-row>
        <table:table-row table:style-name="ro4">
          <table:table-cell office:value-type="float" office:value="1802" calcext:value-type="float">
            <text:p>1802</text:p>
          </table:table-cell>
          <table:table-cell office:value-type="string" calcext:value-type="string">
            <text:p><text:span text:style-name="T6">ALFRAN PEREIRA JUNIOR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/>
        </table:table-row>
        <table:table-row table:style-name="ro4">
          <table:table-cell office:value-type="float" office:value="2124" calcext:value-type="float">
            <text:p>2124</text:p>
          </table:table-cell>
          <table:table-cell office:value-type="string" calcext:value-type="string">
            <text:p><text:span text:style-name="T6">ALFREDO ALVES DE OLIVEIRA</text:span></text:p>
          </table:table-cell>
          <table:table-cell office:value-type="string" calcext:value-type="string">
            <text:p><text:span text:style-name="T6">1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22" calcext:value-type="float">
            <text:p>1822</text:p>
          </table:table-cell>
          <table:table-cell office:value-type="string" calcext:value-type="string">
            <text:p><text:span text:style-name="T6">ALICE REGINA LOUREDO NASCIMEN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AS EXECUCOES CRIMINAIS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03" calcext:value-type="float">
            <text:p>1403</text:p>
          </table:table-cell>
          <table:table-cell office:value-type="string" calcext:value-type="string">
            <text:p><text:span text:style-name="T6">ALINE BARBOZA ALCANTARA DE CARVALHO LEIT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GERAL / 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53" calcext:value-type="float">
            <text:p>1853</text:p>
          </table:table-cell>
          <table:table-cell office:value-type="string" calcext:value-type="string">
            <text:p><text:span text:style-name="T6">ALINE MARIA DOS SANTOS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56.17" calcext:value-type="float">
            <text:p>156,17</text:p>
          </table:table-cell>
          <table:table-cell office:value-type="float" office:value="2637.17" calcext:value-type="float">
            <text:p>2.637,1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80" calcext:value-type="float">
            <text:p>1280</text:p>
          </table:table-cell>
          <table:table-cell office:value-type="string" calcext:value-type="string">
            <text:p><text:span text:style-name="T6">ALINE NUNES VASCONCEL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ISTRIT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59" calcext:value-type="float">
            <text:p>1559</text:p>
          </table:table-cell>
          <table:table-cell office:value-type="string" calcext:value-type="string">
            <text:p><text:span text:style-name="T6">ALINE RIBEIRO DE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14" calcext:value-type="float">
            <text:p>1314</text:p>
          </table:table-cell>
          <table:table-cell office:value-type="string" calcext:value-type="string">
            <text:p><text:span text:style-name="T6">ALINE WILTSHIRE CARVALHO RODRIGUES MACHA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ISTRIT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77" calcext:value-type="float">
            <text:p>2177</text:p>
          </table:table-cell>
          <table:table-cell office:value-type="string" calcext:value-type="string">
            <text:p><text:span text:style-name="T6">ALISSON SANTANA DOS SANTO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73" calcext:value-type="float">
            <text:p>1773</text:p>
          </table:table-cell>
          <table:table-cell office:value-type="string" calcext:value-type="string">
            <text:p><text:span text:style-name="T6">ALLAN DAVIS CARVALHO MACH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87" calcext:value-type="float">
            <text:p>1987</text:p>
          </table:table-cell>
          <table:table-cell office:value-type="string" calcext:value-type="string">
            <text:p><text:span text:style-name="T6">ALLAN SILVEIRA DE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RQUIVO CENTRAL DO MINISTERIO PUBLIC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00" calcext:value-type="float">
            <text:p>1900</text:p>
          </table:table-cell>
          <table:table-cell office:value-type="string" calcext:value-type="string">
            <text:p><text:span text:style-name="T6">ALLANA BRUNA ANDRADE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ESPECIAL CIVEL E CRIMINAL - LAGAR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21" calcext:value-type="float">
            <text:p>621</text:p>
          </table:table-cell>
          <table:table-cell office:value-type="string" calcext:value-type="string">
            <text:p><text:span text:style-name="T6">ALLANA RACHEL MONTEIRO BATISTA SOARES COST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ITABAIAN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5839.35" calcext:value-type="float">
            <text:p>5.839,35</text:p>
          </table:table-cell>
          <table:table-cell office:value-type="float" office:value="10892.72" calcext:value-type="float">
            <text:p>10.892,72</text:p>
          </table:table-cell>
          <table:table-cell table:number-columns-repeated="20"/>
        </table:table-row>
        <table:table-row table:style-name="ro4">
          <table:table-cell office:value-type="float" office:value="1572" calcext:value-type="float">
            <text:p>1572</text:p>
          </table:table-cell>
          <table:table-cell office:value-type="string" calcext:value-type="string">
            <text:p><text:span text:style-name="T6">ALLIUSKA CAROLINE DA SILVA OLIVEIRA SOBRAL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51" calcext:value-type="float">
            <text:p>1751</text:p>
          </table:table-cell>
          <table:table-cell office:value-type="string" calcext:value-type="string">
            <text:p><text:span text:style-name="T6">ALONSO GOMES CAMPOS FI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50" calcext:value-type="float">
            <text:p>1850</text:p>
          </table:table-cell>
          <table:table-cell office:value-type="string" calcext:value-type="string">
            <text:p><text:span text:style-name="T6">ALVINO AQUINO SANTOS JUNIOR</text:span></text:p>
          </table:table-cell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04" calcext:value-type="float">
            <text:p>1804</text:p>
          </table:table-cell>
          <table:table-cell office:value-type="string" calcext:value-type="string">
            <text:p><text:span text:style-name="T6">AMANDA CARVALHO PAIVA DE ALMEIDA ANDRAD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DISTRIT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07" calcext:value-type="float">
            <text:p>1707</text:p>
          </table:table-cell>
          <table:table-cell office:value-type="string" calcext:value-type="string">
            <text:p><text:span text:style-name="T6">AMILTON NEVES BRITO FILH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6240.78" calcext:value-type="float">
            <text:p>6.240,78</text:p>
          </table:table-cell>
          <table:table-cell office:value-type="float" office:value="11041.48" calcext:value-type="float">
            <text:p>11.041,48</text:p>
          </table:table-cell>
          <table:table-cell table:number-columns-repeated="20"/>
        </table:table-row>
        <table:table-row table:style-name="ro4">
          <table:table-cell office:value-type="float" office:value="1739" calcext:value-type="float">
            <text:p>1739</text:p>
          </table:table-cell>
          <table:table-cell office:value-type="string" calcext:value-type="string">
            <text:p><text:span text:style-name="T6">ANA CARLA MORAIS DE SOUZA MEL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80" calcext:value-type="float">
            <text:p>1680</text:p>
          </table:table-cell>
          <table:table-cell office:value-type="string" calcext:value-type="string">
            <text:p><text:span text:style-name="T6">ANA CAROLINA OLIVEIRA D AVIL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7ª PROMOTORIA DE JUSTICA DISTRIT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90" calcext:value-type="float">
            <text:p>1690</text:p>
          </table:table-cell>
          <table:table-cell office:value-type="string" calcext:value-type="string">
            <text:p><text:span text:style-name="T6">ANA CELIA BARBOSA MATIA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78.32" calcext:value-type="float">
            <text:p>278,32</text:p>
          </table:table-cell>
          <table:table-cell office:value-type="float" office:value="2759.32" calcext:value-type="float">
            <text:p>2.759,3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290.01" calcext:value-type="float">
            <text:p>1.290,01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290.01" calcext:value-type="float">
            <text:p>1.290,01</text:p>
          </table:table-cell>
          <table:table-cell table:number-columns-repeated="20"/>
        </table:table-row>
        <table:table-row table:style-name="ro4">
          <table:table-cell office:value-type="float" office:value="1513" calcext:value-type="float">
            <text:p>1513</text:p>
          </table:table-cell>
          <table:table-cell office:value-type="string" calcext:value-type="string">
            <text:p><text:span text:style-name="T6">ANA CELIA GUIMARAES PRADO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DA VIOLENCIA DOMESTICA E FAMILIAR CONTRA MULHER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6">ANA CHRISTINA SOUZA BRANDI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546.22" calcext:value-type="float">
            <text:p>3.546,2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546.22" calcext:value-type="float">
            <text:p>3.546,22</text:p>
          </table:table-cell>
          <table:table-cell table:number-columns-repeated="20"/>
        </table:table-row>
        <table:table-row table:style-name="ro4">
          <table:table-cell office:value-type="float" office:value="346" calcext:value-type="float">
            <text:p>346</text:p>
          </table:table-cell>
          <table:table-cell office:value-type="string" calcext:value-type="string">
            <text:p><text:span text:style-name="T6">ANA CLAUDIA MACHADO COSTA MORA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6ª PROMOTORIA DE JUSTICA DISTRITAL - ARACAJU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4211" calcext:value-type="float">
            <text:p>4.211,00</text:p>
          </table:table-cell>
          <table:table-cell office:value-type="float" office:value="9264.37" calcext:value-type="float">
            <text:p>9.264,37</text:p>
          </table:table-cell>
          <table:table-cell table:number-columns-repeated="20"/>
        </table:table-row>
        <table:table-row table:style-name="ro4">
          <table:table-cell office:value-type="float" office:value="2178" calcext:value-type="float">
            <text:p>2178</text:p>
          </table:table-cell>
          <table:table-cell office:value-type="string" calcext:value-type="string">
            <text:p><text:span text:style-name="T6">ANA CONCEICAO LIMA ALMEID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6">ANA CRISTINA ARAGAO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ISTRITAL - ARACAJU 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336.89" calcext:value-type="float">
            <text:p>336,89</text:p>
          </table:table-cell>
          <table:table-cell office:value-type="float" office:value="9095.93" calcext:value-type="float">
            <text:p>9.095,93</text:p>
          </table:table-cell>
          <table:table-cell office:value-type="float" office:value="9432.82" calcext:value-type="float">
            <text:p>9.432,82</text:p>
          </table:table-cell>
          <table:table-cell table:number-columns-repeated="20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string" calcext:value-type="string">
            <text:p><text:span text:style-name="T6">ANA CRISTINA CARVALHO BARROS</text:span></text:p>
          </table:table-cell>
          <table:table-cell office:value-type="string" calcext:value-type="string">
            <text:p><text:span text:style-name="T6">ENFERMEIRA - requisitado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34.67" calcext:value-type="float">
            <text:p>334,67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334.67" calcext:value-type="float">
            <text:p>334,67</text:p>
          </table:table-cell>
          <table:table-cell table:number-columns-repeated="20"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string" calcext:value-type="string">
            <text:p><text:span text:style-name="T6">ANA GALGANE PA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7ª PROMOTORIA DE JUSTICA DISTRITAL - ARACAJU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4211" calcext:value-type="float">
            <text:p>4.211,00</text:p>
          </table:table-cell>
          <table:table-cell office:value-type="float" office:value="9264.37" calcext:value-type="float">
            <text:p>9.264,37</text:p>
          </table:table-cell>
          <table:table-cell table:number-columns-repeated="20"/>
        </table:table-row>
        <table:table-row table:style-name="ro4">
          <table:table-cell office:value-type="float" office:value="642" calcext:value-type="float">
            <text:p>642</text:p>
          </table:table-cell>
          <table:table-cell office:value-type="string" calcext:value-type="string">
            <text:p><text:span text:style-name="T6">ANA KARLA LIMA SANTOS</text:span></text:p>
          </table:table-cell>
          <table:table-cell office:value-type="string" calcext:value-type="string">
            <text:p><text:span text:style-name="T6">ASSESSOR DE APOIO OPERACIONAL 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38" calcext:value-type="float">
            <text:p>638</text:p>
          </table:table-cell>
          <table:table-cell office:value-type="string" calcext:value-type="string">
            <text:p><text:span text:style-name="T6">ANA LEILA COSTA GARCEZ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AUXILIAR DE ARACAJU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8590.44" calcext:value-type="float">
            <text:p>8.590,44</text:p>
          </table:table-cell>
          <table:table-cell office:value-type="float" office:value="13643.81" calcext:value-type="float">
            <text:p>13.643,81</text:p>
          </table:table-cell>
          <table:table-cell table:number-columns-repeated="20"/>
        </table:table-row>
        <table:table-row table:style-name="ro4">
          <table:table-cell office:value-type="float" office:value="2248" calcext:value-type="float">
            <text:p>2248</text:p>
          </table:table-cell>
          <table:table-cell office:value-type="string" calcext:value-type="string">
            <text:p><text:span text:style-name="T6">ANA LUIZA OLIVEIRA SOBRAL</text:span></text:p>
          </table:table-cell>
          <table:table-cell office:value-type="string" calcext:value-type="string">
            <text:p><text:span text:style-name="T6">PSICOLOGO-requisitad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0"/>
        </table:table-row>
        <table:table-row table:style-name="ro4">
          <table:table-cell office:value-type="float" office:value="1713" calcext:value-type="float">
            <text:p>1713</text:p>
          </table:table-cell>
          <table:table-cell office:value-type="string" calcext:value-type="string">
            <text:p><text:span text:style-name="T6">ANA MARIA MENEZES SANTOS DE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89.21" calcext:value-type="float">
            <text:p>3.089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30" calcext:value-type="float">
            <text:p>1730</text:p>
          </table:table-cell>
          <table:table-cell office:value-type="string" calcext:value-type="string">
            <text:p><text:span text:style-name="T6">ANA MARIA MENEZES TAPIO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21" calcext:value-type="float">
            <text:p>1321</text:p>
          </table:table-cell>
          <table:table-cell office:value-type="string" calcext:value-type="string">
            <text:p><text:span text:style-name="T6">ANA PATRICIA FONTES DA SILVA VILLACOR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ESPECIAL CRIMIN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office:value-type="float" office:value="26.67" calcext:value-type="float">
            <text:p>26,67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26.67" calcext:value-type="float">
            <text:p>26,67</text:p>
          </table:table-cell>
          <table:table-cell table:number-columns-repeated="20"/>
        </table:table-row>
        <table:table-row table:style-name="ro4">
          <table:table-cell office:value-type="float" office:value="1343" calcext:value-type="float">
            <text:p>1343</text:p>
          </table:table-cell>
          <table:table-cell office:value-type="string" calcext:value-type="string">
            <text:p><text:span text:style-name="T6">ANA PAULA DE JESUS PASSOS LU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 BARRA DOS COQUEIR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18.45" calcext:value-type="float">
            <text:p>2.718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<text:span text:style-name="T6">ANA PAULA MACHADO COSTA MENES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24.6" calcext:value-type="float">
            <text:p>224,6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24.6" calcext:value-type="float">
            <text:p>224,60</text:p>
          </table:table-cell>
          <table:table-cell table:number-columns-repeated="20"/>
        </table:table-row>
        <table:table-row table:style-name="ro4">
          <table:table-cell office:value-type="float" office:value="1705" calcext:value-type="float">
            <text:p>1705</text:p>
          </table:table-cell>
          <table:table-cell office:value-type="string" calcext:value-type="string">
            <text:p><text:span text:style-name="T6">ANA PAULA PEREIRA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37" calcext:value-type="float">
            <text:p>637</text:p>
          </table:table-cell>
          <table:table-cell office:value-type="string" calcext:value-type="string">
            <text:p><text:span text:style-name="T6">ANA PAULA SOUZA VIAN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1ª PROMOTORIA DE JUSTICA - BARRA DOS COQUEIR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480.65" calcext:value-type="float">
            <text:p>4.480,65</text:p>
          </table:table-cell>
          <table:table-cell office:value-type="float" office:value="4267.15" calcext:value-type="float">
            <text:p>4.267,15</text:p>
          </table:table-cell>
          <table:table-cell office:value-type="float" office:value="8747.8" calcext:value-type="float">
            <text:p>8.747,80</text:p>
          </table:table-cell>
          <table:table-cell table:number-columns-repeated="20"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<text:span text:style-name="T6">ANA SOARES DE SOUZA</text:span></text:p>
          </table:table-cell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39" calcext:value-type="float">
            <text:p>2239</text:p>
          </table:table-cell>
          <table:table-cell office:value-type="string" calcext:value-type="string">
            <text:p><text:span text:style-name="T6">ANDERSON BARRETO DE JESUS</text:span></text:p>
          </table:table-cell>
          <table:table-cell office:value-type="string" calcext:value-type="string">
            <text:p><text:span text:style-name="T6">1º 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43" calcext:value-type="float">
            <text:p>1443</text:p>
          </table:table-cell>
          <table:table-cell office:value-type="string" calcext:value-type="string">
            <text:p><text:span text:style-name="T6">ANDERSON ESTEVAM DE SOUZA LEI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0ª PROMOTORIA DE JUSTIÇA DOS DIREITOS DO CIDADÃ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<text:span text:style-name="T6">ANDERSON NASCIMENTO</text:span></text:p>
          </table:table-cell>
          <table:table-cell office:value-type="string" calcext:value-type="string">
            <text:p><text:span text:style-name="T6">ASSISTENTE DE ADMINISTRAÇÃO - requisitad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09" calcext:value-type="float">
            <text:p>2209</text:p>
          </table:table-cell>
          <table:table-cell office:value-type="string" calcext:value-type="string">
            <text:p><text:span text:style-name="T6">ANDERSON OLIVEIRA SANTO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string" calcext:value-type="string">
            <text:p><text:span text:style-name="T6">ANDERSON VIANA SOUZ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DE ESTANCI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453.94" calcext:value-type="float">
            <text:p>17.453,94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4154.96" calcext:value-type="float">
            <text:p>4.154,96</text:p>
          </table:table-cell>
          <table:table-cell office:value-type="float" office:value="9208.33" calcext:value-type="float">
            <text:p>9.208,33</text:p>
          </table:table-cell>
          <table:table-cell table:number-columns-repeated="20"/>
        </table:table-row>
        <table:table-row table:style-name="ro4">
          <table:table-cell office:value-type="float" office:value="568" calcext:value-type="float">
            <text:p>568</text:p>
          </table:table-cell>
          <table:table-cell office:value-type="string" calcext:value-type="string">
            <text:p><text:span text:style-name="T6">ANDRE ARAGAO DA FONSECA</text:span></text:p>
          </table:table-cell>
          <table:table-cell office:value-type="string" calcext:value-type="string">
            <text:p><text:span text:style-name="T6">Assessor Adjunto da Dir. Plan. Or. e P. Contábil</text:span></text:p>
          </table:table-cell>
          <table:table-cell office:value-type="string" calcext:value-type="string">
            <text:p><text:span text:style-name="T6">DIRETORIA DE PLANEJAMENTO  ORCAMENTO E PERICIA CONTABIL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string" calcext:value-type="string">
            <text:p><text:span text:style-name="T6">ANDRE DOS SANTOS SOUZA</text:span></text:p>
          </table:table-cell>
          <table:table-cell office:value-type="string" calcext:value-type="string">
            <text:p><text:span text:style-name="T6">ASSESSOR DE APOIO OPERACIONAL </text:span></text:p>
          </table:table-cell>
          <table:table-cell office:value-type="string" calcext:value-type="string">
            <text:p><text:span text:style-name="T6">DIVISAO DE GESTAO DE PESSOAS - INSTITUCION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81" calcext:value-type="float">
            <text:p>2181</text:p>
          </table:table-cell>
          <table:table-cell office:value-type="string" calcext:value-type="string">
            <text:p><text:span text:style-name="T6">ANDRE LIMA FEITOZ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28" calcext:value-type="float">
            <text:p>2028</text:p>
          </table:table-cell>
          <table:table-cell office:value-type="string" calcext:value-type="string">
            <text:p><text:span text:style-name="T6">ANDRE LUCAS ALMADA MARINHO PONT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38" calcext:value-type="float">
            <text:p>2238</text:p>
          </table:table-cell>
          <table:table-cell office:value-type="string" calcext:value-type="string">
            <text:p><text:span text:style-name="T6">ANDRE LUIZ BARBOSA SANTO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19" calcext:value-type="float">
            <text:p>419</text:p>
          </table:table-cell>
          <table:table-cell office:value-type="string" calcext:value-type="string">
            <text:p><text:span text:style-name="T6">ANDRE LUIZ MENEZES GUIMARAES</text:span></text:p>
          </table:table-cell>
          <table:table-cell office:value-type="string" calcext:value-type="string">
            <text:p><text:span text:style-name="T6">Chefe do Núcleo de Empenho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47" calcext:value-type="float">
            <text:p>1847</text:p>
          </table:table-cell>
          <table:table-cell office:value-type="string" calcext:value-type="string">
            <text:p><text:span text:style-name="T6">ANDRE ROLLEMBERG MENDONÇA</text:span></text:p>
          </table:table-cell>
          <table:table-cell office:value-type="string" calcext:value-type="string">
            <text:p><text:span text:style-name="T6">COORDENADOR DA CENTRAL DE DILIGÊNCIAS</text:span></text:p>
          </table:table-cell>
          <table:table-cell office:value-type="string" calcext:value-type="string">
            <text:p><text:span text:style-name="T6">CENTRAL DE NOTIFICACOES E INTIMACOE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03" calcext:value-type="float">
            <text:p>1203</text:p>
          </table:table-cell>
          <table:table-cell office:value-type="string" calcext:value-type="string">
            <text:p><text:span text:style-name="T6">ANDREA DOS ANJOS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53" calcext:value-type="float">
            <text:p>1953</text:p>
          </table:table-cell>
          <table:table-cell office:value-type="string" calcext:value-type="string">
            <text:p><text:span text:style-name="T6">ANDREA LEITE TORR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096" calcext:value-type="float">
            <text:p>1096</text:p>
          </table:table-cell>
          <table:table-cell office:value-type="string" calcext:value-type="string">
            <text:p><text:span text:style-name="T6">ANDREA MARIA PRATA MARTIN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37" calcext:value-type="float">
            <text:p>1337</text:p>
          </table:table-cell>
          <table:table-cell office:value-type="string" calcext:value-type="string">
            <text:p><text:span text:style-name="T6">ANDRESSA PEDRAL DE SANTANA RODRIGU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85" calcext:value-type="float">
            <text:p>1385</text:p>
          </table:table-cell>
          <table:table-cell office:value-type="string" calcext:value-type="string">
            <text:p><text:span text:style-name="T6">ANGELO MARCIO ARAGAO MACE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SAO CRISTOVA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18.45" calcext:value-type="float">
            <text:p>2.718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63" calcext:value-type="float">
            <text:p>2263</text:p>
          </table:table-cell>
          <table:table-cell office:value-type="string" calcext:value-type="string">
            <text:p><text:span text:style-name="T6">ANNA CARLA ANDRADE DA SILVA</text:span></text:p>
          </table:table-cell>
          <table:table-cell office:value-type="string" calcext:value-type="string">
            <text:p><text:span text:style-name="T6">ASSESSOR DE GESTAO OPERACIONAL II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93" calcext:value-type="float">
            <text:p>1893</text:p>
          </table:table-cell>
          <table:table-cell office:value-type="string" calcext:value-type="string">
            <text:p><text:span text:style-name="T6">ANNA CAROLINA SANTOS NUN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DA CURADORIA DA INFÂNCIA E DA ADOLESCÊNCIA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84" calcext:value-type="float">
            <text:p>1984</text:p>
          </table:table-cell>
          <table:table-cell office:value-type="string" calcext:value-type="string">
            <text:p><text:span text:style-name="T6">ANNA KARINA ROLIM CARTAX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ARAUA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44.37" calcext:value-type="float">
            <text:p>3.144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65" calcext:value-type="float">
            <text:p>1965</text:p>
          </table:table-cell>
          <table:table-cell office:value-type="string" calcext:value-type="string">
            <text:p><text:span text:style-name="T6">ANNE CAROLYNE OLIVEIRA SANTOS</text:span></text:p>
          </table:table-cell>
          <table:table-cell office:value-type="string" calcext:value-type="string">
            <text:p><text:span text:style-name="T6">ASSESSOR INSTITUCIONAL OPERACIONAL</text:span></text:p>
          </table:table-cell>
          <table:table-cell office:value-type="string" calcext:value-type="string">
            <text:p><text:span text:style-name="T6">PROMOTORIA DE JUSTICA ESPECIAL CIVEL E CRIMINAL - ITABAIAN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78" calcext:value-type="float">
            <text:p>2278</text:p>
          </table:table-cell>
          <table:table-cell office:value-type="string" calcext:value-type="string">
            <text:p><text:span text:style-name="T6">ANTONIO ALMEIDA SANTANA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<text:span text:style-name="T6">ANTONIO AUTRAN SANTOS ALVES</text:span></text:p>
          </table:table-cell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43" calcext:value-type="float">
            <text:p>1943</text:p>
          </table:table-cell>
          <table:table-cell office:value-type="string" calcext:value-type="string">
            <text:p><text:span text:style-name="T6">ANTONIO CARLOS ANDRADE DE CARV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<text:span text:style-name="T6">ANTONIO CARLOS NASCIMENTO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TOBIAS BARRETO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6245.93" calcext:value-type="float">
            <text:p>6.245,93</text:p>
          </table:table-cell>
          <table:table-cell office:value-type="float" office:value="11299.3" calcext:value-type="float">
            <text:p>11.299,30</text:p>
          </table:table-cell>
          <table:table-cell table:number-columns-repeated="20"/>
        </table:table-row>
        <table:table-row table:style-name="ro4">
          <table:table-cell office:value-type="float" office:value="2035" calcext:value-type="float">
            <text:p>2035</text:p>
          </table:table-cell>
          <table:table-cell office:value-type="string" calcext:value-type="string">
            <text:p><text:span text:style-name="T6">ANTONIO CARLOS SILV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67" calcext:value-type="float">
            <text:p>2167</text:p>
          </table:table-cell>
          <table:table-cell office:value-type="string" calcext:value-type="string">
            <text:p><text:span text:style-name="T6">ANTONIO CESAR LEITE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string" calcext:value-type="string">
            <text:p><text:span text:style-name="T6">ANTONIO DIEGO CARDOSO VIANA</text:span></text:p>
          </table:table-cell>
          <table:table-cell office:value-type="string" calcext:value-type="string">
            <text:p><text:span text:style-name="T6">Coordenador da Div. de C. e G.  de Estagiários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63" calcext:value-type="float">
            <text:p>1863</text:p>
          </table:table-cell>
          <table:table-cell office:value-type="string" calcext:value-type="string">
            <text:p><text:span text:style-name="T6">ANTONIO FERNANDES DA SILVA JUNIOR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GARARU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213.36" calcext:value-type="float">
            <text:p>213,3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4633.18" calcext:value-type="float">
            <text:p>4.633,18</text:p>
          </table:table-cell>
          <table:table-cell office:value-type="float" office:value="9647.24" calcext:value-type="float">
            <text:p>9.647,24</text:p>
          </table:table-cell>
          <table:table-cell table:number-columns-repeated="20"/>
        </table:table-row>
        <table:table-row table:style-name="ro4">
          <table:table-cell office:value-type="float" office:value="2274" calcext:value-type="float">
            <text:p>2274</text:p>
          </table:table-cell>
          <table:table-cell office:value-type="string" calcext:value-type="string">
            <text:p><text:span text:style-name="T6">ANTONIO FERNANDES LIMA BRAZ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<text:span text:style-name="T6">ANTONIO RESENDE NETO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SETOR DE ALMOXARIFADO/DM//DA/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42.87" calcext:value-type="float">
            <text:p>542,87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542.87" calcext:value-type="float">
            <text:p>542,87</text:p>
          </table:table-cell>
          <table:table-cell table:number-columns-repeated="20"/>
        </table:table-row>
        <table:table-row table:style-name="ro4">
          <table:table-cell office:value-type="float" office:value="1983" calcext:value-type="float">
            <text:p>1983</text:p>
          </table:table-cell>
          <table:table-cell office:value-type="string" calcext:value-type="string">
            <text:p><text:span text:style-name="T6">ANTONIO RICARDO MENDONÇA DE ALMEID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31" calcext:value-type="float">
            <text:p>1531</text:p>
          </table:table-cell>
          <table:table-cell office:value-type="string" calcext:value-type="string">
            <text:p><text:span text:style-name="T6">ANTONIO SERGIO CARVALHO SOUZA FILH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16" calcext:value-type="float">
            <text:p>1716</text:p>
          </table:table-cell>
          <table:table-cell office:value-type="string" calcext:value-type="string">
            <text:p><text:span text:style-name="T6">ANTONIO TELES LEITE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NOSSA SENHORA DAS DORE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<text:span text:style-name="T6">ANTONIO VIANA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66" calcext:value-type="float">
            <text:p>1966</text:p>
          </table:table-cell>
          <table:table-cell office:value-type="string" calcext:value-type="string">
            <text:p><text:span text:style-name="T6">ARACELE GUIMARÃES DOS SANTOS</text:span></text:p>
          </table:table-cell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CENTRO DE APOIO OPERACIONAL DA INFANCIA E DA ADOLESCENCI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84" calcext:value-type="float">
            <text:p>2084</text:p>
          </table:table-cell>
          <table:table-cell office:value-type="string" calcext:value-type="string">
            <text:p><text:span text:style-name="T6">ARANDA GOMES DE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LARANJEIRA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28" calcext:value-type="float">
            <text:p>2.897,2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04" calcext:value-type="float">
            <text:p>1904</text:p>
          </table:table-cell>
          <table:table-cell office:value-type="string" calcext:value-type="string">
            <text:p><text:span text:style-name="T6">ARIELE ROCHA FELICIO CAVALCANTI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0ª PROMOTORIA DE JUSTIÇA DOS DIREITOS DO CIDADÃ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176" calcext:value-type="float">
            <text:p>1176</text:p>
          </table:table-cell>
          <table:table-cell office:value-type="string" calcext:value-type="string">
            <text:p><text:span text:style-name="T6">ARILMA VIANA DA FONSECA</text:span></text:p>
          </table:table-cell>
          <table:table-cell office:value-type="string" calcext:value-type="string">
            <text:p><text:span text:style-name="T6">ANALISTA DO MP - SERVIÇO SOCI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969.39" calcext:value-type="float">
            <text:p>2.969,39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969.39" calcext:value-type="float">
            <text:p>2.969,39</text:p>
          </table:table-cell>
          <table:table-cell table:number-columns-repeated="20"/>
        </table:table-row>
        <table:table-row table:style-name="ro4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pan text:style-name="T6">ARNALDO BARRETTO NE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TRIAGEM TECNICA - COORDENADORIA-GERAL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<text:span text:style-name="T6">ARNALDO FIGUEIREDO SOBRAL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9095.93" calcext:value-type="float">
            <text:p>9.095,93</text:p>
          </table:table-cell>
          <table:table-cell office:value-type="float" office:value="14149.3" calcext:value-type="float">
            <text:p>14.149,30</text:p>
          </table:table-cell>
          <table:table-cell table:number-columns-repeated="20"/>
        </table:table-row>
        <table:table-row table:style-name="ro4">
          <table:table-cell office:value-type="float" office:value="2189" calcext:value-type="float">
            <text:p>2189</text:p>
          </table:table-cell>
          <table:table-cell office:value-type="string" calcext:value-type="string">
            <text:p><text:span text:style-name="T6">ARNALDO JOSE DE SANTAN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93" calcext:value-type="float">
            <text:p>1693</text:p>
          </table:table-cell>
          <table:table-cell office:value-type="string" calcext:value-type="string">
            <text:p><text:span text:style-name="T6">AROLDINA ARAGAO SOUZA DUARTE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<text:span text:style-name="T6">AROLDO LUIZ NOGUEIRA SOARES JUNIOR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27" calcext:value-type="float">
            <text:p>2027</text:p>
          </table:table-cell>
          <table:table-cell office:value-type="string" calcext:value-type="string">
            <text:p><text:span text:style-name="T6">AROLDO VIEIRA FREITAS</text:span></text:p>
          </table:table-cell>
          <table:table-cell office:value-type="string" calcext:value-type="string">
            <text:p><text:span text:style-name="T6">CAB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65" calcext:value-type="float">
            <text:p>2065</text:p>
          </table:table-cell>
          <table:table-cell office:value-type="string" calcext:value-type="string">
            <text:p><text:span text:style-name="T6">ARTUR LEANDRO DA COSTA OLIVEIR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53" calcext:value-type="float">
            <text:p>1653</text:p>
          </table:table-cell>
          <table:table-cell office:value-type="string" calcext:value-type="string">
            <text:p><text:span text:style-name="T6">ARTUR OSCAR NABUCO DAVIL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99" calcext:value-type="float">
            <text:p>1999</text:p>
          </table:table-cell>
          <table:table-cell office:value-type="string" calcext:value-type="string">
            <text:p><text:span text:style-name="T6">ARTUR PEREIRA DOS REIS BARBOS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GERAL / 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08" calcext:value-type="float">
            <text:p>1408</text:p>
          </table:table-cell>
          <table:table-cell office:value-type="string" calcext:value-type="string">
            <text:p><text:span text:style-name="T6">ATHOS BRITO DO AM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78" calcext:value-type="float">
            <text:p>578</text:p>
          </table:table-cell>
          <table:table-cell office:value-type="string" calcext:value-type="string">
            <text:p><text:span text:style-name="T6">AUGUSTO CESAR LEITE DE RESENDE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SAO CRISTOVA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2533.34" calcext:value-type="float">
            <text:p>2.533,34</text:p>
          </table:table-cell>
          <table:table-cell office:value-type="float" office:value="10955.62" calcext:value-type="float">
            <text:p>10.955,62</text:p>
          </table:table-cell>
          <table:table-cell table:number-columns-repeated="20"/>
        </table:table-row>
        <table:table-row table:style-name="ro4">
          <table:table-cell office:value-type="float" office:value="2215" calcext:value-type="float">
            <text:p>2215</text:p>
          </table:table-cell>
          <table:table-cell office:value-type="string" calcext:value-type="string">
            <text:p><text:span text:style-name="T6">AUGUSTO CESAR LOBAO MOR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17" calcext:value-type="float">
            <text:p>1317</text:p>
          </table:table-cell>
          <table:table-cell office:value-type="string" calcext:value-type="string">
            <text:p><text:span text:style-name="T6">AYMIR RALIN PIRES DE ATHAY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98" calcext:value-type="float">
            <text:p>1998</text:p>
          </table:table-cell>
          <table:table-cell office:value-type="string" calcext:value-type="string">
            <text:p><text:span text:style-name="T6">BARBARA FERREIRA DOS REI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69" calcext:value-type="float">
            <text:p>2269</text:p>
          </table:table-cell>
          <table:table-cell office:value-type="string" calcext:value-type="string">
            <text:p><text:span text:style-name="T6">BARBARA LIMA DE ARAUJ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- POCO VERDE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28" calcext:value-type="float">
            <text:p>428</text:p>
          </table:table-cell>
          <table:table-cell office:value-type="string" calcext:value-type="string">
            <text:p><text:span text:style-name="T6">BELARMINO ALVES DOS ANJOS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LAGARTO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1862.75" calcext:value-type="float">
            <text:p>1.862,75</text:p>
          </table:table-cell>
          <table:table-cell office:value-type="float" office:value="10285.03" calcext:value-type="float">
            <text:p>10.285,03</text:p>
          </table:table-cell>
          <table:table-cell table:number-columns-repeated="20"/>
        </table:table-row>
        <table:table-row table:style-name="ro4">
          <table:table-cell office:value-type="float" office:value="2184" calcext:value-type="float">
            <text:p>2184</text:p>
          </table:table-cell>
          <table:table-cell office:value-type="string" calcext:value-type="string">
            <text:p><text:span text:style-name="T6">BERENICE ANDRADE DE MEL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54" calcext:value-type="float">
            <text:p>2154</text:p>
          </table:table-cell>
          <table:table-cell office:value-type="string" calcext:value-type="string">
            <text:p><text:span text:style-name="T6">BILLY CARDOSO SOARES</text:span></text:p>
          </table:table-cell>
          <table:table-cell office:value-type="string" calcext:value-type="string">
            <text:p><text:span text:style-name="T6">ASSISTENTE TECNICO-ADMINISTRATIVO requisitado</text:span></text:p>
          </table:table-cell>
          <table:table-cell office:value-type="string" calcext:value-type="string">
            <text:p><text:span text:style-name="T6">2ª PROMOTORIA DE JUSTICA CRIMINAL - SAO CRISTOVAO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03" calcext:value-type="float">
            <text:p>1803</text:p>
          </table:table-cell>
          <table:table-cell office:value-type="string" calcext:value-type="string">
            <text:p><text:span text:style-name="T6">BRENO AMORIM DE BRI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70" calcext:value-type="float">
            <text:p>1970</text:p>
          </table:table-cell>
          <table:table-cell office:value-type="string" calcext:value-type="string">
            <text:p><text:span text:style-name="T6">BRUNA BARRETO NUNES MENEZ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ESPECIAL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<text:span text:style-name="T6">BRUNA KAROLINE ALVES RIBEIR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81" calcext:value-type="float">
            <text:p>1881</text:p>
          </table:table-cell>
          <table:table-cell office:value-type="string" calcext:value-type="string">
            <text:p><text:span text:style-name="T6">BRUNA TAYNARA DA SILVA NASCIMEN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LAGAR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44" calcext:value-type="float">
            <text:p>1944</text:p>
          </table:table-cell>
          <table:table-cell office:value-type="string" calcext:value-type="string">
            <text:p><text:span text:style-name="T6">BRUNO CARVALHO DE ALENCA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office:value-type="float" office:value="200" calcext:value-type="float">
            <text:p>2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0"/>
        </table:table-row>
        <table:table-row table:style-name="ro4">
          <table:table-cell office:value-type="float" office:value="1336" calcext:value-type="float">
            <text:p>1336</text:p>
          </table:table-cell>
          <table:table-cell office:value-type="string" calcext:value-type="string">
            <text:p><text:span text:style-name="T6">BRUNO GARCIA CRUZ DE HOLANDA CAVALCANT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GESTAO DE PESSOAS - SERVIDORE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85" calcext:value-type="float">
            <text:p>2185</text:p>
          </table:table-cell>
          <table:table-cell office:value-type="string" calcext:value-type="string">
            <text:p><text:span text:style-name="T6">BRUNO GOMES FERREIR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18" calcext:value-type="float">
            <text:p>1618</text:p>
          </table:table-cell>
          <table:table-cell office:value-type="string" calcext:value-type="string">
            <text:p><text:span text:style-name="T6">BRUNO LEMOS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94.28" calcext:value-type="float">
            <text:p>2.594,28</text:p>
          </table:table-cell>
          <table:table-cell office:value-type="float" office:value="266.67" calcext:value-type="float">
            <text:p>266,67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266.67" calcext:value-type="float">
            <text:p>266,67</text:p>
          </table:table-cell>
          <table:table-cell table:number-columns-repeated="20"/>
        </table:table-row>
        <table:table-row table:style-name="ro4">
          <table:table-cell office:value-type="float" office:value="1468" calcext:value-type="float">
            <text:p>1468</text:p>
          </table:table-cell>
          <table:table-cell office:value-type="string" calcext:value-type="string">
            <text:p><text:span text:style-name="T6">BRUNO MELO MOU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MALHADOR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1600.23" calcext:value-type="float">
            <text:p>1.600,23</text:p>
          </table:table-cell>
          <table:table-cell office:value-type="float" office:value="8641.18" calcext:value-type="float">
            <text:p>8.641,18</text:p>
          </table:table-cell>
          <table:table-cell office:value-type="float" office:value="10241.41" calcext:value-type="float">
            <text:p>10.241,41</text:p>
          </table:table-cell>
          <table:table-cell table:number-columns-repeated="20"/>
        </table:table-row>
        <table:table-row table:style-name="ro4">
          <table:table-cell office:value-type="float" office:value="1330" calcext:value-type="float">
            <text:p>1330</text:p>
          </table:table-cell>
          <table:table-cell office:value-type="string" calcext:value-type="string">
            <text:p><text:span text:style-name="T6">BRUNO OLIVEIRA FALC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79" calcext:value-type="float">
            <text:p>2279</text:p>
          </table:table-cell>
          <table:table-cell office:value-type="string" calcext:value-type="string">
            <text:p><text:span text:style-name="T6">BRUNO RAMOS DE CERQUEIR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48" calcext:value-type="float">
            <text:p>1748</text:p>
          </table:table-cell>
          <table:table-cell office:value-type="string" calcext:value-type="string">
            <text:p><text:span text:style-name="T6">BRUNO RAMOS ELOY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49" calcext:value-type="float">
            <text:p>1249</text:p>
          </table:table-cell>
          <table:table-cell office:value-type="string" calcext:value-type="string">
            <text:p><text:span text:style-name="T6">CAIO NABUCO D AVILA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O MEIO AMBIENTE, URBANISMO, PATRIMONIO SOCIAL E CULTU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92" calcext:value-type="float">
            <text:p>2292</text:p>
          </table:table-cell>
          <table:table-cell office:value-type="string" calcext:value-type="string">
            <text:p><text:span text:style-name="T6">CAIQUE RABELO ALONSO GONZALEZ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325" calcext:value-type="float">
            <text:p>325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1764.4" calcext:value-type="float">
            <text:p>1.764,4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4267.4" calcext:value-type="float">
            <text:p>4.267,4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33" calcext:value-type="float">
            <text:p>1633</text:p>
          </table:table-cell>
          <table:table-cell office:value-type="string" calcext:value-type="string">
            <text:p><text:span text:style-name="T6">CAMILA MEDEIROS DE SOUZA MELO VILA NO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77" calcext:value-type="float">
            <text:p>1277</text:p>
          </table:table-cell>
          <table:table-cell office:value-type="string" calcext:value-type="string">
            <text:p><text:span text:style-name="T6">CAMILA NUNES DE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94" calcext:value-type="float">
            <text:p>2294</text:p>
          </table:table-cell>
          <table:table-cell office:value-type="string" calcext:value-type="string">
            <text:p><text:span text:style-name="T6">CAMILLA CANUTO ALVES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715" calcext:value-type="float">
            <text:p>71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1082.7" calcext:value-type="float">
            <text:p>1.082,7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000.7" calcext:value-type="float">
            <text:p>3.000,7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94" calcext:value-type="float">
            <text:p>2094</text:p>
          </table:table-cell>
          <table:table-cell office:value-type="string" calcext:value-type="string">
            <text:p><text:span text:style-name="T6">CARINA ALVES DE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MALHADOR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94.28" calcext:value-type="float">
            <text:p>2.594,2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84" calcext:value-type="float">
            <text:p>584</text:p>
          </table:table-cell>
          <table:table-cell office:value-type="string" calcext:value-type="string">
            <text:p><text:span text:style-name="T6">CARLA ROCHA BARRETO HORA DE LIM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NOSSA SENHORA DO SOCORR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0"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<text:span text:style-name="T6">CARLOS AUGUSTO ALCANTARA MACHAD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964.71" calcext:value-type="float">
            <text:p>4.964,71</text:p>
          </table:table-cell>
          <table:table-cell office:value-type="float" office:value="3802.75" calcext:value-type="float">
            <text:p>3.802,75</text:p>
          </table:table-cell>
          <table:table-cell office:value-type="float" office:value="8767.46" calcext:value-type="float">
            <text:p>8.767,46</text:p>
          </table:table-cell>
          <table:table-cell table:number-columns-repeated="20"/>
        </table:table-row>
        <table:table-row table:style-name="ro4">
          <table:table-cell office:value-type="float" office:value="2149" calcext:value-type="float">
            <text:p>2149</text:p>
          </table:table-cell>
          <table:table-cell office:value-type="string" calcext:value-type="string">
            <text:p><text:span text:style-name="T6">CARLOS AUGUSTO DOS SANTOS RAM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46" calcext:value-type="float">
            <text:p>1446</text:p>
          </table:table-cell>
          <table:table-cell office:value-type="string" calcext:value-type="string">
            <text:p><text:span text:style-name="T6">CARLOS CEZAR SOUZA SOAR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55" calcext:value-type="float">
            <text:p>2055</text:p>
          </table:table-cell>
          <table:table-cell office:value-type="string" calcext:value-type="string">
            <text:p><text:span text:style-name="T6">CARLOS FERNANDO AQUINO MOTA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28" calcext:value-type="float">
            <text:p>1428</text:p>
          </table:table-cell>
          <table:table-cell office:value-type="string" calcext:value-type="string">
            <text:p><text:span text:style-name="T6">CARLOS HENRIQUE DE MELO CONCEIÇÃO</text:span></text:p>
          </table:table-cell>
          <table:table-cell office:value-type="string" calcext:value-type="string">
            <text:p><text:span text:style-name="T6">COORDENADOR DE ACOMP. DE ATIV. JUDICIAIS</text:span></text:p>
          </table:table-cell>
          <table:table-cell office:value-type="string" calcext:value-type="string">
            <text:p><text:span text:style-name="T6">CORREGEDORIA GER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89" calcext:value-type="float">
            <text:p>589</text:p>
          </table:table-cell>
          <table:table-cell office:value-type="string" calcext:value-type="string">
            <text:p><text:span text:style-name="T6">CARLOS HENRIQUE SIQUEIRA RIBEIR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SIMAO DIA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4023.54" calcext:value-type="float">
            <text:p>4.023,54</text:p>
          </table:table-cell>
          <table:table-cell office:value-type="float" office:value="9076.91" calcext:value-type="float">
            <text:p>9.076,91</text:p>
          </table:table-cell>
          <table:table-cell table:number-columns-repeated="20"/>
        </table:table-row>
        <table:table-row table:style-name="ro4">
          <table:table-cell office:value-type="float" office:value="1957" calcext:value-type="float">
            <text:p>1957</text:p>
          </table:table-cell>
          <table:table-cell office:value-type="string" calcext:value-type="string">
            <text:p><text:span text:style-name="T6">CARLOS ISSAC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19" calcext:value-type="float">
            <text:p>2219</text:p>
          </table:table-cell>
          <table:table-cell office:value-type="string" calcext:value-type="string">
            <text:p><text:span text:style-name="T6">CARLOS KLEBER DO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20" calcext:value-type="float">
            <text:p>2220</text:p>
          </table:table-cell>
          <table:table-cell office:value-type="string" calcext:value-type="string">
            <text:p><text:span text:style-name="T6">CARLOS RONALD DE JESUS SANTO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<text:span text:style-name="T6">CARMEN LUCIA BUARQUE DE GUSMA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ISTRITAL - ARACAJU  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7440.71" calcext:value-type="float">
            <text:p>7.440,71</text:p>
          </table:table-cell>
          <table:table-cell office:value-type="float" office:value="12494.08" calcext:value-type="float">
            <text:p>12.494,08</text:p>
          </table:table-cell>
          <table:table-cell table:number-columns-repeated="20"/>
        </table:table-row>
        <table:table-row table:style-name="ro4">
          <table:table-cell office:value-type="float" office:value="1755" calcext:value-type="float">
            <text:p>1755</text:p>
          </table:table-cell>
          <table:table-cell office:value-type="string" calcext:value-type="string">
            <text:p><text:span text:style-name="T6">CAROLINE BUENOS AIRES MONTEIR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98" calcext:value-type="float">
            <text:p>1698</text:p>
          </table:table-cell>
          <table:table-cell office:value-type="string" calcext:value-type="string">
            <text:p><text:span text:style-name="T6">CAROLINE LEAO NOGUEIRA MEL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8107.68" calcext:value-type="float">
            <text:p>8.107,68</text:p>
          </table:table-cell>
          <table:table-cell office:value-type="float" office:value="12908.38" calcext:value-type="float">
            <text:p>12.908,38</text:p>
          </table:table-cell>
          <table:table-cell table:number-columns-repeated="20"/>
        </table:table-row>
        <table:table-row table:style-name="ro4">
          <table:table-cell office:value-type="float" office:value="1421" calcext:value-type="float">
            <text:p>1421</text:p>
          </table:table-cell>
          <table:table-cell office:value-type="string" calcext:value-type="string">
            <text:p><text:span text:style-name="T6">CAROLINE OLIVEIRA RIBEIR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PROCURADOR GERAL DE JUSTICA/PGJ/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41" calcext:value-type="float">
            <text:p>1541</text:p>
          </table:table-cell>
          <table:table-cell office:value-type="string" calcext:value-type="string">
            <text:p><text:span text:style-name="T6">CATIANE DOS SANTOS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49" calcext:value-type="float">
            <text:p>1549</text:p>
          </table:table-cell>
          <table:table-cell office:value-type="string" calcext:value-type="string">
            <text:p><text:span text:style-name="T6">CAYO RUBENS CASTILHANO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28" calcext:value-type="float">
            <text:p>628</text:p>
          </table:table-cell>
          <table:table-cell office:value-type="string" calcext:value-type="string">
            <text:p><text:span text:style-name="T6">CECILIA NOGUEIRA GUIMARAES BARR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ESTANCIA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4023.54" calcext:value-type="float">
            <text:p>4.023,54</text:p>
          </table:table-cell>
          <table:table-cell office:value-type="float" office:value="12445.82" calcext:value-type="float">
            <text:p>12.445,82</text:p>
          </table:table-cell>
          <table:table-cell table:number-columns-repeated="20"/>
        </table:table-row>
        <table:table-row table:style-name="ro4">
          <table:table-cell office:value-type="float" office:value="2241" calcext:value-type="float">
            <text:p>2241</text:p>
          </table:table-cell>
          <table:table-cell office:value-type="string" calcext:value-type="string">
            <text:p><text:span text:style-name="T6">CELENE SOCORRO DE MORAES OLIVEI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77" calcext:value-type="float">
            <text:p>477</text:p>
          </table:table-cell>
          <table:table-cell office:value-type="string" calcext:value-type="string">
            <text:p><text:span text:style-name="T6">CELIA REGINA SANTOS ANDRADE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6">CELSO LUIS DORIA LE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office:value-type="float" office:value="5008.45" calcext:value-type="float">
            <text:p>5.008,45</text:p>
          </table:table-cell>
          <table:table-cell office:value-type="float" office:value="10327.78" calcext:value-type="float">
            <text:p>10.327,78</text:p>
          </table:table-cell>
          <table:table-cell table:number-columns-repeated="20"/>
        </table:table-row>
        <table:table-row table:style-name="ro4">
          <table:table-cell office:value-type="float" office:value="1237" calcext:value-type="float">
            <text:p>1237</text:p>
          </table:table-cell>
          <table:table-cell office:value-type="string" calcext:value-type="string">
            <text:p><text:span text:style-name="T6">CIBELLE MACHADO DE SOUZA ENOMO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DE ACIDENTES E DE DELITOS DE TRÂNSITO DE ARACAJ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68" calcext:value-type="float">
            <text:p>2268</text:p>
          </table:table-cell>
          <table:table-cell office:value-type="string" calcext:value-type="string">
            <text:p><text:span text:style-name="T6">CICERO SANTOS DA SILVA</text:span></text:p>
          </table:table-cell>
          <table:table-cell office:value-type="string" calcext:value-type="string">
            <text:p><text:span text:style-name="T6">1º SARGENTO - requisitado 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49" calcext:value-type="float">
            <text:p>1949</text:p>
          </table:table-cell>
          <table:table-cell office:value-type="string" calcext:value-type="string">
            <text:p><text:span text:style-name="T6">CINTHIA CARDOZO ROZA DE ANDRAD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78" calcext:value-type="float">
            <text:p>1978</text:p>
          </table:table-cell>
          <table:table-cell office:value-type="string" calcext:value-type="string">
            <text:p><text:span text:style-name="T6">CINTHIA MAGNO SANTOS LEÃ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80" calcext:value-type="float">
            <text:p>580</text:p>
          </table:table-cell>
          <table:table-cell office:value-type="string" calcext:value-type="string">
            <text:p><text:span text:style-name="T6">CLAUDIA DANIELA DE FREITAS SILVEIRA FRANC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ÇA DA VIOLENCIA DOMESTICA E FAMILIAR CONTRA MULHER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123" calcext:value-type="float">
            <text:p>1.123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7186.95" calcext:value-type="float">
            <text:p>7.186,95</text:p>
          </table:table-cell>
          <table:table-cell office:value-type="float" office:value="13363.32" calcext:value-type="float">
            <text:p>13.363,32</text:p>
          </table:table-cell>
          <table:table-cell table:number-columns-repeated="20"/>
        </table:table-row>
        <table:table-row table:style-name="ro4">
          <table:table-cell office:value-type="float" office:value="2196" calcext:value-type="float">
            <text:p>2196</text:p>
          </table:table-cell>
          <table:table-cell office:value-type="string" calcext:value-type="string">
            <text:p><text:span text:style-name="T6">CLAUDIA DE OLIVEIRA MENDONCA BARROS</text:span></text:p>
          </table:table-cell>
          <table:table-cell office:value-type="string" calcext:value-type="string">
            <text:p><text:span text:style-name="T6">CAPITÃ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94" calcext:value-type="float">
            <text:p>594</text:p>
          </table:table-cell>
          <table:table-cell office:value-type="string" calcext:value-type="string">
            <text:p><text:span text:style-name="T6">CLAUDIA DO AMARAL CALMON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DA VIOLENCIA DOMESTICA E FAMILIAR CONTRA MULHER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453.94" calcext:value-type="float">
            <text:p>17.453,94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7243.09" calcext:value-type="float">
            <text:p>7.243,09</text:p>
          </table:table-cell>
          <table:table-cell office:value-type="float" office:value="12296.46" calcext:value-type="float">
            <text:p>12.296,46</text:p>
          </table:table-cell>
          <table:table-cell table:number-columns-repeated="20"/>
        </table:table-row>
        <table:table-row table:style-name="ro4">
          <table:table-cell office:value-type="float" office:value="1721" calcext:value-type="float">
            <text:p>1721</text:p>
          </table:table-cell>
          <table:table-cell office:value-type="string" calcext:value-type="string">
            <text:p><text:span text:style-name="T6">CLAUDIA ERNESTA DOS SANTOS</text:span></text:p>
          </table:table-cell>
          <table:table-cell office:value-type="string" calcext:value-type="string">
            <text:p><text:span text:style-name="T6">EXEC. DE SERV. BÁSICOS - requisitado</text:span></text:p>
          </table:table-cell>
          <table:table-cell office:value-type="string" calcext:value-type="string">
            <text:p><text:span text:style-name="T6">1ª PROMOTORIA DE JUSTICA DISTRITAL - ARACAJU 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95" calcext:value-type="float">
            <text:p>1595</text:p>
          </table:table-cell>
          <table:table-cell office:value-type="string" calcext:value-type="string">
            <text:p><text:span text:style-name="T6">CLAUDIA REGINA SANTOS LIMA GETIRAN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DA VIOLENCIA DOMESTICA E FAMILIAR CONTRA MULHER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office:value-type="float" office:value="400" calcext:value-type="float">
            <text:p>4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0"/>
        </table:table-row>
        <table:table-row table:style-name="ro4">
          <table:table-cell office:value-type="float" office:value="873" calcext:value-type="float">
            <text:p>873</text:p>
          </table:table-cell>
          <table:table-cell office:value-type="string" calcext:value-type="string">
            <text:p><text:span text:style-name="T6">CLAUDIA VIRGINIA OLIVER DE S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9095.93" calcext:value-type="float">
            <text:p>9.095,93</text:p>
          </table:table-cell>
          <table:table-cell office:value-type="float" office:value="13896.63" calcext:value-type="float">
            <text:p>13.896,63</text:p>
          </table:table-cell>
          <table:table-cell table:number-columns-repeated="20"/>
        </table:table-row>
        <table:table-row table:style-name="ro4">
          <table:table-cell office:value-type="float" office:value="1464" calcext:value-type="float">
            <text:p>1464</text:p>
          </table:table-cell>
          <table:table-cell office:value-type="string" calcext:value-type="string">
            <text:p><text:span text:style-name="T6">CLAUDIO ROBERTO ALFREDO DE SOUS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LAGART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office:value-type="float" office:value="33.65" calcext:value-type="float">
            <text:p>33,6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office:value-type="float" office:value="7131.46" calcext:value-type="float">
            <text:p>7.131,46</text:p>
          </table:table-cell>
          <table:table-cell office:value-type="float" office:value="13902.93" calcext:value-type="float">
            <text:p>13.902,93</text:p>
          </table:table-cell>
          <table:table-cell table:number-columns-repeated="20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<text:span text:style-name="T6">CLEANE OLIVEIRA CAVALCANTE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83" calcext:value-type="float">
            <text:p>1683</text:p>
          </table:table-cell>
          <table:table-cell office:value-type="string" calcext:value-type="string">
            <text:p><text:span text:style-name="T6">CLEIDINALDO TAVAR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61.45" calcext:value-type="float">
            <text:p>2.961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55" calcext:value-type="float">
            <text:p>1455</text:p>
          </table:table-cell>
          <table:table-cell office:value-type="string" calcext:value-type="string">
            <text:p><text:span text:style-name="T6">CLELIO MAIA SANTOS</text:span></text:p>
          </table:table-cell>
          <table:table-cell office:value-type="string" calcext:value-type="string">
            <text:p><text:span text:style-name="T6">ASSESSOR DE GESTAO DE PESSOAS II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54" calcext:value-type="float">
            <text:p>1854</text:p>
          </table:table-cell>
          <table:table-cell office:value-type="string" calcext:value-type="string">
            <text:p><text:span text:style-name="T6">CLESIA MARIA OLIVEIRA CAVALCANTE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64" calcext:value-type="float">
            <text:p>1664</text:p>
          </table:table-cell>
          <table:table-cell office:value-type="string" calcext:value-type="string">
            <text:p><text:span text:style-name="T6">CONCEICAO FONTES FELIX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73" calcext:value-type="float">
            <text:p>1873</text:p>
          </table:table-cell>
          <table:table-cell office:value-type="string" calcext:value-type="string">
            <text:p><text:span text:style-name="T6">CRISTIANE BARRETO PAIVA</text:span></text:p>
          </table:table-cell>
          <table:table-cell office:value-type="string" calcext:value-type="string">
            <text:p><text:span text:style-name="T6">COORDENADOR DA DIVISÃO DE SERVIÇO SOCI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008.23" calcext:value-type="float">
            <text:p>2.008,23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008.23" calcext:value-type="float">
            <text:p>2.008,23</text:p>
          </table:table-cell>
          <table:table-cell table:number-columns-repeated="20"/>
        </table:table-row>
        <table:table-row table:style-name="ro4">
          <table:table-cell office:value-type="float" office:value="1831" calcext:value-type="float">
            <text:p>1831</text:p>
          </table:table-cell>
          <table:table-cell office:value-type="string" calcext:value-type="string">
            <text:p><text:span text:style-name="T6">CRISTIANNE DELGADO CARVALHO PESSOA DE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15" calcext:value-type="float">
            <text:p>1315</text:p>
          </table:table-cell>
          <table:table-cell office:value-type="string" calcext:value-type="string">
            <text:p><text:span text:style-name="T6">DAIANE SILVA SAMPAIO LOB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OORDENADORIA RECURS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87" calcext:value-type="float">
            <text:p>2087</text:p>
          </table:table-cell>
          <table:table-cell office:value-type="string" calcext:value-type="string">
            <text:p><text:span text:style-name="T6">DANIEL ARAUJO RAM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RIR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67" calcext:value-type="float">
            <text:p>1467</text:p>
          </table:table-cell>
          <table:table-cell office:value-type="string" calcext:value-type="string">
            <text:p><text:span text:style-name="T6">DANIEL CARNEIRO DUARTE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2ª PROMOTORIA DE JUSTICA - NOSSA SENHORA DAS DORE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224.29" calcext:value-type="float">
            <text:p>14.224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6705.29" calcext:value-type="float">
            <text:p>16.705,29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4000.5" calcext:value-type="float">
            <text:p>4.000,50</text:p>
          </table:table-cell>
          <table:table-cell office:value-type="float" office:value="8801.2" calcext:value-type="float">
            <text:p>8.801,20</text:p>
          </table:table-cell>
          <table:table-cell table:number-columns-repeated="20"/>
        </table:table-row>
        <table:table-row table:style-name="ro4">
          <table:table-cell office:value-type="float" office:value="1796" calcext:value-type="float">
            <text:p>1796</text:p>
          </table:table-cell>
          <table:table-cell office:value-type="string" calcext:value-type="string">
            <text:p><text:span text:style-name="T6">DANIEL DE BARROS BRANCO CAJUEIR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216.99" calcext:value-type="float">
            <text:p>1.216,99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216.99" calcext:value-type="float">
            <text:p>1.216,99</text:p>
          </table:table-cell>
          <table:table-cell table:number-columns-repeated="20"/>
        </table:table-row>
        <table:table-row table:style-name="ro4">
          <table:table-cell office:value-type="float" office:value="1862" calcext:value-type="float">
            <text:p>1862</text:p>
          </table:table-cell>
          <table:table-cell office:value-type="string" calcext:value-type="string">
            <text:p><text:span text:style-name="T6">DANIEL DIAS SANTA ROS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34" calcext:value-type="float">
            <text:p>2234</text:p>
          </table:table-cell>
          <table:table-cell office:value-type="string" calcext:value-type="string">
            <text:p><text:span text:style-name="T6">DANIEL FAGUNDES SILV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pan text:style-name="T6">DANIEL RIBEIRO DA SILVEI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94" calcext:value-type="float">
            <text:p>1394</text:p>
          </table:table-cell>
          <table:table-cell office:value-type="string" calcext:value-type="string">
            <text:p><text:span text:style-name="T6">DANIELLE COSTA MENDONC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47" calcext:value-type="float">
            <text:p>1347</text:p>
          </table:table-cell>
          <table:table-cell office:value-type="string" calcext:value-type="string">
            <text:p><text:span text:style-name="T6">DANIELLE TAVARES DA SILVA DRAPAL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ÇA DA VIOLENCIA DOMESTICA E FAMILIAR CONTRA MULHER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06" calcext:value-type="float">
            <text:p>1306</text:p>
          </table:table-cell>
          <table:table-cell office:value-type="string" calcext:value-type="string">
            <text:p><text:span text:style-name="T6">DANILO BUARQUE COU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73" calcext:value-type="float">
            <text:p>1673</text:p>
          </table:table-cell>
          <table:table-cell office:value-type="string" calcext:value-type="string">
            <text:p><text:span text:style-name="T6">DANILO JOSE AMARAL GOULART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 BARRA DOS COQUEIR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6">DARCILO MELO COST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47" calcext:value-type="float">
            <text:p>1647</text:p>
          </table:table-cell>
          <table:table-cell office:value-type="string" calcext:value-type="string">
            <text:p><text:span text:style-name="T6">DARLY GIULIA SANTOS ANDRAD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ISTRITAL - SAO CRISTOVA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66" calcext:value-type="float">
            <text:p>2066</text:p>
          </table:table-cell>
          <table:table-cell office:value-type="string" calcext:value-type="string">
            <text:p><text:span text:style-name="T6">DAVID ALBERTO FONTES GONZALEZ CASTANEDA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22" calcext:value-type="float">
            <text:p>1522</text:p>
          </table:table-cell>
          <table:table-cell office:value-type="string" calcext:value-type="string">
            <text:p><text:span text:style-name="T6">DAYSE MORAE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ITABAIAN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89.21" calcext:value-type="float">
            <text:p>3.089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26" calcext:value-type="float">
            <text:p>1226</text:p>
          </table:table-cell>
          <table:table-cell office:value-type="string" calcext:value-type="string">
            <text:p><text:span text:style-name="T6">DEBORA CARDOSO CAVALHER REZEN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ISTRITAL - ARACAJU 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06" calcext:value-type="float">
            <text:p>2206</text:p>
          </table:table-cell>
          <table:table-cell office:value-type="string" calcext:value-type="string">
            <text:p><text:span text:style-name="T6">DEBORAH NATALIE FREITAS DE S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string" calcext:value-type="string">
            <text:p><text:span text:style-name="T6">DEIJANIRO JONAS FI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696.94" calcext:value-type="float">
            <text:p>17.696,94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3144.35" calcext:value-type="float">
            <text:p>3.144,35</text:p>
          </table:table-cell>
          <table:table-cell office:value-type="float" office:value="8197.72" calcext:value-type="float">
            <text:p>8.197,72</text:p>
          </table:table-cell>
          <table:table-cell table:number-columns-repeated="20"/>
        </table:table-row>
        <table:table-row table:style-name="ro4">
          <table:table-cell office:value-type="float" office:value="2046" calcext:value-type="float">
            <text:p>2046</text:p>
          </table:table-cell>
          <table:table-cell office:value-type="string" calcext:value-type="string">
            <text:p><text:span text:style-name="T6">DEJAIR DA COSTA TAVARES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67" calcext:value-type="float">
            <text:p>1367</text:p>
          </table:table-cell>
          <table:table-cell office:value-type="string" calcext:value-type="string">
            <text:p><text:span text:style-name="T6">DENISE COELHO DE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ÇA DA VIOLENCIA DOMESTICA E FAMILIAR CONTRA MULHER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400" calcext:value-type="float">
            <text:p>4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0"/>
        </table:table-row>
        <table:table-row table:style-name="ro4">
          <table:table-cell office:value-type="float" office:value="2077" calcext:value-type="float">
            <text:p>2077</text:p>
          </table:table-cell>
          <table:table-cell office:value-type="string" calcext:value-type="string">
            <text:p><text:span text:style-name="T6">DENISE DOS SANTOS COSTA</text:span></text:p>
          </table:table-cell>
          <table:table-cell office:value-type="string" calcext:value-type="string">
            <text:p><text:span text:style-name="T6">Coordenador da Div. Ad. do Gab. do Proc. Geral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76" calcext:value-type="float">
            <text:p>2076</text:p>
          </table:table-cell>
          <table:table-cell office:value-type="string" calcext:value-type="string">
            <text:p><text:span text:style-name="T6">DENISE DOS SANTOS COST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77" calcext:value-type="float">
            <text:p>2077</text:p>
          </table:table-cell>
          <table:table-cell office:value-type="string" calcext:value-type="string">
            <text:p><text:span text:style-name="T6">DENISE DOS SANTOS COSTA</text:span></text:p>
          </table:table-cell>
          <table:table-cell office:value-type="string" calcext:value-type="string">
            <text:p><text:span text:style-name="T6">Coordenador da Div. Ad. do Gab. do Proc. Geral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76" calcext:value-type="float">
            <text:p>2076</text:p>
          </table:table-cell>
          <table:table-cell office:value-type="string" calcext:value-type="string">
            <text:p><text:span text:style-name="T6">DENISE DOS SANTOS COST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17" calcext:value-type="float">
            <text:p>1917</text:p>
          </table:table-cell>
          <table:table-cell office:value-type="string" calcext:value-type="string">
            <text:p><text:span text:style-name="T6">DENISE OLIVEIRA DE SANTAN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69" calcext:value-type="float">
            <text:p>1769</text:p>
          </table:table-cell>
          <table:table-cell office:value-type="string" calcext:value-type="string">
            <text:p><text:span text:style-name="T6">DENISSON SANTANA DOS SANTOS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99" calcext:value-type="float">
            <text:p>1299</text:p>
          </table:table-cell>
          <table:table-cell office:value-type="string" calcext:value-type="string">
            <text:p><text:span text:style-name="T6">DENISSON SOARES BEZER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CONTROLE INTERN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02" calcext:value-type="float">
            <text:p>1502</text:p>
          </table:table-cell>
          <table:table-cell office:value-type="string" calcext:value-type="string">
            <text:p><text:span text:style-name="T6">DENIVAL ANDRADE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693.44" calcext:value-type="float">
            <text:p>3.693,44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80" calcext:value-type="float">
            <text:p>480</text:p>
          </table:table-cell>
          <table:table-cell office:value-type="string" calcext:value-type="string">
            <text:p><text:span text:style-name="T6">DENIVAN RODRIGUES FREIRE</text:span></text:p>
          </table:table-cell>
          <table:table-cell office:value-type="string" calcext:value-type="string">
            <text:p><text:span text:style-name="T6">Assessor do Coord. da D. Adm. do Gab. do Proc. Geral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27" calcext:value-type="float">
            <text:p>1727</text:p>
          </table:table-cell>
          <table:table-cell office:value-type="string" calcext:value-type="string">
            <text:p><text:span text:style-name="T6">DENNIS CHRISTIAN NUNES DE FREITA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06" calcext:value-type="float">
            <text:p>1706</text:p>
          </table:table-cell>
          <table:table-cell office:value-type="string" calcext:value-type="string">
            <text:p><text:span text:style-name="T6">DHIOGO LIMA VELOZ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07" calcext:value-type="float">
            <text:p>2207</text:p>
          </table:table-cell>
          <table:table-cell office:value-type="string" calcext:value-type="string">
            <text:p><text:span text:style-name="T6">DIANA NATHALIE MELO PEREIRA DE OLIVEIR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34" calcext:value-type="float">
            <text:p>1634</text:p>
          </table:table-cell>
          <table:table-cell office:value-type="string" calcext:value-type="string">
            <text:p><text:span text:style-name="T6">DIEGO GARCIA CRUZ CARVALH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02" calcext:value-type="float">
            <text:p>1602</text:p>
          </table:table-cell>
          <table:table-cell office:value-type="string" calcext:value-type="string">
            <text:p><text:span text:style-name="T6">DIEGO GOUVEIA PESSOA DE LIM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RIR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5646.72" calcext:value-type="float">
            <text:p>15.646,7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8127.72" calcext:value-type="float">
            <text:p>18.127,72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213.36" calcext:value-type="float">
            <text:p>213,3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5995.98" calcext:value-type="float">
            <text:p>5.995,98</text:p>
          </table:table-cell>
          <table:table-cell office:value-type="float" office:value="11010.04" calcext:value-type="float">
            <text:p>11.010,04</text:p>
          </table:table-cell>
          <table:table-cell table:number-columns-repeated="20"/>
        </table:table-row>
        <table:table-row table:style-name="ro4">
          <table:table-cell office:value-type="float" office:value="1486" calcext:value-type="float">
            <text:p>1486</text:p>
          </table:table-cell>
          <table:table-cell office:value-type="string" calcext:value-type="string">
            <text:p><text:span text:style-name="T6">DIEGO SOARES RIBEIRO</text:span></text:p>
          </table:table-cell>
          <table:table-cell office:value-type="string" calcext:value-type="string">
            <text:p><text:span text:style-name="T6">COORDENADOR DA DIVISÃO FINANCEIRA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45" calcext:value-type="float">
            <text:p>2045</text:p>
          </table:table-cell>
          <table:table-cell office:value-type="string" calcext:value-type="string">
            <text:p><text:span text:style-name="T6">DIOGO HENRIQUE PEREIRA MONTALV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32" calcext:value-type="float">
            <text:p>1332</text:p>
          </table:table-cell>
          <table:table-cell office:value-type="string" calcext:value-type="string">
            <text:p><text:span text:style-name="T6">DORVALINA TELES DANTA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38" calcext:value-type="float">
            <text:p>1938</text:p>
          </table:table-cell>
          <table:table-cell office:value-type="string" calcext:value-type="string">
            <text:p><text:span text:style-name="T6">DOUGLAS SOARES ARAUJ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PROPRI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>
            <text:p><text:span text:style-name="T6">EDILENILZA DA SILVA SOUZA MACEDO</text:span></text:p>
          </table:table-cell>
          <table:table-cell office:value-type="string" calcext:value-type="string">
            <text:p><text:span text:style-name="T6">PROFESSOR  - requisitado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80" calcext:value-type="float">
            <text:p>2180</text:p>
          </table:table-cell>
          <table:table-cell office:value-type="string" calcext:value-type="string">
            <text:p><text:span text:style-name="T6">EDINALDO BARBOSA DA SILV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<text:span text:style-name="T6">EDJILDA RESENDE DE LIMA GUER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DISTRITAL - ARACAJU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9095.93" calcext:value-type="float">
            <text:p>9.095,93</text:p>
          </table:table-cell>
          <table:table-cell office:value-type="float" office:value="14149.3" calcext:value-type="float">
            <text:p>14.149,30</text:p>
          </table:table-cell>
          <table:table-cell table:number-columns-repeated="20"/>
        </table:table-row>
        <table:table-row table:style-name="ro4">
          <table:table-cell office:value-type="float" office:value="2031" calcext:value-type="float">
            <text:p>2031</text:p>
          </table:table-cell>
          <table:table-cell office:value-type="string" calcext:value-type="string">
            <text:p><text:span text:style-name="T6">EDMILSON ARAUJO DO CARMO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10" calcext:value-type="float">
            <text:p>2210</text:p>
          </table:table-cell>
          <table:table-cell office:value-type="string" calcext:value-type="string">
            <text:p><text:span text:style-name="T6">EDMILSON DE SOUZA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98" calcext:value-type="float">
            <text:p>998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998" calcext:value-type="float">
            <text:p>998,00</text:p>
          </table:table-cell>
          <table:table-cell table:number-columns-repeated="20"/>
        </table:table-row>
        <table:table-row table:style-name="ro4">
          <table:table-cell office:value-type="float" office:value="1007" calcext:value-type="float">
            <text:p>1007</text:p>
          </table:table-cell>
          <table:table-cell office:value-type="string" calcext:value-type="string">
            <text:p><text:span text:style-name="T6">EDNALDO SANTO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85" calcext:value-type="float">
            <text:p>1485</text:p>
          </table:table-cell>
          <table:table-cell office:value-type="string" calcext:value-type="string">
            <text:p><text:span text:style-name="T6">EDSON DOS SANTOS</text:span></text:p>
          </table:table-cell>
          <table:table-cell office:value-type="string" calcext:value-type="string">
            <text:p><text:span text:style-name="T6">Assessor do Núcleo de C. e D. Proc. do C. Superior</text:span></text:p>
          </table:table-cell>
          <table:table-cell office:value-type="string" calcext:value-type="string">
            <text:p><text:span text:style-name="T6">CONSELHO SUPERIOR DO MP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73" calcext:value-type="float">
            <text:p>1373</text:p>
          </table:table-cell>
          <table:table-cell office:value-type="string" calcext:value-type="string">
            <text:p><text:span text:style-name="T6">EDUARDO ALBERTO FREIRE DE ALMEIDA SEAB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04" calcext:value-type="float">
            <text:p>1504</text:p>
          </table:table-cell>
          <table:table-cell office:value-type="string" calcext:value-type="string">
            <text:p><text:span text:style-name="T6">EDUARDO ANTONIO SEAB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<text:span text:style-name="T6">EDUARDO BARRETO DAVILA FONTES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7816.91" calcext:value-type="float">
            <text:p>7.816,91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7816.91" calcext:value-type="float">
            <text:p>7.816,91</text:p>
          </table:table-cell>
          <table:table-cell table:number-columns-repeated="20"/>
        </table:table-row>
        <table:table-row table:style-name="ro4">
          <table:table-cell office:value-type="float" office:value="1020" calcext:value-type="float">
            <text:p>1020</text:p>
          </table:table-cell>
          <table:table-cell office:value-type="string" calcext:value-type="string">
            <text:p><text:span text:style-name="T6">EDUARDO DE CABRAL MENEZES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83" calcext:value-type="float">
            <text:p>1383</text:p>
          </table:table-cell>
          <table:table-cell office:value-type="string" calcext:value-type="string">
            <text:p><text:span text:style-name="T6">EDUARDO DE SOUSA CARVALHO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pan text:style-name="T6">EDUARDO FARIAS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E DEFESA DO PATRIMONIO PUBLICO E DA ORDEM TRIBUTARI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office:value-type="float" office:value="226.67" calcext:value-type="float">
            <text:p>226,67</text:p>
          </table:table-cell>
          <table:table-cell office:value-type="float" office:value="200" calcext:value-type="float">
            <text:p>200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26.67" calcext:value-type="float">
            <text:p>426,67</text:p>
          </table:table-cell>
          <table:table-cell table:number-columns-repeated="20"/>
        </table:table-row>
        <table:table-row table:style-name="ro4">
          <table:table-cell office:value-type="float" office:value="2166" calcext:value-type="float">
            <text:p>2166</text:p>
          </table:table-cell>
          <table:table-cell office:value-type="string" calcext:value-type="string">
            <text:p><text:span text:style-name="T6">EDUARDO FRANKLIN MIRANDA DE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<text:span text:style-name="T6">EDUARDO LIMA DE MA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0ª PROMOTORIA DE JUSTIÇA DOS DIREITOS DO CIDADÃO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5439" calcext:value-type="float">
            <text:p>15.439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8163" calcext:value-type="float">
            <text:p>18.16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724.46" calcext:value-type="float">
            <text:p>724,46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4548.03" calcext:value-type="float">
            <text:p>4.548,03</text:p>
          </table:table-cell>
          <table:table-cell office:value-type="float" office:value="2589.23" calcext:value-type="float">
            <text:p>2.589,23</text:p>
          </table:table-cell>
          <table:table-cell office:value-type="float" office:value="7861.72" calcext:value-type="float">
            <text:p>7.861,72</text:p>
          </table:table-cell>
          <table:table-cell table:number-columns-repeated="20"/>
        </table:table-row>
        <table:table-row table:style-name="ro4">
          <table:table-cell office:value-type="float" office:value="1968" calcext:value-type="float">
            <text:p>1968</text:p>
          </table:table-cell>
          <table:table-cell office:value-type="string" calcext:value-type="string">
            <text:p><text:span text:style-name="T6">EDUARDO VIEIRA DOS SANTOS JUNI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46" calcext:value-type="float">
            <text:p>2146</text:p>
          </table:table-cell>
          <table:table-cell office:value-type="string" calcext:value-type="string">
            <text:p><text:span text:style-name="T6">EDVALDO BEZERR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98" calcext:value-type="float">
            <text:p>998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998" calcext:value-type="float">
            <text:p>998,00</text:p>
          </table:table-cell>
          <table:table-cell table:number-columns-repeated="2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6">EDVALDO VIEIRA MESSIA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824" calcext:value-type="float">
            <text:p>824</text:p>
          </table:table-cell>
          <table:table-cell office:value-type="string" calcext:value-type="string">
            <text:p><text:span text:style-name="T6">EDYLENO ITALO SANTOS SODRE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PROPRIA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1909.1" calcext:value-type="float">
            <text:p>1.909,10</text:p>
          </table:table-cell>
          <table:table-cell office:value-type="float" office:value="6962.47" calcext:value-type="float">
            <text:p>6.962,47</text:p>
          </table:table-cell>
          <table:table-cell table:number-columns-repeated="20"/>
        </table:table-row>
        <table:table-row table:style-name="ro4">
          <table:table-cell office:value-type="float" office:value="2085" calcext:value-type="float">
            <text:p>2085</text:p>
          </table:table-cell>
          <table:table-cell office:value-type="string" calcext:value-type="string">
            <text:p><text:span text:style-name="T6">ELAINE PESSO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12" calcext:value-type="float">
            <text:p>1712</text:p>
          </table:table-cell>
          <table:table-cell office:value-type="string" calcext:value-type="string">
            <text:p><text:span text:style-name="T6">ELBER GONCALVES DOS ANJ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02" calcext:value-type="float">
            <text:p>1902</text:p>
          </table:table-cell>
          <table:table-cell office:value-type="string" calcext:value-type="string">
            <text:p><text:span text:style-name="T6">ELDA MARIA GONCALVES MENEZES MACE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DISTRIT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373.33" calcext:value-type="float">
            <text:p>373,33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373.33" calcext:value-type="float">
            <text:p>373,33</text:p>
          </table:table-cell>
          <table:table-cell table:number-columns-repeated="20"/>
        </table:table-row>
        <table:table-row table:style-name="ro4">
          <table:table-cell office:value-type="float" office:value="1759" calcext:value-type="float">
            <text:p>1759</text:p>
          </table:table-cell>
          <table:table-cell office:value-type="string" calcext:value-type="string">
            <text:p><text:span text:style-name="T6">ELEN ROSE SOUZA SANTO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15" calcext:value-type="float">
            <text:p>1415</text:p>
          </table:table-cell>
          <table:table-cell office:value-type="string" calcext:value-type="string">
            <text:p><text:span text:style-name="T6">ELENICE PIRES DAMACEN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SIMAO DIA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08" calcext:value-type="float">
            <text:p>608</text:p>
          </table:table-cell>
          <table:table-cell office:value-type="string" calcext:value-type="string">
            <text:p><text:span text:style-name="T6">ELIANE CARNEIRO FRANCO</text:span></text:p>
          </table:table-cell>
          <table:table-cell office:value-type="string" calcext:value-type="string">
            <text:p><text:span text:style-name="T6">AUX.ADMINISTRATIVO - requisitado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>
            <text:p><text:span text:style-name="T6">ELIANE GOES DA SILVA MONTE ALEGRE</text:span></text:p>
          </table:table-cell>
          <table:table-cell office:value-type="string" calcext:value-type="string">
            <text:p><text:span text:style-name="T6">* ADVOGAD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00" calcext:value-type="float">
            <text:p>1700</text:p>
          </table:table-cell>
          <table:table-cell office:value-type="string" calcext:value-type="string">
            <text:p><text:span text:style-name="T6">ELISGARDENIA RODRIGUES MACEN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 PROMOTORIA DE JUSTIÇA DA CURADORIA DA FAZENDA PUBLICA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<text:span text:style-name="T6">ELIZALDO DIAS DOS SANTOS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99" calcext:value-type="float">
            <text:p>1399</text:p>
          </table:table-cell>
          <table:table-cell office:value-type="string" calcext:value-type="string">
            <text:p><text:span text:style-name="T6">ELOANDERSON DANTAS BATI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E ACIDENTES E DE DELITOS DE TRÂNSITO DE ARACAJ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75" calcext:value-type="float">
            <text:p>2075</text:p>
          </table:table-cell>
          <table:table-cell office:value-type="string" calcext:value-type="string">
            <text:p><text:span text:style-name="T6">ELZA CESPEDES RAMOS SIQUEIR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09" calcext:value-type="float">
            <text:p>1809</text:p>
          </table:table-cell>
          <table:table-cell office:value-type="string" calcext:value-type="string">
            <text:p><text:span text:style-name="T6">ELZA LORENZA QUARANTA LEITE CARV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75" calcext:value-type="float">
            <text:p>2275</text:p>
          </table:table-cell>
          <table:table-cell office:value-type="string" calcext:value-type="string">
            <text:p><text:span text:style-name="T6">EMILLY VARJAO RIBEIR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94" calcext:value-type="float">
            <text:p>1994</text:p>
          </table:table-cell>
          <table:table-cell office:value-type="string" calcext:value-type="string">
            <text:p><text:span text:style-name="T6">EMILSON CHAGA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6">ENID SANTOS DE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76" calcext:value-type="float">
            <text:p>2176</text:p>
          </table:table-cell>
          <table:table-cell office:value-type="string" calcext:value-type="string">
            <text:p><text:span text:style-name="T6">ENIO PEREIRA ANDRADE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40" calcext:value-type="float">
            <text:p>540</text:p>
          </table:table-cell>
          <table:table-cell office:value-type="string" calcext:value-type="string">
            <text:p><text:span text:style-name="T6">ERIC VINICIUS MOURA DANTAS</text:span></text:p>
          </table:table-cell>
          <table:table-cell office:value-type="string" calcext:value-type="string">
            <text:p><text:span text:style-name="T6">CHEFE DO SETOR DE ALMOXARIFADO</text:span></text:p>
          </table:table-cell>
          <table:table-cell office:value-type="string" calcext:value-type="string">
            <text:p><text:span text:style-name="T6">SETOR DE ALMOXARIFADO/DM//DA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52.05" calcext:value-type="float">
            <text:p>352,05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352.05" calcext:value-type="float">
            <text:p>352,05</text:p>
          </table:table-cell>
          <table:table-cell table:number-columns-repeated="20"/>
        </table:table-row>
        <table:table-row table:style-name="ro4">
          <table:table-cell office:value-type="float" office:value="1216" calcext:value-type="float">
            <text:p>1216</text:p>
          </table:table-cell>
          <table:table-cell office:value-type="string" calcext:value-type="string">
            <text:p><text:span text:style-name="T6">ERICA LUIZE LIM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AS EXECUCOES CRIMINAIS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06" calcext:value-type="float">
            <text:p>1406</text:p>
          </table:table-cell>
          <table:table-cell office:value-type="string" calcext:value-type="string">
            <text:p><text:span text:style-name="T6">ERIKA VALERIA CABRAL TAVARES REZEND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pan text:style-name="T6">ERLON LEAL MARTIN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SIMAO DIA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69.75" calcext:value-type="float">
            <text:p>3.469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6">ERNESTO ANIZIO AZEVEDO MEL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20"/>
        </table:table-row>
        <table:table-row table:style-name="ro4">
          <table:table-cell office:value-type="float" office:value="571" calcext:value-type="float">
            <text:p>571</text:p>
          </table:table-cell>
          <table:table-cell office:value-type="string" calcext:value-type="string">
            <text:p><text:span text:style-name="T6">ESTACIO MOREIRA DE ARIMATE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81" calcext:value-type="float">
            <text:p>2281</text:p>
          </table:table-cell>
          <table:table-cell office:value-type="string" calcext:value-type="string">
            <text:p><text:span text:style-name="T6">ESTER ALVES RAMO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2ª PROMOTORIA DE JUSTICA - TOBIAS BARRET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57" calcext:value-type="float">
            <text:p>657</text:p>
          </table:table-cell>
          <table:table-cell office:value-type="string" calcext:value-type="string">
            <text:p><text:span text:style-name="T6">ETELIO DE CARVALHO PRADO JUNIO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ÇA AUXILIAR DE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6737.82" calcext:value-type="float">
            <text:p>6.737,8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6737.82" calcext:value-type="float">
            <text:p>6.737,82</text:p>
          </table:table-cell>
          <table:table-cell table:number-columns-repeated="20"/>
        </table:table-row>
        <table:table-row table:style-name="ro4">
          <table:table-cell office:value-type="float" office:value="1919" calcext:value-type="float">
            <text:p>1919</text:p>
          </table:table-cell>
          <table:table-cell office:value-type="string" calcext:value-type="string">
            <text:p><text:span text:style-name="T6">EUCLIDES OLEGARIO NETO</text:span></text:p>
          </table:table-cell>
          <table:table-cell office:value-type="string" calcext:value-type="string">
            <text:p><text:span text:style-name="T6">1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93" calcext:value-type="float">
            <text:p>2193</text:p>
          </table:table-cell>
          <table:table-cell office:value-type="string" calcext:value-type="string">
            <text:p><text:span text:style-name="T6">EUVALDO MENESES ALVES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<text:span text:style-name="T6">EUZA MARIA GENTIL MISSANO COST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526.68" calcext:value-type="float">
            <text:p>2.526,68</text:p>
          </table:table-cell>
          <table:table-cell office:value-type="float" office:value="5214.59" calcext:value-type="float">
            <text:p>5.214,59</text:p>
          </table:table-cell>
          <table:table-cell office:value-type="float" office:value="7741.27" calcext:value-type="float">
            <text:p>7.741,27</text:p>
          </table:table-cell>
          <table:table-cell table:number-columns-repeated="20"/>
        </table:table-row>
        <table:table-row table:style-name="ro4">
          <table:table-cell office:value-type="float" office:value="1300" calcext:value-type="float">
            <text:p>1300</text:p>
          </table:table-cell>
          <table:table-cell office:value-type="string" calcext:value-type="string">
            <text:p><text:span text:style-name="T6">EVA CECILIA TRINDADE SIQU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O TERCEIRO SETOR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<text:span text:style-name="T6">EVERALDO DA SILVA CERQUEIRA</text:span></text:p>
          </table:table-cell>
          <table:table-cell office:value-type="string" calcext:value-type="string">
            <text:p><text:span text:style-name="T6">PROGRAMADOR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/>
        </table:table-row>
        <table:table-row table:style-name="ro4">
          <table:table-cell office:value-type="float" office:value="2096" calcext:value-type="float">
            <text:p>2096</text:p>
          </table:table-cell>
          <table:table-cell office:value-type="string" calcext:value-type="string">
            <text:p><text:span text:style-name="T6">EVERTON OLIVEIRA ANGELO DA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34" calcext:value-type="float">
            <text:p>1934</text:p>
          </table:table-cell>
          <table:table-cell office:value-type="string" calcext:value-type="string">
            <text:p><text:span text:style-name="T6">EVERTON REGO GO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ISTRITAL - NOSSA SENHORA DO SOCORR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office:value-type="float" office:value="93.33" calcext:value-type="float">
            <text:p>93,33</text:p>
          </table:table-cell>
          <table:table-cell office:value-type="float" office:value="279.93" calcext:value-type="float">
            <text:p>279,93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373.26" calcext:value-type="float">
            <text:p>373,26</text:p>
          </table:table-cell>
          <table:table-cell table:number-columns-repeated="20"/>
        </table:table-row>
        <table:table-row table:style-name="ro4">
          <table:table-cell office:value-type="float" office:value="2127" calcext:value-type="float">
            <text:p>2127</text:p>
          </table:table-cell>
          <table:table-cell office:value-type="string" calcext:value-type="string">
            <text:p><text:span text:style-name="T6">EVERTON SOUZ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88" calcext:value-type="float">
            <text:p>1588</text:p>
          </table:table-cell>
          <table:table-cell office:value-type="string" calcext:value-type="string">
            <text:p><text:span text:style-name="T6">EVILIN OLIVEIRA SANTOS MENEZ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94.28" calcext:value-type="float">
            <text:p>2.594,2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891" calcext:value-type="float">
            <text:p>891</text:p>
          </table:table-cell>
          <table:table-cell office:value-type="string" calcext:value-type="string">
            <text:p><text:span text:style-name="T6">EWERTON FARIAS DOS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20" calcext:value-type="float">
            <text:p>1320</text:p>
          </table:table-cell>
          <table:table-cell office:value-type="string" calcext:value-type="string">
            <text:p><text:span text:style-name="T6">FABIA PRISCILLA DE ARAUJO CO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LAGAR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25" calcext:value-type="float">
            <text:p>425</text:p>
          </table:table-cell>
          <table:table-cell office:value-type="string" calcext:value-type="string">
            <text:p><text:span text:style-name="T6">FABIANA CARVALHO VIANA FRANC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ISTRITAL - NOSSA SENHORA DO SOCORRO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9095.93" calcext:value-type="float">
            <text:p>9.095,93</text:p>
          </table:table-cell>
          <table:table-cell office:value-type="float" office:value="14149.3" calcext:value-type="float">
            <text:p>14.149,30</text:p>
          </table:table-cell>
          <table:table-cell table:number-columns-repeated="20"/>
        </table:table-row>
        <table:table-row table:style-name="ro4">
          <table:table-cell office:value-type="float" office:value="1520" calcext:value-type="float">
            <text:p>1520</text:p>
          </table:table-cell>
          <table:table-cell office:value-type="string" calcext:value-type="string">
            <text:p><text:span text:style-name="T6">FABIANA LIMA CARV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ESPECIAL CIVEL E CRIMINAL - LAGART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44.37" calcext:value-type="float">
            <text:p>3.144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51" calcext:value-type="float">
            <text:p>1451</text:p>
          </table:table-cell>
          <table:table-cell office:value-type="string" calcext:value-type="string">
            <text:p><text:span text:style-name="T6">FABIO ANTONIO LEITE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79" calcext:value-type="float">
            <text:p>1579</text:p>
          </table:table-cell>
          <table:table-cell office:value-type="string" calcext:value-type="string">
            <text:p><text:span text:style-name="T6">FABIO AUGUSTO MENEZES SANTOS</text:span></text:p>
          </table:table-cell>
          <table:table-cell office:value-type="string" calcext:value-type="string">
            <text:p><text:span text:style-name="T6">Chefe do Setor de Estat. da Ouvidoria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88" calcext:value-type="float">
            <text:p>2088</text:p>
          </table:table-cell>
          <table:table-cell office:value-type="string" calcext:value-type="string">
            <text:p><text:span text:style-name="T6">FABIO COSTA DOS SANTOS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13" calcext:value-type="float">
            <text:p>1313</text:p>
          </table:table-cell>
          <table:table-cell office:value-type="string" calcext:value-type="string">
            <text:p><text:span text:style-name="T6">FABIO ERIK MONTE D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51" calcext:value-type="float">
            <text:p>1351</text:p>
          </table:table-cell>
          <table:table-cell office:value-type="string" calcext:value-type="string">
            <text:p><text:span text:style-name="T6">FABIO OLIVEIRA UCHOA</text:span></text:p>
          </table:table-cell>
          <table:table-cell office:value-type="string" calcext:value-type="string">
            <text:p><text:span text:style-name="T6">OFICIAL ADMINISTRATIVO - requisitado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86" calcext:value-type="float">
            <text:p>586</text:p>
          </table:table-cell>
          <table:table-cell office:value-type="string" calcext:value-type="string">
            <text:p><text:span text:style-name="T6">FABIO PINHEIRO SILVA DE MENEZ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- SAO CRISTOVA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453.94" calcext:value-type="float">
            <text:p>17.453,94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9095.93" calcext:value-type="float">
            <text:p>9.095,93</text:p>
          </table:table-cell>
          <table:table-cell office:value-type="float" office:value="14149.3" calcext:value-type="float">
            <text:p>14.149,30</text:p>
          </table:table-cell>
          <table:table-cell table:number-columns-repeated="20"/>
        </table:table-row>
        <table:table-row table:style-name="ro4">
          <table:table-cell office:value-type="float" office:value="1846" calcext:value-type="float">
            <text:p>1846</text:p>
          </table:table-cell>
          <table:table-cell office:value-type="string" calcext:value-type="string">
            <text:p><text:span text:style-name="T6">FABIO PUTUMUJU DE OLIVEI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224.29" calcext:value-type="float">
            <text:p>14.224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6705.29" calcext:value-type="float">
            <text:p>16.705,29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2880.36" calcext:value-type="float">
            <text:p>2.880,36</text:p>
          </table:table-cell>
          <table:table-cell office:value-type="float" office:value="7681.06" calcext:value-type="float">
            <text:p>7.681,06</text:p>
          </table:table-cell>
          <table:table-cell table:number-columns-repeated="20"/>
        </table:table-row>
        <table:table-row table:style-name="ro4">
          <table:table-cell office:value-type="float" office:value="545" calcext:value-type="float">
            <text:p>545</text:p>
          </table:table-cell>
          <table:table-cell office:value-type="string" calcext:value-type="string">
            <text:p><text:span text:style-name="T6">FABIO SILVA TORRES</text:span></text:p>
          </table:table-cell>
          <table:table-cell office:value-type="string" calcext:value-type="string">
            <text:p><text:span text:style-name="T6">ASSESSOR DO DIRETOR ADMINISTRATIV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6">FABIO VIEGAS MENDONCA DE ARAUJ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office:value-type="float" office:value="3528.8" calcext:value-type="float">
            <text:p>3.528,80</text:p>
          </table:table-cell>
          <table:table-cell office:value-type="float" office:value="9217.97" calcext:value-type="float">
            <text:p>9.217,97</text:p>
          </table:table-cell>
          <table:table-cell table:number-columns-repeated="20"/>
        </table:table-row>
        <table:table-row table:style-name="ro4">
          <table:table-cell office:value-type="float" office:value="2071" calcext:value-type="float">
            <text:p>2071</text:p>
          </table:table-cell>
          <table:table-cell office:value-type="string" calcext:value-type="string">
            <text:p><text:span text:style-name="T6">FABRICIO EMMANUEL LIM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94.28" calcext:value-type="float">
            <text:p>2.594,2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41" calcext:value-type="float">
            <text:p>1841</text:p>
          </table:table-cell>
          <table:table-cell office:value-type="string" calcext:value-type="string">
            <text:p><text:span text:style-name="T6">FELIPE AUGUSTO RIBEIRO VIA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90" calcext:value-type="float">
            <text:p>1790</text:p>
          </table:table-cell>
          <table:table-cell office:value-type="string" calcext:value-type="string">
            <text:p><text:span text:style-name="T6">FELIPE LEANDRO PODEROSO BISPO DA MO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200" calcext:value-type="float">
            <text:p>2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0"/>
        </table:table-row>
        <table:table-row table:style-name="ro4">
          <table:table-cell office:value-type="float" office:value="1625" calcext:value-type="float">
            <text:p>1625</text:p>
          </table:table-cell>
          <table:table-cell office:value-type="string" calcext:value-type="string">
            <text:p><text:span text:style-name="T6">FELIPE RIBEIRO ALMICO FRAG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43" calcext:value-type="float">
            <text:p>343</text:p>
          </table:table-cell>
          <table:table-cell office:value-type="string" calcext:value-type="string">
            <text:p><text:span text:style-name="T6">FELIX CARBALLAL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0"/>
        </table:table-row>
        <table:table-row table:style-name="ro4">
          <table:table-cell office:value-type="float" office:value="1878" calcext:value-type="float">
            <text:p>1878</text:p>
          </table:table-cell>
          <table:table-cell office:value-type="string" calcext:value-type="string">
            <text:p><text:span text:style-name="T6">FELLIPE BARROS CAVALCAN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DISTRITAL - SAO CRISTOVA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31" calcext:value-type="float">
            <text:p>1631</text:p>
          </table:table-cell>
          <table:table-cell office:value-type="string" calcext:value-type="string">
            <text:p><text:span text:style-name="T6">FERNANDA CAMPOS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<text:span text:style-name="T6">FERNANDA RAMOS ARAUJO SOBRAL DE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400" calcext:value-type="float">
            <text:p>4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0"/>
        </table:table-row>
        <table:table-row table:style-name="ro4">
          <table:table-cell office:value-type="float" office:value="2137" calcext:value-type="float">
            <text:p>2137</text:p>
          </table:table-cell>
          <table:table-cell office:value-type="string" calcext:value-type="string">
            <text:p><text:span text:style-name="T6">FERNANDA SANTOS SOUS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29" calcext:value-type="float">
            <text:p>1529</text:p>
          </table:table-cell>
          <table:table-cell office:value-type="string" calcext:value-type="string">
            <text:p><text:span text:style-name="T6">FERNANDA SILVA CO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/>
        </table:table-row>
        <table:table-row table:style-name="ro4">
          <table:table-cell office:value-type="float" office:value="1497" calcext:value-type="float">
            <text:p>1497</text:p>
          </table:table-cell>
          <table:table-cell office:value-type="string" calcext:value-type="string">
            <text:p><text:span text:style-name="T6">FERNANDA TAGEANNE CORREIA GAM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office:value-type="float" office:value="200" calcext:value-type="float">
            <text:p>2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0"/>
        </table:table-row>
        <table:table-row table:style-name="ro4">
          <table:table-cell office:value-type="float" office:value="2060" calcext:value-type="float">
            <text:p>2060</text:p>
          </table:table-cell>
          <table:table-cell office:value-type="string" calcext:value-type="string">
            <text:p><text:span text:style-name="T6">FERNANDO HENRIQUE VIEIRA TRINDADE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<text:span text:style-name="T6">FLAMARION D AVILA FONT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98" calcext:value-type="float">
            <text:p>2098</text:p>
          </table:table-cell>
          <table:table-cell office:value-type="string" calcext:value-type="string">
            <text:p><text:span text:style-name="T6">FLAVIA ARAUJO BARRET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49" calcext:value-type="float">
            <text:p>1749</text:p>
          </table:table-cell>
          <table:table-cell office:value-type="string" calcext:value-type="string">
            <text:p><text:span text:style-name="T6">FLAVIA FRANCO DO PRADO CARVALH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224.29" calcext:value-type="float">
            <text:p>14.224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6402.29" calcext:value-type="float">
            <text:p>16.402,29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8641.18" calcext:value-type="float">
            <text:p>8.641,18</text:p>
          </table:table-cell>
          <table:table-cell office:value-type="float" office:value="13441.88" calcext:value-type="float">
            <text:p>13.441,88</text:p>
          </table:table-cell>
          <table:table-cell table:number-columns-repeated="20"/>
        </table:table-row>
        <table:table-row table:style-name="ro4">
          <table:table-cell office:value-type="float" office:value="1656" calcext:value-type="float">
            <text:p>1656</text:p>
          </table:table-cell>
          <table:table-cell office:value-type="string" calcext:value-type="string">
            <text:p><text:span text:style-name="T6">FLAVIA PATRICIA SANTOS BARRE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216.99" calcext:value-type="float">
            <text:p>1.216,99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216.99" calcext:value-type="float">
            <text:p>1.216,99</text:p>
          </table:table-cell>
          <table:table-cell table:number-columns-repeated="20"/>
        </table:table-row>
        <table:table-row table:style-name="ro4">
          <table:table-cell office:value-type="float" office:value="590" calcext:value-type="float">
            <text:p>590</text:p>
          </table:table-cell>
          <table:table-cell office:value-type="string" calcext:value-type="string">
            <text:p><text:span text:style-name="T6">FLAVIANO ALMEIDA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O TRIBUNAL DO JURI - ARACAJU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0"/>
        </table:table-row>
        <table:table-row table:style-name="ro4">
          <table:table-cell office:value-type="float" office:value="1410" calcext:value-type="float">
            <text:p>1410</text:p>
          </table:table-cell>
          <table:table-cell office:value-type="string" calcext:value-type="string">
            <text:p><text:span text:style-name="T6">FLAVIO FONSEC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ESTANCI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89.21" calcext:value-type="float">
            <text:p>3.089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32" calcext:value-type="float">
            <text:p>1732</text:p>
          </table:table-cell>
          <table:table-cell office:value-type="string" calcext:value-type="string">
            <text:p><text:span text:style-name="T6">FLAVIO FONSECA SILVA CARV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18.45" calcext:value-type="float">
            <text:p>2.718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99" calcext:value-type="float">
            <text:p>1899</text:p>
          </table:table-cell>
          <table:table-cell office:value-type="string" calcext:value-type="string">
            <text:p><text:span text:style-name="T6">FLAVIO PRADO FONSEC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94" calcext:value-type="float">
            <text:p>1894</text:p>
          </table:table-cell>
          <table:table-cell office:value-type="string" calcext:value-type="string">
            <text:p><text:span text:style-name="T6">FLAVIO SILVA VASCONCEL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LAGART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08" calcext:value-type="float">
            <text:p>2208</text:p>
          </table:table-cell>
          <table:table-cell office:value-type="string" calcext:value-type="string">
            <text:p><text:span text:style-name="T6">FLAVIO WALLACE SANTOS FREIRE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82" calcext:value-type="float">
            <text:p>2282</text:p>
          </table:table-cell>
          <table:table-cell office:value-type="string" calcext:value-type="string">
            <text:p><text:span text:style-name="T6">FRANCIS CARDOSO ARAGAO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97" calcext:value-type="float">
            <text:p>1597</text:p>
          </table:table-cell>
          <table:table-cell office:value-type="string" calcext:value-type="string">
            <text:p><text:span text:style-name="T6">FRANCISCO FERREIRA DE LIMA JUNIOR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480.65" calcext:value-type="float">
            <text:p>4.480,65</text:p>
          </table:table-cell>
          <table:table-cell office:value-type="float" office:value="7574.38" calcext:value-type="float">
            <text:p>7.574,38</text:p>
          </table:table-cell>
          <table:table-cell office:value-type="float" office:value="12055.03" calcext:value-type="float">
            <text:p>12.055,03</text:p>
          </table:table-cell>
          <table:table-cell table:number-columns-repeated="20"/>
        </table:table-row>
        <table:table-row table:style-name="ro4">
          <table:table-cell office:value-type="float" office:value="582" calcext:value-type="float">
            <text:p>582</text:p>
          </table:table-cell>
          <table:table-cell office:value-type="string" calcext:value-type="string">
            <text:p><text:span text:style-name="T6">FRANCISCO JOSE DE OLIVEIRA GOI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ESTANCIA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4573.76" calcext:value-type="float">
            <text:p>4.573,76</text:p>
          </table:table-cell>
          <table:table-cell office:value-type="float" office:value="11311.59" calcext:value-type="float">
            <text:p>11.311,59</text:p>
          </table:table-cell>
          <table:table-cell table:number-columns-repeated="20"/>
        </table:table-row>
        <table:table-row table:style-name="ro4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pan text:style-name="T6">FRANCISCO MODESTO DOS PASSOS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ESPECIAL CÍVEL E CRIMINAL DE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61" calcext:value-type="float">
            <text:p>2161</text:p>
          </table:table-cell>
          <table:table-cell office:value-type="string" calcext:value-type="string">
            <text:p><text:span text:style-name="T6">FRANCISCO OLIVEIRA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003" calcext:value-type="float">
            <text:p>1003</text:p>
          </table:table-cell>
          <table:table-cell office:value-type="string" calcext:value-type="string">
            <text:p><text:span text:style-name="T6">FRANCISLENE FISCINA GARCEZ</text:span></text:p>
          </table:table-cell>
          <table:table-cell office:value-type="string" calcext:value-type="string">
            <text:p><text:span text:style-name="T6">FISCAL DE TRIBUTOS - requisitado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<text:span text:style-name="T6">GABRIELA ANDRADE ROC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GARAR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90.44" calcext:value-type="float">
            <text:p>3.390,44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23" calcext:value-type="float">
            <text:p>2123</text:p>
          </table:table-cell>
          <table:table-cell office:value-type="string" calcext:value-type="string">
            <text:p><text:span text:style-name="T6">GENIVALDO DE MENEZE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59" calcext:value-type="float">
            <text:p>2059</text:p>
          </table:table-cell>
          <table:table-cell office:value-type="string" calcext:value-type="string">
            <text:p><text:span text:style-name="T6">GEORGE VICTOR FREIRE DUAR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90.44" calcext:value-type="float">
            <text:p>3.390,44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14" calcext:value-type="float">
            <text:p>1514</text:p>
          </table:table-cell>
          <table:table-cell office:value-type="string" calcext:value-type="string">
            <text:p><text:span text:style-name="T6">GERALDO CEZAR BARROS DE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A CURADORIA DA FAZENDA PUBL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35" calcext:value-type="float">
            <text:p>1835</text:p>
          </table:table-cell>
          <table:table-cell office:value-type="string" calcext:value-type="string">
            <text:p><text:span text:style-name="T6">GERALDO MELO DE OLIVEIRA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94.28" calcext:value-type="float">
            <text:p>2.594,2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42" calcext:value-type="float">
            <text:p>2142</text:p>
          </table:table-cell>
          <table:table-cell office:value-type="string" calcext:value-type="string">
            <text:p><text:span text:style-name="T6">GERINALDO DOS SANTOS BARBOS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58" calcext:value-type="float">
            <text:p>2058</text:p>
          </table:table-cell>
          <table:table-cell office:value-type="string" calcext:value-type="string">
            <text:p><text:span text:style-name="T6">GERSICA DAYANE SOUZA SANTOS</text:span></text:p>
          </table:table-cell>
          <table:table-cell office:value-type="string" calcext:value-type="string">
            <text:p><text:span text:style-name="T6">ASSESSOR DO NUCLEO DE LIQUIDAÇAO E PAGAMENTO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22" calcext:value-type="float">
            <text:p>1722</text:p>
          </table:table-cell>
          <table:table-cell office:value-type="string" calcext:value-type="string">
            <text:p><text:span text:style-name="T6">GESSICA SANTOS SOUZA CABRAL</text:span></text:p>
          </table:table-cell>
          <table:table-cell office:value-type="string" calcext:value-type="string">
            <text:p><text:span text:style-name="T6">Chefe do Núcleo de Comunicação</text:span></text:p>
          </table:table-cell>
          <table:table-cell office:value-type="string" calcext:value-type="string">
            <text:p><text:span text:style-name="T6">DIVISAO DE COMUNICACAO CERIMONIAL E EVENTOS/GPGJ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36" calcext:value-type="float">
            <text:p>336</text:p>
          </table:table-cell>
          <table:table-cell office:value-type="string" calcext:value-type="string">
            <text:p><text:span text:style-name="T6">GICELE MARA CAVALCANTE DAVILA FONT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211.14" calcext:value-type="float">
            <text:p>4.211,14</text:p>
          </table:table-cell>
          <table:table-cell office:value-type="float" office:value="7411.58" calcext:value-type="float">
            <text:p>7.411,58</text:p>
          </table:table-cell>
          <table:table-cell office:value-type="float" office:value="11622.72" calcext:value-type="float">
            <text:p>11.622,72</text:p>
          </table:table-cell>
          <table:table-cell table:number-columns-repeated="20"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<text:span text:style-name="T6">GILBERTO DORIA DANTAS JUNIOR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string" calcext:value-type="string">
            <text:p><text:span text:style-name="T6">GILDETE XAVIER ALMEID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20" calcext:value-type="float">
            <text:p>1920</text:p>
          </table:table-cell>
          <table:table-cell office:value-type="string" calcext:value-type="string">
            <text:p><text:span text:style-name="T6">GILENO ALVES SANTO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<text:span text:style-name="T6">GILTON FEITOSA CONCEICA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- ARACAJU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5446.23" calcext:value-type="float">
            <text:p>5.446,23</text:p>
          </table:table-cell>
          <table:table-cell office:value-type="float" office:value="10499.6" calcext:value-type="float">
            <text:p>10.499,60</text:p>
          </table:table-cell>
          <table:table-cell table:number-columns-repeated="20"/>
        </table:table-row>
        <table:table-row table:style-name="ro4">
          <table:table-cell office:value-type="float" office:value="686" calcext:value-type="float">
            <text:p>686</text:p>
          </table:table-cell>
          <table:table-cell office:value-type="string" calcext:value-type="string">
            <text:p><text:span text:style-name="T6">GILVAN DE OLIVEIRA FIEL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67" calcext:value-type="float">
            <text:p>1867</text:p>
          </table:table-cell>
          <table:table-cell office:value-type="string" calcext:value-type="string">
            <text:p><text:span text:style-name="T6">GILVAN OLIVEIRA DE REZENDE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840.56" calcext:value-type="float">
            <text:p>3.840,56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5195.89" calcext:value-type="float">
            <text:p>5.195,89</text:p>
          </table:table-cell>
          <table:table-cell office:value-type="float" office:value="13837.15" calcext:value-type="float">
            <text:p>13.837,15</text:p>
          </table:table-cell>
          <table:table-cell table:number-columns-repeated="20"/>
        </table:table-row>
        <table:table-row table:style-name="ro4">
          <table:table-cell office:value-type="float" office:value="859" calcext:value-type="float">
            <text:p>859</text:p>
          </table:table-cell>
          <table:table-cell office:value-type="string" calcext:value-type="string">
            <text:p><text:span text:style-name="T6">GILVANIA ANDRADE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65" calcext:value-type="float">
            <text:p>465</text:p>
          </table:table-cell>
          <table:table-cell office:value-type="string" calcext:value-type="string">
            <text:p><text:span text:style-name="T6">GILZA ALMEIDA ROSARIO</text:span></text:p>
          </table:table-cell>
          <table:table-cell office:value-type="string" calcext:value-type="string">
            <text:p><text:span text:style-name="T6">AGENTE ADMINISTRATIVO - requisitad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33" calcext:value-type="float">
            <text:p>1233</text:p>
          </table:table-cell>
          <table:table-cell office:value-type="string" calcext:value-type="string">
            <text:p><text:span text:style-name="T6">GISELLE IMBASSAHY MESSIAS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ISTRITAL - NOSSA SENHORA DO SOCORR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18.45" calcext:value-type="float">
            <text:p>2.718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32" calcext:value-type="float">
            <text:p>1832</text:p>
          </table:table-cell>
          <table:table-cell office:value-type="string" calcext:value-type="string">
            <text:p><text:span text:style-name="T6">GISLAINE FELIX DE CARVALHO CASTRO</text:span></text:p>
          </table:table-cell>
          <table:table-cell office:value-type="string" calcext:value-type="string">
            <text:p><text:span text:style-name="T6">ASSESSOR DE GESTAO OPERACIONAL III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25" calcext:value-type="float">
            <text:p>1325</text:p>
          </table:table-cell>
          <table:table-cell office:value-type="string" calcext:value-type="string">
            <text:p><text:span text:style-name="T6">GIULLIANO LEMOS ALVES DOS REI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05" calcext:value-type="float">
            <text:p>1205</text:p>
          </table:table-cell>
          <table:table-cell office:value-type="string" calcext:value-type="string">
            <text:p><text:span text:style-name="T6">GIVANILSON SANTOS DE JESUS</text:span></text:p>
          </table:table-cell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ACOMPANHAMENTO ORCAMENTARIO E ANALISE ECONOM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87" calcext:value-type="float">
            <text:p>1887</text:p>
          </table:table-cell>
          <table:table-cell office:value-type="string" calcext:value-type="string">
            <text:p><text:span text:style-name="T6">GLADEMIR GONCALVES DE FRANCA FI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86" calcext:value-type="float">
            <text:p>2186</text:p>
          </table:table-cell>
          <table:table-cell office:value-type="string" calcext:value-type="string">
            <text:p><text:span text:style-name="T6">GLAU MARCEL DE MENEZES ROCH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16" calcext:value-type="float">
            <text:p>416</text:p>
          </table:table-cell>
          <table:table-cell office:value-type="string" calcext:value-type="string">
            <text:p><text:span text:style-name="T6">GLAUCIA DE ALBUQUERQUE GARCI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6">GLAUCIA QUEIROZ DE MORAI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6456.9" calcext:value-type="float">
            <text:p>6.456,90</text:p>
          </table:table-cell>
          <table:table-cell office:value-type="float" office:value="11510.27" calcext:value-type="float">
            <text:p>11.510,27</text:p>
          </table:table-cell>
          <table:table-cell table:number-columns-repeated="20"/>
        </table:table-row>
        <table:table-row table:style-name="ro4">
          <table:table-cell office:value-type="float" office:value="1997" calcext:value-type="float">
            <text:p>1997</text:p>
          </table:table-cell>
          <table:table-cell office:value-type="string" calcext:value-type="string">
            <text:p><text:span text:style-name="T6">GLAUCIA TELES DE SOUSA</text:span></text:p>
          </table:table-cell>
          <table:table-cell office:value-type="string" calcext:value-type="string">
            <text:p><text:span text:style-name="T6">RECEPCIONISTA-requisitado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56" calcext:value-type="float">
            <text:p>2256</text:p>
          </table:table-cell>
          <table:table-cell office:value-type="string" calcext:value-type="string">
            <text:p><text:span text:style-name="T6">GLAUCIO RICARDO SANTO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16" calcext:value-type="float">
            <text:p>1816</text:p>
          </table:table-cell>
          <table:table-cell office:value-type="string" calcext:value-type="string">
            <text:p><text:span text:style-name="T6">GLAUCO LUIZ REZENDE DE CARVALH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INFRAESTRUTUR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31" calcext:value-type="float">
            <text:p>1731</text:p>
          </table:table-cell>
          <table:table-cell office:value-type="string" calcext:value-type="string">
            <text:p><text:span text:style-name="T6">GLEBERTON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ISTRITAL - ARACAJ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86" calcext:value-type="float">
            <text:p>2286</text:p>
          </table:table-cell>
          <table:table-cell office:value-type="string" calcext:value-type="string">
            <text:p><text:span text:style-name="T6">GLEIDE PAULA DE ANDRADE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26" calcext:value-type="float">
            <text:p>1726</text:p>
          </table:table-cell>
          <table:table-cell office:value-type="string" calcext:value-type="string">
            <text:p><text:span text:style-name="T6">GLEISE CHRISTINE NUNES DE FREITAS</text:span></text:p>
          </table:table-cell>
          <table:table-cell office:value-type="string" calcext:value-type="string">
            <text:p><text:span text:style-name="T6">ANALISTA DO MP - ADMINISTRADOR</text:span></text:p>
          </table:table-cell>
          <table:table-cell office:value-type="string" calcext:value-type="string">
            <text:p><text:span text:style-name="T6">DIVISAO DE GESTAO DE PESSOAS - SERVIDORE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80.91" calcext:value-type="float">
            <text:p>880,91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880.91" calcext:value-type="float">
            <text:p>880,91</text:p>
          </table:table-cell>
          <table:table-cell table:number-columns-repeated="20"/>
        </table:table-row>
        <table:table-row table:style-name="ro4">
          <table:table-cell office:value-type="float" office:value="1453" calcext:value-type="float">
            <text:p>1453</text:p>
          </table:table-cell>
          <table:table-cell office:value-type="string" calcext:value-type="string">
            <text:p><text:span text:style-name="T6">GONCALO RIBEIRO DE MELO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19" calcext:value-type="float">
            <text:p>1619</text:p>
          </table:table-cell>
          <table:table-cell office:value-type="string" calcext:value-type="string">
            <text:p><text:span text:style-name="T6">GRACE DE OLIVEIRA SOU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TRIAGEM TECNICA DAS PROMOTORIAS DE JUSTICA DO TRIBUNAL DO JURI DE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1.48" calcext:value-type="float">
            <text:p>331,48</text:p>
          </table:table-cell>
          <table:table-cell office:value-type="float" office:value="2509.48" calcext:value-type="float">
            <text:p>2.509,4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06" calcext:value-type="float">
            <text:p>1806</text:p>
          </table:table-cell>
          <table:table-cell office:value-type="string" calcext:value-type="string">
            <text:p><text:span text:style-name="T6">GRASIELE ROSARIO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OS DIREITOS A SAUD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41" calcext:value-type="float">
            <text:p>1241</text:p>
          </table:table-cell>
          <table:table-cell office:value-type="string" calcext:value-type="string">
            <text:p><text:span text:style-name="T6">GREYCE MENDONÇA BELÉM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39" calcext:value-type="float">
            <text:p>1839</text:p>
          </table:table-cell>
          <table:table-cell office:value-type="string" calcext:value-type="string">
            <text:p><text:span text:style-name="T6">GREZIELE LIM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ESPECIAL CIVEL E CRIMINAL - ESTANCI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34" calcext:value-type="float">
            <text:p>1234</text:p>
          </table:table-cell>
          <table:table-cell office:value-type="string" calcext:value-type="string">
            <text:p><text:span text:style-name="T6">GUSTAVO MENDONCA RODRIGU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89.21" calcext:value-type="float">
            <text:p>3.089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52" calcext:value-type="float">
            <text:p>1452</text:p>
          </table:table-cell>
          <table:table-cell office:value-type="string" calcext:value-type="string">
            <text:p><text:span text:style-name="T6">HEBERT DA SILVA FERR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84" calcext:value-type="float">
            <text:p>1284</text:p>
          </table:table-cell>
          <table:table-cell office:value-type="string" calcext:value-type="string">
            <text:p><text:span text:style-name="T6">HELEN MARTHA DIAS SALVIAN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48" calcext:value-type="float">
            <text:p>1348</text:p>
          </table:table-cell>
          <table:table-cell office:value-type="string" calcext:value-type="string">
            <text:p><text:span text:style-name="T6">HELENA CHRISTINA DE ALMEIDA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SAO CRISTOV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61.45" calcext:value-type="float">
            <text:p>2.961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<text:span text:style-name="T6">HELENO AVILA DOS SANTOS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40" calcext:value-type="float">
            <text:p>2240</text:p>
          </table:table-cell>
          <table:table-cell office:value-type="string" calcext:value-type="string">
            <text:p><text:span text:style-name="T6">HELIO LIMA FEITOSA</text:span></text:p>
          </table:table-cell>
          <table:table-cell office:value-type="string" calcext:value-type="string">
            <text:p><text:span text:style-name="T6">1º TENENTE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51" calcext:value-type="float">
            <text:p>2151</text:p>
          </table:table-cell>
          <table:table-cell office:value-type="string" calcext:value-type="string">
            <text:p><text:span text:style-name="T6">HELIO SANTOS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82" calcext:value-type="float">
            <text:p>2082</text:p>
          </table:table-cell>
          <table:table-cell office:value-type="string" calcext:value-type="string">
            <text:p><text:span text:style-name="T6">HELOISA GAMA DE SAL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GARAR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90.44" calcext:value-type="float">
            <text:p>3.390,44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>
            <text:p><text:span text:style-name="T6">HENRIQUE RIBEIRO CARDOS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A CURADORIA DA FAZENDA PUBL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table:number-columns-repeated="2" office:value-type="float" office:value="3368.91" calcext:value-type="float">
            <text:p>3.368,91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4716.48" calcext:value-type="float">
            <text:p>4.716,48</text:p>
          </table:table-cell>
          <table:table-cell office:value-type="float" office:value="3508.39" calcext:value-type="float">
            <text:p>3.508,39</text:p>
          </table:table-cell>
          <table:table-cell office:value-type="float" office:value="14962.69" calcext:value-type="float">
            <text:p>14.962,69</text:p>
          </table:table-cell>
          <table:table-cell table:number-columns-repeated="20"/>
        </table:table-row>
        <table:table-row table:style-name="ro4">
          <table:table-cell office:value-type="float" office:value="1689" calcext:value-type="float">
            <text:p>1689</text:p>
          </table:table-cell>
          <table:table-cell office:value-type="string" calcext:value-type="string">
            <text:p><text:span text:style-name="T6">HONORINA JAMILLY ALMEIDA NOVA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office:value-type="float" office:value="26.67" calcext:value-type="float">
            <text:p>26,67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26.67" calcext:value-type="float">
            <text:p>26,67</text:p>
          </table:table-cell>
          <table:table-cell table:number-columns-repeated="20"/>
        </table:table-row>
        <table:table-row table:style-name="ro4">
          <table:table-cell office:value-type="float" office:value="1901" calcext:value-type="float">
            <text:p>1901</text:p>
          </table:table-cell>
          <table:table-cell office:value-type="string" calcext:value-type="string">
            <text:p><text:span text:style-name="T6">HUDSON DE JESUS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80" calcext:value-type="float">
            <text:p>2280</text:p>
          </table:table-cell>
          <table:table-cell office:value-type="string" calcext:value-type="string">
            <text:p><text:span text:style-name="T6">HUGO SILVINO DOS SANTOS NASCIMENT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98" calcext:value-type="float">
            <text:p>2198</text:p>
          </table:table-cell>
          <table:table-cell office:value-type="string" calcext:value-type="string">
            <text:p><text:span text:style-name="T6">IAN EMILIO SCHLINGMANN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88" calcext:value-type="float">
            <text:p>1788</text:p>
          </table:table-cell>
          <table:table-cell office:value-type="string" calcext:value-type="string">
            <text:p><text:span text:style-name="T6">IANNY CAROLINY ALMEIDA SIL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ITABAIAN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<text:span text:style-name="T6">IARA PINHEIRO DE JESUS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93" calcext:value-type="float">
            <text:p>2293</text:p>
          </table:table-cell>
          <table:table-cell office:value-type="string" calcext:value-type="string">
            <text:p><text:span text:style-name="T6">ICARO PRADO NOVAES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DIVISAO DE COMUNICACAO CERIMONIAL E EVENTOS/GPGJ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1604" calcext:value-type="float">
            <text:p>1.604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807" calcext:value-type="float">
            <text:p>2.807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pan text:style-name="T6">IGOR PEREIRA TEL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400" calcext:value-type="float">
            <text:p>400,00</text:p>
          </table:table-cell>
          <table:table-cell office:value-type="float" office:value="0" calcext:value-type="float">
            <text:p>0,00</text:p>
          </table:table-cell>
          <table:table-cell office:value-type="float" office:value="542.87" calcext:value-type="float">
            <text:p>542,87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942.87" calcext:value-type="float">
            <text:p>942,87</text:p>
          </table:table-cell>
          <table:table-cell table:number-columns-repeated="20"/>
        </table:table-row>
        <table:table-row table:style-name="ro4">
          <table:table-cell office:value-type="float" office:value="1611" calcext:value-type="float">
            <text:p>1611</text:p>
          </table:table-cell>
          <table:table-cell office:value-type="string" calcext:value-type="string">
            <text:p><text:span text:style-name="T6">ILANA CHAGAS FERRO COELHO DA PAZ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48" calcext:value-type="float">
            <text:p>2148</text:p>
          </table:table-cell>
          <table:table-cell office:value-type="string" calcext:value-type="string">
            <text:p><text:span text:style-name="T6">IOLANDO VIEIRA SANTOS FILHO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70" calcext:value-type="float">
            <text:p>2170</text:p>
          </table:table-cell>
          <table:table-cell office:value-type="string" calcext:value-type="string">
            <text:p><text:span text:style-name="T6">IRINALDO JOSE DOS SANTO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88" calcext:value-type="float">
            <text:p>1888</text:p>
          </table:table-cell>
          <table:table-cell office:value-type="string" calcext:value-type="string">
            <text:p><text:span text:style-name="T6">ISABEL CHRISTINA PRAZERES RODRIGU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61" calcext:value-type="float">
            <text:p>1761</text:p>
          </table:table-cell>
          <table:table-cell office:value-type="string" calcext:value-type="string">
            <text:p><text:span text:style-name="T6">ISABELA DE ARAGAO DOR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36" calcext:value-type="float">
            <text:p>1836</text:p>
          </table:table-cell>
          <table:table-cell office:value-type="string" calcext:value-type="string">
            <text:p><text:span text:style-name="T6">ISABELLE CRISTINE DA SILVA FRAZ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LARANJEIRA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66" calcext:value-type="float">
            <text:p>1766</text:p>
          </table:table-cell>
          <table:table-cell office:value-type="string" calcext:value-type="string">
            <text:p><text:span text:style-name="T6">ITALO PEREIRA TELES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875" calcext:value-type="float">
            <text:p>875</text:p>
          </table:table-cell>
          <table:table-cell office:value-type="string" calcext:value-type="string">
            <text:p><text:span text:style-name="T6">IURI MARCEL MENEZES BORG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716.48" calcext:value-type="float">
            <text:p>4.716,48</text:p>
          </table:table-cell>
          <table:table-cell office:value-type="float" office:value="6063.84" calcext:value-type="float">
            <text:p>6.063,84</text:p>
          </table:table-cell>
          <table:table-cell office:value-type="float" office:value="10780.32" calcext:value-type="float">
            <text:p>10.780,32</text:p>
          </table:table-cell>
          <table:table-cell table:number-columns-repeated="20"/>
        </table:table-row>
        <table:table-row table:style-name="ro4">
          <table:table-cell office:value-type="float" office:value="1610" calcext:value-type="float">
            <text:p>1610</text:p>
          </table:table-cell>
          <table:table-cell office:value-type="string" calcext:value-type="string">
            <text:p><text:span text:style-name="T6">IVAN FERNANDES LEAL DE MEL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42" calcext:value-type="float">
            <text:p>1442</text:p>
          </table:table-cell>
          <table:table-cell office:value-type="string" calcext:value-type="string">
            <text:p><text:span text:style-name="T6">IVAN VIEIRA DE ARAUJ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ESTANC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37" calcext:value-type="float">
            <text:p>1737</text:p>
          </table:table-cell>
          <table:table-cell office:value-type="string" calcext:value-type="string">
            <text:p><text:span text:style-name="T6">IVANDILSON DE MOURA F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57" calcext:value-type="float">
            <text:p>1657</text:p>
          </table:table-cell>
          <table:table-cell office:value-type="string" calcext:value-type="string">
            <text:p><text:span text:style-name="T6">IVES ROC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23" calcext:value-type="float">
            <text:p>1223</text:p>
          </table:table-cell>
          <table:table-cell office:value-type="string" calcext:value-type="string">
            <text:p><text:span text:style-name="T6">IZABELA ROSA VI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24" calcext:value-type="float">
            <text:p>1924</text:p>
          </table:table-cell>
          <table:table-cell office:value-type="string" calcext:value-type="string">
            <text:p><text:span text:style-name="T6">IZAC SILVA DE JESU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ÇA ESPECIAL CÍVEL E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47" calcext:value-type="float">
            <text:p>1247</text:p>
          </table:table-cell>
          <table:table-cell office:value-type="string" calcext:value-type="string">
            <text:p><text:span text:style-name="T6">JACQUELINE ALMEIDA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0"/>
        </table:table-row>
        <table:table-row table:style-name="ro4">
          <table:table-cell office:value-type="float" office:value="2187" calcext:value-type="float">
            <text:p>2187</text:p>
          </table:table-cell>
          <table:table-cell office:value-type="string" calcext:value-type="string">
            <text:p><text:span text:style-name="T6">JACQUELINE CARVALHO NABUCO D AVILA CESPEDES</text:span></text:p>
          </table:table-cell>
          <table:table-cell office:value-type="string" calcext:value-type="string">
            <text:p><text:span text:style-name="T6">PEDAGOG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98" calcext:value-type="float">
            <text:p>1298</text:p>
          </table:table-cell>
          <table:table-cell office:value-type="string" calcext:value-type="string">
            <text:p><text:span text:style-name="T6">JACQUELINE DE LIM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6ª PROMOTORIA DE JUSTICA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200" calcext:value-type="float">
            <text:p>2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0"/>
        </table:table-row>
        <table:table-row table:style-name="ro4">
          <table:table-cell office:value-type="float" office:value="1357" calcext:value-type="float">
            <text:p>1357</text:p>
          </table:table-cell>
          <table:table-cell office:value-type="string" calcext:value-type="string">
            <text:p><text:span text:style-name="T6">JACQUELINE MONTE DE HOLLAN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36.42" calcext:value-type="float">
            <text:p>1.536,42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536.42" calcext:value-type="float">
            <text:p>1.536,42</text:p>
          </table:table-cell>
          <table:table-cell table:number-columns-repeated="20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<text:span text:style-name="T6">JAMISSON CARLOS DE JESUS FERREIRA</text:span></text:p>
          </table:table-cell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57" calcext:value-type="float">
            <text:p>2157</text:p>
          </table:table-cell>
          <table:table-cell office:value-type="string" calcext:value-type="string">
            <text:p><text:span text:style-name="T6">JAMISSON RODRIGUES DOS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52" calcext:value-type="float">
            <text:p>2252</text:p>
          </table:table-cell>
          <table:table-cell office:value-type="string" calcext:value-type="string">
            <text:p><text:span text:style-name="T6">JANETE LARISSA SILVA BATIST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95" calcext:value-type="float">
            <text:p>1495</text:p>
          </table:table-cell>
          <table:table-cell office:value-type="string" calcext:value-type="string">
            <text:p><text:span text:style-name="T6">JANIO DA SILVA CRUZ</text:span></text:p>
          </table:table-cell>
          <table:table-cell office:value-type="string" calcext:value-type="string">
            <text:p><text:span text:style-name="T6">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string" calcext:value-type="string">
            <text:p><text:span text:style-name="T6">JAQUELINE BAPTISTA DE ALMEIDA</text:span></text:p>
          </table:table-cell>
          <table:table-cell office:value-type="string" calcext:value-type="string">
            <text:p><text:span text:style-name="T6">Assessor do C. Adm. e Pedagógico da E.S.MP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81" calcext:value-type="float">
            <text:p>581</text:p>
          </table:table-cell>
          <table:table-cell office:value-type="string" calcext:value-type="string">
            <text:p><text:span text:style-name="T6">JARBAS ADELINO SANTOS JUNIO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863.57" calcext:value-type="float">
            <text:p>2.863,57</text:p>
          </table:table-cell>
          <table:table-cell office:value-type="float" office:value="6962.25" calcext:value-type="float">
            <text:p>6.962,25</text:p>
          </table:table-cell>
          <table:table-cell office:value-type="float" office:value="9825.82" calcext:value-type="float">
            <text:p>9.825,82</text:p>
          </table:table-cell>
          <table:table-cell table:number-columns-repeated="20"/>
        </table:table-row>
        <table:table-row table:style-name="ro4">
          <table:table-cell office:value-type="float" office:value="1959" calcext:value-type="float">
            <text:p>1959</text:p>
          </table:table-cell>
          <table:table-cell office:value-type="string" calcext:value-type="string">
            <text:p><text:span text:style-name="T6">JEAN CARLOS DE ANDRADE TINTILIAN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039" calcext:value-type="float">
            <text:p>1039</text:p>
          </table:table-cell>
          <table:table-cell office:value-type="string" calcext:value-type="string">
            <text:p><text:span text:style-name="T6">JEANE SANTOS NASCIMENT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97" calcext:value-type="float">
            <text:p>1797</text:p>
          </table:table-cell>
          <table:table-cell office:value-type="string" calcext:value-type="string">
            <text:p><text:span text:style-name="T6">JESSICA MATOS CORRE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55" calcext:value-type="float">
            <text:p>1955</text:p>
          </table:table-cell>
          <table:table-cell office:value-type="string" calcext:value-type="string">
            <text:p><text:span text:style-name="T6">JESSICA TAVARES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30" calcext:value-type="float">
            <text:p>2230</text:p>
          </table:table-cell>
          <table:table-cell office:value-type="string" calcext:value-type="string">
            <text:p><text:span text:style-name="T6">JESSYCA KAROLINE SOUZA ALVE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23" calcext:value-type="float">
            <text:p>1923</text:p>
          </table:table-cell>
          <table:table-cell office:value-type="string" calcext:value-type="string">
            <text:p><text:span text:style-name="T6">JOANA ANGELICA CARREGOS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TOBIAS BARRET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69.75" calcext:value-type="float">
            <text:p>3.469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15" calcext:value-type="float">
            <text:p>1215</text:p>
          </table:table-cell>
          <table:table-cell office:value-type="string" calcext:value-type="string">
            <text:p><text:span text:style-name="T6">JOANA WIRTI ROCH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O TRIBUNAL DO JURI - ARACAJ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83" calcext:value-type="float">
            <text:p>2083</text:p>
          </table:table-cell>
          <table:table-cell office:value-type="string" calcext:value-type="string">
            <text:p><text:span text:style-name="T6">JOAO ALBERTO LEONARDO CLEMENT JUNI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NOSSA SENHORA DA GLORI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10" calcext:value-type="float">
            <text:p>1710</text:p>
          </table:table-cell>
          <table:table-cell office:value-type="string" calcext:value-type="string">
            <text:p><text:span text:style-name="T6">JOAO CARLOS NOGUEIRA ARAUJ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69.75" calcext:value-type="float">
            <text:p>3.469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string" calcext:value-type="string">
            <text:p><text:span text:style-name="T6">JOAO COSTA DOS SANTOS</text:span></text:p>
          </table:table-cell>
          <table:table-cell office:value-type="string" calcext:value-type="string">
            <text:p><text:span text:style-name="T6">GARÇON - requisitado</text:span></text:p>
          </table:table-cell>
          <table:table-cell office:value-type="string" calcext:value-type="string">
            <text:p><text:span text:style-name="T6">COPA 4º ANDAR/DAA/DA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16" calcext:value-type="float">
            <text:p>2116</text:p>
          </table:table-cell>
          <table:table-cell office:value-type="string" calcext:value-type="string">
            <text:p><text:span text:style-name="T6">JOAO CRUZ LEANDRO DA SILV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string" calcext:value-type="string">
            <text:p><text:span text:style-name="T6">JOAO FLORENCIO SANTOS FILHO</text:span></text:p>
          </table:table-cell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05" calcext:value-type="float">
            <text:p>2005</text:p>
          </table:table-cell>
          <table:table-cell office:value-type="string" calcext:value-type="string">
            <text:p><text:span text:style-name="T6">JOAO FRANCISCO GAGNO CAMPAGNAR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SAO CRISTOVA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94.28" calcext:value-type="float">
            <text:p>2.594,2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17" calcext:value-type="float">
            <text:p>1617</text:p>
          </table:table-cell>
          <table:table-cell office:value-type="string" calcext:value-type="string">
            <text:p><text:span text:style-name="T6">JOAO HENRIQUE DE MELO ELIA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UMBAUB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27" calcext:value-type="float">
            <text:p>1927</text:p>
          </table:table-cell>
          <table:table-cell office:value-type="string" calcext:value-type="string">
            <text:p><text:span text:style-name="T6">JOAO PAULO SANTOS BISP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68" calcext:value-type="float">
            <text:p>2168</text:p>
          </table:table-cell>
          <table:table-cell office:value-type="string" calcext:value-type="string">
            <text:p><text:span text:style-name="T6">JOAO RAIMUNDO MOREIRA GUIMARA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79" calcext:value-type="float">
            <text:p>2079</text:p>
          </table:table-cell>
          <table:table-cell office:value-type="string" calcext:value-type="string">
            <text:p><text:span text:style-name="T6">JOAO RIBEIRO DE ALMEIDA NET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28" calcext:value-type="float">
            <text:p>1828</text:p>
          </table:table-cell>
          <table:table-cell office:value-type="string" calcext:value-type="string">
            <text:p><text:span text:style-name="T6">JOAO RICARDO ANDRADE CORT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57" calcext:value-type="float">
            <text:p>2257</text:p>
          </table:table-cell>
          <table:table-cell office:value-type="string" calcext:value-type="string">
            <text:p><text:span text:style-name="T6">JOAO RICARDO CORREA DE OLIVEIRA E SILVA</text:span></text:p>
          </table:table-cell>
          <table:table-cell office:value-type="string" calcext:value-type="string">
            <text:p><text:span text:style-name="T6">Coordenador da Div. de Acomp. Orç. e  Estatistica</text:span></text:p>
          </table:table-cell>
          <table:table-cell office:value-type="string" calcext:value-type="string">
            <text:p><text:span text:style-name="T6">DIRETORIA DE PLANEJAMENTO  ORCAMENTO E PERICIA CONTABIL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00" calcext:value-type="float">
            <text:p>600</text:p>
          </table:table-cell>
          <table:table-cell office:value-type="string" calcext:value-type="string">
            <text:p><text:span text:style-name="T6">JOAO RODRIGUES DOS SANTO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54" calcext:value-type="float">
            <text:p>354</text:p>
          </table:table-cell>
          <table:table-cell office:value-type="string" calcext:value-type="string">
            <text:p><text:span text:style-name="T6">JOAO RODRIGUES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office:value-type="float" office:value="3725.5" calcext:value-type="float">
            <text:p>3.725,50</text:p>
          </table:table-cell>
          <table:table-cell office:value-type="float" office:value="8778.87" calcext:value-type="float">
            <text:p>8.778,87</text:p>
          </table:table-cell>
          <table:table-cell table:number-columns-repeated="20"/>
        </table:table-row>
        <table:table-row table:style-name="ro4">
          <table:table-cell office:value-type="float" office:value="1540" calcext:value-type="float">
            <text:p>1540</text:p>
          </table:table-cell>
          <table:table-cell office:value-type="string" calcext:value-type="string">
            <text:p><text:span text:style-name="T6">JOAQUIM DANTAS CARDOSO NETO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07" calcext:value-type="float">
            <text:p>1907</text:p>
          </table:table-cell>
          <table:table-cell office:value-type="string" calcext:value-type="string">
            <text:p><text:span text:style-name="T6">JOELMA LOPES CUSTODIO CRUZ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874" calcext:value-type="float">
            <text:p>874</text:p>
          </table:table-cell>
          <table:table-cell office:value-type="string" calcext:value-type="string">
            <text:p><text:span text:style-name="T6">JOELMA SOARES MACEDO DE SANTAN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5280.66" calcext:value-type="float">
            <text:p>5.280,66</text:p>
          </table:table-cell>
          <table:table-cell office:value-type="float" office:value="10081.36" calcext:value-type="float">
            <text:p>10.081,36</text:p>
          </table:table-cell>
          <table:table-cell table:number-columns-repeated="20"/>
        </table:table-row>
        <table:table-row table:style-name="ro4">
          <table:table-cell office:value-type="float" office:value="2164" calcext:value-type="float">
            <text:p>2164</text:p>
          </table:table-cell>
          <table:table-cell office:value-type="string" calcext:value-type="string">
            <text:p><text:span text:style-name="T6">JOLIVIO ALVES SANTOS FILHO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<text:span text:style-name="T6">JORGE MURILO SEIXAS DE SANTAN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497.57" calcext:value-type="float">
            <text:p>2.497,5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497.57" calcext:value-type="float">
            <text:p>2.497,57</text:p>
          </table:table-cell>
          <table:table-cell table:number-columns-repeated="20"/>
        </table:table-row>
        <table:table-row table:style-name="ro4">
          <table:table-cell office:value-type="float" office:value="2221" calcext:value-type="float">
            <text:p>2221</text:p>
          </table:table-cell>
          <table:table-cell office:value-type="string" calcext:value-type="string">
            <text:p><text:span text:style-name="T6">JORGIVALDO SILVA FEITOS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12" calcext:value-type="float">
            <text:p>2212</text:p>
          </table:table-cell>
          <table:table-cell office:value-type="string" calcext:value-type="string">
            <text:p><text:span text:style-name="T6">JOSE AGNALDO DOS SANTOS</text:span></text:p>
          </table:table-cell>
          <table:table-cell office:value-type="string" calcext:value-type="string">
            <text:p><text:span text:style-name="T6">AGENTE DE APOIO OPERACIONAL - requisitado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34" calcext:value-type="float">
            <text:p>1834</text:p>
          </table:table-cell>
          <table:table-cell office:value-type="string" calcext:value-type="string">
            <text:p><text:span text:style-name="T6">JOSE AILTON NUNES DA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0"/>
        </table:table-row>
        <table:table-row table:style-name="ro4">
          <table:table-cell office:value-type="float" office:value="2171" calcext:value-type="float">
            <text:p>2171</text:p>
          </table:table-cell>
          <table:table-cell office:value-type="string" calcext:value-type="string">
            <text:p><text:span text:style-name="T6">JOSE ANCELMO DOS SANTO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<text:span text:style-name="T6">JOSE ANCELMO OLIVEIR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42.87" calcext:value-type="float">
            <text:p>542,87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542.87" calcext:value-type="float">
            <text:p>542,87</text:p>
          </table:table-cell>
          <table:table-cell table:number-columns-repeated="20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<text:span text:style-name="T6">JOSE ANDRADE JUNIOR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TRIAGEM TECNICA - COORDENADORIA-GERAL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39" calcext:value-type="float">
            <text:p>2139</text:p>
          </table:table-cell>
          <table:table-cell office:value-type="string" calcext:value-type="string">
            <text:p><text:span text:style-name="T6">JOSE APARECIDO DO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07" calcext:value-type="float">
            <text:p>2107</text:p>
          </table:table-cell>
          <table:table-cell office:value-type="string" calcext:value-type="string">
            <text:p><text:span text:style-name="T6">JOSE AUGUSTO DO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73" calcext:value-type="float">
            <text:p>2273</text:p>
          </table:table-cell>
          <table:table-cell office:value-type="string" calcext:value-type="string">
            <text:p><text:span text:style-name="T6">JOSE AUGUSTO RAMOS DA SILV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54" calcext:value-type="float">
            <text:p>1954</text:p>
          </table:table-cell>
          <table:table-cell office:value-type="string" calcext:value-type="string">
            <text:p><text:span text:style-name="T6">JOSE AVELAR PEREIRA MATTOS SEGUN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CONSELHEIRO - DOUTOR EDUARDO BARRETO DAVILA FONTE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11" calcext:value-type="float">
            <text:p>2111</text:p>
          </table:table-cell>
          <table:table-cell office:value-type="string" calcext:value-type="string">
            <text:p><text:span text:style-name="T6">JOSE BIZERRA DO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68" calcext:value-type="float">
            <text:p>2068</text:p>
          </table:table-cell>
          <table:table-cell office:value-type="string" calcext:value-type="string">
            <text:p><text:span text:style-name="T6">JOSE BONIFACIO DA SILVA JUNIOR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29" calcext:value-type="float">
            <text:p>2129</text:p>
          </table:table-cell>
          <table:table-cell office:value-type="string" calcext:value-type="string">
            <text:p><text:span text:style-name="T6">JOSE CARLOS ALVES SANTOS</text:span></text:p>
          </table:table-cell>
          <table:table-cell office:value-type="string" calcext:value-type="string">
            <text:p><text:span text:style-name="T6">SUBTENENTE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6">JOSE CARLOS DE OLIVEIRA FILH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985.22" calcext:value-type="float">
            <text:p>2.985,2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985.22" calcext:value-type="float">
            <text:p>2.985,22</text:p>
          </table:table-cell>
          <table:table-cell table:number-columns-repeated="20"/>
        </table:table-row>
        <table:table-row table:style-name="ro4">
          <table:table-cell office:value-type="float" office:value="1991" calcext:value-type="float">
            <text:p>1991</text:p>
          </table:table-cell>
          <table:table-cell office:value-type="string" calcext:value-type="string">
            <text:p><text:span text:style-name="T6">JOSE CARLOS DOS SANTOS</text:span></text:p>
          </table:table-cell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48" calcext:value-type="float">
            <text:p>1548</text:p>
          </table:table-cell>
          <table:table-cell office:value-type="string" calcext:value-type="string">
            <text:p><text:span text:style-name="T6">JOSE CARLOS MELO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16" calcext:value-type="float">
            <text:p>1616</text:p>
          </table:table-cell>
          <table:table-cell office:value-type="string" calcext:value-type="string">
            <text:p><text:span text:style-name="T6">JOSE CESAR NOBREGA CAVALCANTE JUNI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100" calcext:value-type="float">
            <text:p>1100</text:p>
          </table:table-cell>
          <table:table-cell office:value-type="string" calcext:value-type="string">
            <text:p><text:span text:style-name="T6">JOSE CLAUDIANO SILVA DE CARVALHO</text:span></text:p>
          </table:table-cell>
          <table:table-cell office:value-type="string" calcext:value-type="string">
            <text:p><text:span text:style-name="T6">VIGILANTE - requisitad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64" calcext:value-type="float">
            <text:p>1964</text:p>
          </table:table-cell>
          <table:table-cell office:value-type="string" calcext:value-type="string">
            <text:p><text:span text:style-name="T6">JOSE CLAUDINO DA ROCHA SALES</text:span></text:p>
          </table:table-cell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62" calcext:value-type="float">
            <text:p>562</text:p>
          </table:table-cell>
          <table:table-cell office:value-type="string" calcext:value-type="string">
            <text:p><text:span text:style-name="T6">JOSE CLAUDIO CARDOSO DOS SANTOS</text:span></text:p>
          </table:table-cell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19" calcext:value-type="float">
            <text:p>1719</text:p>
          </table:table-cell>
          <table:table-cell office:value-type="string" calcext:value-type="string">
            <text:p><text:span text:style-name="T6">JOSE CLAUDIO DE MATOS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90.44" calcext:value-type="float">
            <text:p>3.390,44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<text:span text:style-name="T6">JOSE COSTA CAVALCANTE JUNIOR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<text:span text:style-name="T6">JOSE DE FARO MENEZES NETO</text:span></text:p>
          </table:table-cell>
          <table:table-cell office:value-type="string" calcext:value-type="string">
            <text:p><text:span text:style-name="T6">ADMINISTRADOR</text:span></text:p>
          </table:table-cell>
          <table:table-cell office:value-type="string" calcext:value-type="string">
            <text:p><text:span text:style-name="T6">TRIAGEM TECNICA - COORDENADORIA-GERAL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56" calcext:value-type="float">
            <text:p>2156</text:p>
          </table:table-cell>
          <table:table-cell office:value-type="string" calcext:value-type="string">
            <text:p><text:span text:style-name="T6">JOSE DE OLIVEIRA FREITA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string" calcext:value-type="string">
            <text:p><text:span text:style-name="T6">JOSE DE OLIVEIRA FREITAS JUNIOR</text:span></text:p>
          </table:table-cell>
          <table:table-cell office:value-type="string" calcext:value-type="string">
            <text:p><text:span text:style-name="T6">ASSESSOR DO GAB. DO PROC. G. DE  JUSTIÇA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/>
        </table:table-row>
        <table:table-row table:style-name="ro4">
          <table:table-cell office:value-type="float" office:value="2237" calcext:value-type="float">
            <text:p>2237</text:p>
          </table:table-cell>
          <table:table-cell office:value-type="string" calcext:value-type="string">
            <text:p><text:span text:style-name="T6">JOSE DENILTON NASCIMENTO DE JESUS</text:span></text:p>
          </table:table-cell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44" calcext:value-type="float">
            <text:p>544</text:p>
          </table:table-cell>
          <table:table-cell office:value-type="string" calcext:value-type="string">
            <text:p><text:span text:style-name="T6">JOSE DERNIVAL DA SILVA SANTOS FILHO</text:span></text:p>
          </table:table-cell>
          <table:table-cell office:value-type="string" calcext:value-type="string">
            <text:p><text:span text:style-name="T6">ASSESSOR DO COORDENADOR DA DIVISAO DE PATRIMONI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92" calcext:value-type="float">
            <text:p>1892</text:p>
          </table:table-cell>
          <table:table-cell office:value-type="string" calcext:value-type="string">
            <text:p><text:span text:style-name="T6">JOSE EDSON CARDOSO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67" calcext:value-type="float">
            <text:p>2267</text:p>
          </table:table-cell>
          <table:table-cell office:value-type="string" calcext:value-type="string">
            <text:p><text:span text:style-name="T6">JOSE ELIAS PINHO DE OLIVEIRA</text:span></text:p>
          </table:table-cell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GABINETE DO SUBPROCURADOR-GERAL DE JUSTIÇ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69" calcext:value-type="float">
            <text:p>2169</text:p>
          </table:table-cell>
          <table:table-cell office:value-type="string" calcext:value-type="string">
            <text:p><text:span text:style-name="T6">JOSE ELIAS PINHO DE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27" calcext:value-type="float">
            <text:p>1627</text:p>
          </table:table-cell>
          <table:table-cell office:value-type="string" calcext:value-type="string">
            <text:p><text:span text:style-name="T6">JOSE FERNANDO DOS SANTOS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45" calcext:value-type="float">
            <text:p>2145</text:p>
          </table:table-cell>
          <table:table-cell office:value-type="string" calcext:value-type="string">
            <text:p><text:span text:style-name="T6">JOSE FERREIRA DE LIMA</text:span></text:p>
          </table:table-cell>
          <table:table-cell office:value-type="string" calcext:value-type="string">
            <text:p><text:span text:style-name="T6">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75" calcext:value-type="float">
            <text:p>1675</text:p>
          </table:table-cell>
          <table:table-cell office:value-type="string" calcext:value-type="string">
            <text:p><text:span text:style-name="T6">JOSE ISAU DE LIMA FRANCA</text:span></text:p>
          </table:table-cell>
          <table:table-cell office:value-type="string" calcext:value-type="string">
            <text:p><text:span text:style-name="T6">COORDENADOR DA DIVISÃO DE ENG. E MANUTENÇÃO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86" calcext:value-type="float">
            <text:p>1986</text:p>
          </table:table-cell>
          <table:table-cell office:value-type="string" calcext:value-type="string">
            <text:p><text:span text:style-name="T6">JOSE LUCAS CARVALHO RIBEIRO</text:span></text:p>
          </table:table-cell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96" calcext:value-type="float">
            <text:p>596</text:p>
          </table:table-cell>
          <table:table-cell office:value-type="string" calcext:value-type="string">
            <text:p><text:span text:style-name="T6">JOSE LUCAS DA SILVA GOI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ESTANCI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526.68" calcext:value-type="float">
            <text:p>2.526,68</text:p>
          </table:table-cell>
          <table:table-cell office:value-type="float" office:value="8085.29" calcext:value-type="float">
            <text:p>8.085,29</text:p>
          </table:table-cell>
          <table:table-cell office:value-type="float" office:value="10611.97" calcext:value-type="float">
            <text:p>10.611,97</text:p>
          </table:table-cell>
          <table:table-cell table:number-columns-repeated="20"/>
        </table:table-row>
        <table:table-row table:style-name="ro4">
          <table:table-cell office:value-type="float" office:value="1857" calcext:value-type="float">
            <text:p>1857</text:p>
          </table:table-cell>
          <table:table-cell office:value-type="string" calcext:value-type="string">
            <text:p><text:span text:style-name="T6">JOSE LUCAS SANTOS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<text:span text:style-name="T6">JOSE MAGALHAES DE SANTAN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22" calcext:value-type="float">
            <text:p>2122</text:p>
          </table:table-cell>
          <table:table-cell office:value-type="string" calcext:value-type="string">
            <text:p><text:span text:style-name="T6">JOSE MARCOS SANTOS CHAGA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38" calcext:value-type="float">
            <text:p>1538</text:p>
          </table:table-cell>
          <table:table-cell office:value-type="string" calcext:value-type="string">
            <text:p><text:span text:style-name="T6">JOSE MARIO DA CRUZ COSTA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82" calcext:value-type="float">
            <text:p>1482</text:p>
          </table:table-cell>
          <table:table-cell office:value-type="string" calcext:value-type="string">
            <text:p><text:span text:style-name="T6">JOSE MARLUCIO MONTEIRO FERREIRA</text:span></text:p>
          </table:table-cell>
          <table:table-cell office:value-type="string" calcext:value-type="string">
            <text:p><text:span text:style-name="T6">Coordenador da Div. Perícia Contábil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10" calcext:value-type="float">
            <text:p>1910</text:p>
          </table:table-cell>
          <table:table-cell office:value-type="string" calcext:value-type="string">
            <text:p><text:span text:style-name="T6">JOSE MICAEL BISPO RODRIGU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PROPR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string" calcext:value-type="string">
            <text:p><text:span text:style-name="T6">JOSE MIRANDA SOUZA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19" calcext:value-type="float">
            <text:p>2119</text:p>
          </table:table-cell>
          <table:table-cell office:value-type="string" calcext:value-type="string">
            <text:p><text:span text:style-name="T6">JOSE NUNES SANTOS</text:span></text:p>
          </table:table-cell>
          <table:table-cell office:value-type="string" calcext:value-type="string">
            <text:p><text:span text:style-name="T6">SOLDADO - requistado 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6">JOSE RENATO LIMA SAMPAI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74" calcext:value-type="float">
            <text:p>2074</text:p>
          </table:table-cell>
          <table:table-cell office:value-type="string" calcext:value-type="string">
            <text:p><text:span text:style-name="T6">JOSE RICARDO ALVES DE JESUS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64" calcext:value-type="float">
            <text:p>2264</text:p>
          </table:table-cell>
          <table:table-cell office:value-type="string" calcext:value-type="string">
            <text:p><text:span text:style-name="T6">JOSE ROBERTO NASCIMENTO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10" calcext:value-type="float">
            <text:p>1810</text:p>
          </table:table-cell>
          <table:table-cell office:value-type="string" calcext:value-type="string">
            <text:p><text:span text:style-name="T6">JOSE RONALDO DE JESU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<text:span text:style-name="T6">JOSE RONY SILVA ALMEID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6288.63" calcext:value-type="float">
            <text:p>6.288,63</text:p>
          </table:table-cell>
          <table:table-cell office:value-type="float" office:value="11342" calcext:value-type="float">
            <text:p>11.342,00</text:p>
          </table:table-cell>
          <table:table-cell table:number-columns-repeated="20"/>
        </table:table-row>
        <table:table-row table:style-name="ro4">
          <table:table-cell office:value-type="float" office:value="1274" calcext:value-type="float">
            <text:p>1274</text:p>
          </table:table-cell>
          <table:table-cell office:value-type="string" calcext:value-type="string">
            <text:p><text:span text:style-name="T6">JOSE SACRAMENTO DOS SANTOS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65" calcext:value-type="float">
            <text:p>1665</text:p>
          </table:table-cell>
          <table:table-cell office:value-type="string" calcext:value-type="string">
            <text:p><text:span text:style-name="T6">JOSENALVO SILVA SANTOS</text:span></text:p>
          </table:table-cell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<text:span text:style-name="T6">JOSENIAS FRANCA DO NASCIMENT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20"/>
        </table:table-row>
        <table:table-row table:style-name="ro4">
          <table:table-cell office:value-type="float" office:value="1995" calcext:value-type="float">
            <text:p>1995</text:p>
          </table:table-cell>
          <table:table-cell office:value-type="string" calcext:value-type="string">
            <text:p><text:span text:style-name="T6">JOUBERTO UCHOA DE MENDONCA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ORREGEDORIA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86" calcext:value-type="float">
            <text:p>2086</text:p>
          </table:table-cell>
          <table:table-cell office:value-type="string" calcext:value-type="string">
            <text:p><text:span text:style-name="T6">JUCIARA REI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INDIAROB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42" calcext:value-type="float">
            <text:p>342</text:p>
          </table:table-cell>
          <table:table-cell office:value-type="string" calcext:value-type="string">
            <text:p><text:span text:style-name="T6">JULIANA CHECCUCCI CARBALLAL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526.68" calcext:value-type="float">
            <text:p>2.526,68</text:p>
          </table:table-cell>
          <table:table-cell office:value-type="float" office:value="9095.93" calcext:value-type="float">
            <text:p>9.095,93</text:p>
          </table:table-cell>
          <table:table-cell office:value-type="float" office:value="11622.61" calcext:value-type="float">
            <text:p>11.622,61</text:p>
          </table:table-cell>
          <table:table-cell table:number-columns-repeated="20"/>
        </table:table-row>
        <table:table-row table:style-name="ro4">
          <table:table-cell office:value-type="float" office:value="1291" calcext:value-type="float">
            <text:p>1291</text:p>
          </table:table-cell>
          <table:table-cell office:value-type="string" calcext:value-type="string">
            <text:p><text:span text:style-name="T6">JULIANA COUTO VASCONCEL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17" calcext:value-type="float">
            <text:p>1417</text:p>
          </table:table-cell>
          <table:table-cell office:value-type="string" calcext:value-type="string">
            <text:p><text:span text:style-name="T6">JULIANA DA COSTA MACIEL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99" calcext:value-type="float">
            <text:p>1699</text:p>
          </table:table-cell>
          <table:table-cell office:value-type="string" calcext:value-type="string">
            <text:p><text:span text:style-name="T6">JULIANA DAYSE FREITAS DO SACRAMENTO AQUIN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29" calcext:value-type="float">
            <text:p>1429</text:p>
          </table:table-cell>
          <table:table-cell office:value-type="string" calcext:value-type="string">
            <text:p><text:span text:style-name="T6">JULIANA DE BRITTO AMORIM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88" calcext:value-type="float">
            <text:p>1988</text:p>
          </table:table-cell>
          <table:table-cell office:value-type="string" calcext:value-type="string">
            <text:p><text:span text:style-name="T6">JULIANA GOMES REZENDE DORI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BARRA DOS COQUEIR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51" calcext:value-type="float">
            <text:p>1951</text:p>
          </table:table-cell>
          <table:table-cell office:value-type="string" calcext:value-type="string">
            <text:p><text:span text:style-name="T6">JULIANA LUSTOSA DE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731.94" calcext:value-type="float">
            <text:p>731,94</text:p>
          </table:table-cell>
          <table:table-cell office:value-type="float" office:value="264.24" calcext:value-type="float">
            <text:p>264,24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996.18" calcext:value-type="float">
            <text:p>996,18</text:p>
          </table:table-cell>
          <table:table-cell table:number-columns-repeated="20"/>
        </table:table-row>
        <table:table-row table:style-name="ro4">
          <table:table-cell office:value-type="float" office:value="1865" calcext:value-type="float">
            <text:p>1865</text:p>
          </table:table-cell>
          <table:table-cell office:value-type="string" calcext:value-type="string">
            <text:p><text:span text:style-name="T6">JULIANA PRADO VIEIRA RI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MOTORIA DE JUSTICA DISTRIT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28" calcext:value-type="float">
            <text:p>2228</text:p>
          </table:table-cell>
          <table:table-cell office:value-type="string" calcext:value-type="string">
            <text:p><text:span text:style-name="T6">JULIANA SOARES ALVE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87" calcext:value-type="float">
            <text:p>2287</text:p>
          </table:table-cell>
          <table:table-cell office:value-type="string" calcext:value-type="string">
            <text:p><text:span text:style-name="T6">JULIANA SOBRINHO BORG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13" calcext:value-type="float">
            <text:p>1613</text:p>
          </table:table-cell>
          <table:table-cell office:value-type="string" calcext:value-type="string">
            <text:p><text:span text:style-name="T6">JULIANA SORAIA DOS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35" calcext:value-type="float">
            <text:p>1235</text:p>
          </table:table-cell>
          <table:table-cell office:value-type="string" calcext:value-type="string">
            <text:p><text:span text:style-name="T6">JULIANA VASCONCELOS DE OLIVEIRA FREITA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office:value-type="float" office:value="200" calcext:value-type="float">
            <text:p>200,00</text:p>
          </table:table-cell>
          <table:table-cell office:value-type="float" office:value="400" calcext:value-type="float">
            <text:p>400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20"/>
        </table:table-row>
        <table:table-row table:style-name="ro4">
          <table:table-cell office:value-type="float" office:value="1958" calcext:value-type="float">
            <text:p>1958</text:p>
          </table:table-cell>
          <table:table-cell office:value-type="string" calcext:value-type="string">
            <text:p><text:span text:style-name="T6">JULIANE MENDONCA NORON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ESPECIAL CÍVEL E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15" calcext:value-type="float">
            <text:p>1615</text:p>
          </table:table-cell>
          <table:table-cell office:value-type="string" calcext:value-type="string">
            <text:p><text:span text:style-name="T6">JULIANE RIBEIRO DANTAS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0"/>
        </table:table-row>
        <table:table-row table:style-name="ro4">
          <table:table-cell office:value-type="float" office:value="1375" calcext:value-type="float">
            <text:p>1375</text:p>
          </table:table-cell>
          <table:table-cell office:value-type="string" calcext:value-type="string">
            <text:p><text:span text:style-name="T6">JULIANE SOARES MARTINS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GESTAO DE ESTAGIARI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50" calcext:value-type="float">
            <text:p>1450</text:p>
          </table:table-cell>
          <table:table-cell office:value-type="string" calcext:value-type="string">
            <text:p><text:span text:style-name="T6">JULIANO CAVALCANTE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26" calcext:value-type="float">
            <text:p>426</text:p>
          </table:table-cell>
          <table:table-cell office:value-type="string" calcext:value-type="string">
            <text:p><text:span text:style-name="T6">JULIVAL PIRES REBOUCAS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ESPECIAL CÍVEL E CRIMINAL - NOSSA SENHORA DO SOCORR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696.94" calcext:value-type="float">
            <text:p>17.696,94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9095.93" calcext:value-type="float">
            <text:p>9.095,93</text:p>
          </table:table-cell>
          <table:table-cell office:value-type="float" office:value="14149.3" calcext:value-type="float">
            <text:p>14.149,30</text:p>
          </table:table-cell>
          <table:table-cell table:number-columns-repeated="20"/>
        </table:table-row>
        <table:table-row table:style-name="ro4">
          <table:table-cell office:value-type="float" office:value="1725" calcext:value-type="float">
            <text:p>1725</text:p>
          </table:table-cell>
          <table:table-cell office:value-type="string" calcext:value-type="string">
            <text:p><text:span text:style-name="T6">JUSSARA OLIVEIRA DE MAT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39" calcext:value-type="float">
            <text:p>639</text:p>
          </table:table-cell>
          <table:table-cell office:value-type="string" calcext:value-type="string">
            <text:p><text:span text:style-name="T6">KARLA CHRISTIANY CRUZ LEITE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ESTANCIA</text:span></text:p>
          </table:table-cell>
          <table:table-cell office:value-type="float" office:value="1278" calcext:value-type="float">
            <text:p>1.278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6470.23" calcext:value-type="float">
            <text:p>16.47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748.23" calcext:value-type="float">
            <text:p>17.748,2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4023.54" calcext:value-type="float">
            <text:p>4.023,54</text:p>
          </table:table-cell>
          <table:table-cell office:value-type="float" office:value="12445.82" calcext:value-type="float">
            <text:p>12.445,82</text:p>
          </table:table-cell>
          <table:table-cell table:number-columns-repeated="20"/>
        </table:table-row>
        <table:table-row table:style-name="ro4">
          <table:table-cell office:value-type="float" office:value="1510" calcext:value-type="float">
            <text:p>1510</text:p>
          </table:table-cell>
          <table:table-cell office:value-type="string" calcext:value-type="string">
            <text:p><text:span text:style-name="T6">KARLA PATRICIA DE ANDRADE MOUR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DESIGN E MID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28" calcext:value-type="float">
            <text:p>1928</text:p>
          </table:table-cell>
          <table:table-cell office:value-type="string" calcext:value-type="string">
            <text:p><text:span text:style-name="T6">KATHARINA RESENDE DE LIMA GUER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TRIAGEM TECNICA DAS 1ª E 3ª PROMOTORIAS DE JUSTICA DAS EXECUCOES CRIMINA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74" calcext:value-type="float">
            <text:p>1874</text:p>
          </table:table-cell>
          <table:table-cell office:value-type="string" calcext:value-type="string">
            <text:p><text:span text:style-name="T6">KEILA LIMA FEITOS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16" calcext:value-type="float">
            <text:p>1516</text:p>
          </table:table-cell>
          <table:table-cell office:value-type="string" calcext:value-type="string">
            <text:p><text:span text:style-name="T6">KELFRENN TEIXEIRA RODRIGUES DE MENEZE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ARAUA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840.56" calcext:value-type="float">
            <text:p>3.840,56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6206.67" calcext:value-type="float">
            <text:p>6.206,67</text:p>
          </table:table-cell>
          <table:table-cell office:value-type="float" office:value="14847.93" calcext:value-type="float">
            <text:p>14.847,93</text:p>
          </table:table-cell>
          <table:table-cell table:number-columns-repeated="20"/>
        </table:table-row>
        <table:table-row table:style-name="ro4">
          <table:table-cell office:value-type="float" office:value="2097" calcext:value-type="float">
            <text:p>2097</text:p>
          </table:table-cell>
          <table:table-cell office:value-type="string" calcext:value-type="string">
            <text:p><text:span text:style-name="T6">KELLI SOBRAL NASCIMEN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93" calcext:value-type="float">
            <text:p>2093</text:p>
          </table:table-cell>
          <table:table-cell office:value-type="string" calcext:value-type="string">
            <text:p><text:span text:style-name="T6">KELLY CRISTINE PEREIRA TEL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18" calcext:value-type="float">
            <text:p>1418</text:p>
          </table:table-cell>
          <table:table-cell office:value-type="string" calcext:value-type="string">
            <text:p><text:span text:style-name="T6">KELLY SANTOS PIEDADE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85" calcext:value-type="float">
            <text:p>1885</text:p>
          </table:table-cell>
          <table:table-cell office:value-type="string" calcext:value-type="string">
            <text:p><text:span text:style-name="T6">KENIA LIMA FEITOS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94.28" calcext:value-type="float">
            <text:p>2.594,2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40" calcext:value-type="float">
            <text:p>2040</text:p>
          </table:table-cell>
          <table:table-cell office:value-type="string" calcext:value-type="string">
            <text:p><text:span text:style-name="T6">KETLYN DE SANTANA NASCIMEN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31" calcext:value-type="float">
            <text:p>2231</text:p>
          </table:table-cell>
          <table:table-cell office:value-type="string" calcext:value-type="string">
            <text:p><text:span text:style-name="T6">KEVEN MATHEUS GOIS SANTAN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2ª PROMOTORIA DE JUSTICA - TOBIAS BARRET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13" calcext:value-type="float">
            <text:p>1913</text:p>
          </table:table-cell>
          <table:table-cell office:value-type="string" calcext:value-type="string">
            <text:p><text:span text:style-name="T6">KEYLLA TEIXEIRA SANTANA ANDRADE FRANC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97" calcext:value-type="float">
            <text:p>1297</text:p>
          </table:table-cell>
          <table:table-cell office:value-type="string" calcext:value-type="string">
            <text:p><text:span text:style-name="T6">KRISTIANE FERREIRA DA SILVA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A CURADORIA DA FAZENDA PUBL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40" calcext:value-type="float">
            <text:p>1840</text:p>
          </table:table-cell>
          <table:table-cell office:value-type="string" calcext:value-type="string">
            <text:p><text:span text:style-name="T6">LAELSON ALCANTARA DE PONTES FILH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240.33" calcext:value-type="float">
            <text:p>2.240,33</text:p>
          </table:table-cell>
          <table:table-cell office:value-type="float" office:value="5440.68" calcext:value-type="float">
            <text:p>5.440,68</text:p>
          </table:table-cell>
          <table:table-cell office:value-type="float" office:value="7681.01" calcext:value-type="float">
            <text:p>7.681,01</text:p>
          </table:table-cell>
          <table:table-cell table:number-columns-repeated="20"/>
        </table:table-row>
        <table:table-row table:style-name="ro4">
          <table:table-cell office:value-type="float" office:value="1795" calcext:value-type="float">
            <text:p>1795</text:p>
          </table:table-cell>
          <table:table-cell office:value-type="string" calcext:value-type="string">
            <text:p><text:span text:style-name="T6">LAIS GOMES VASCONCEL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SETOR DE ALMOXARIFADO/DM//DA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55.8" calcext:value-type="float">
            <text:p>455,8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455.8" calcext:value-type="float">
            <text:p>455,80</text:p>
          </table:table-cell>
          <table:table-cell table:number-columns-repeated="20"/>
        </table:table-row>
        <table:table-row table:style-name="ro4">
          <table:table-cell office:value-type="float" office:value="2155" calcext:value-type="float">
            <text:p>2155</text:p>
          </table:table-cell>
          <table:table-cell office:value-type="string" calcext:value-type="string">
            <text:p><text:span text:style-name="T6">LARISSA CAROLAINE MENEZES DE OLIV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13" calcext:value-type="float">
            <text:p>2213</text:p>
          </table:table-cell>
          <table:table-cell office:value-type="string" calcext:value-type="string">
            <text:p><text:span text:style-name="T6">LARISSA DIAS FEITOSA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09" calcext:value-type="float">
            <text:p>1609</text:p>
          </table:table-cell>
          <table:table-cell office:value-type="string" calcext:value-type="string">
            <text:p><text:span text:style-name="T6">LARISSA DOS SANTOS SANTANA MAI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DE ESTANC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88" calcext:value-type="float">
            <text:p>2288</text:p>
          </table:table-cell>
          <table:table-cell office:value-type="string" calcext:value-type="string">
            <text:p><text:span text:style-name="T6">LARISSA SILVA TAVAR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43" calcext:value-type="float">
            <text:p>1543</text:p>
          </table:table-cell>
          <table:table-cell office:value-type="string" calcext:value-type="string">
            <text:p><text:span text:style-name="T6">LARISSA SOARES GUIMARAES PRADO DE OLIVEIR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79" calcext:value-type="float">
            <text:p>1379</text:p>
          </table:table-cell>
          <table:table-cell office:value-type="string" calcext:value-type="string">
            <text:p><text:span text:style-name="T6">LAURA ELISA MENGEL SIMO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64" calcext:value-type="float">
            <text:p>1864</text:p>
          </table:table-cell>
          <table:table-cell office:value-type="string" calcext:value-type="string">
            <text:p><text:span text:style-name="T6">LAURA IMPERATRIZ BATALHA MOREIRA NERY MOU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2880.39" calcext:value-type="float">
            <text:p>2.880,39</text:p>
          </table:table-cell>
          <table:table-cell office:value-type="float" office:value="7681.09" calcext:value-type="float">
            <text:p>7.681,09</text:p>
          </table:table-cell>
          <table:table-cell table:number-columns-repeated="20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<text:span text:style-name="T6">LAURO DE JESUS</text:span></text:p>
          </table:table-cell>
          <table:table-cell office:value-type="string" calcext:value-type="string">
            <text:p><text:span text:style-name="T6">1º SARGENTO - requisitado 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98" calcext:value-type="float">
            <text:p>998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998" calcext:value-type="float">
            <text:p>998,00</text:p>
          </table:table-cell>
          <table:table-cell table:number-columns-repeated="20"/>
        </table:table-row>
        <table:table-row table:style-name="ro4">
          <table:table-cell office:value-type="float" office:value="2271" calcext:value-type="float">
            <text:p>2271</text:p>
          </table:table-cell>
          <table:table-cell office:value-type="string" calcext:value-type="string">
            <text:p><text:span text:style-name="T6">LAZARO NICOLAU FERREIRA</text:span></text:p>
          </table:table-cell>
          <table:table-cell office:value-type="string" calcext:value-type="string">
            <text:p><text:span text:style-name="T6">ASSISTENTE DE ADMINISTRAÇÃO - requisitado</text:span></text:p>
          </table:table-cell>
          <table:table-cell office:value-type="string" calcext:value-type="string">
            <text:p><text:span text:style-name="T6">PROMOTORIA DE JUSTICA - PACATUB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69" calcext:value-type="float">
            <text:p>2069</text:p>
          </table:table-cell>
          <table:table-cell office:value-type="string" calcext:value-type="string">
            <text:p><text:span text:style-name="T6">LEA ALVES SCHLINGMANN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string" calcext:value-type="string">
            <text:p><text:span text:style-name="T6">LEA GOMES DE ANDRADE</text:span></text:p>
          </table:table-cell>
          <table:table-cell office:value-type="string" calcext:value-type="string">
            <text:p><text:span text:style-name="T6">OFICIAL ADMINISTRATIVO - requisitado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005" calcext:value-type="float">
            <text:p>1005</text:p>
          </table:table-cell>
          <table:table-cell office:value-type="string" calcext:value-type="string">
            <text:p><text:span text:style-name="T6">LEA MARIA SOBRAL DA CRUZ</text:span></text:p>
          </table:table-cell>
          <table:table-cell office:value-type="string" calcext:value-type="string">
            <text:p><text:span text:style-name="T6">DIRETOR ADMINISTRATIV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006" calcext:value-type="float">
            <text:p>1006</text:p>
          </table:table-cell>
          <table:table-cell office:value-type="string" calcext:value-type="string">
            <text:p><text:span text:style-name="T6">LEA MARIA SOBRAL DA CRUZ</text:span></text:p>
          </table:table-cell>
          <table:table-cell office:value-type="string" calcext:value-type="string">
            <text:p><text:span text:style-name="T6">* TEC. ASSUNTOS HISTORIOGRÁFIC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005" calcext:value-type="float">
            <text:p>1005</text:p>
          </table:table-cell>
          <table:table-cell office:value-type="string" calcext:value-type="string">
            <text:p><text:span text:style-name="T6">LEA MARIA SOBRAL DA CRUZ</text:span></text:p>
          </table:table-cell>
          <table:table-cell office:value-type="string" calcext:value-type="string">
            <text:p><text:span text:style-name="T6">DIRETOR ADMINISTRATIV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58" calcext:value-type="float">
            <text:p>2258</text:p>
          </table:table-cell>
          <table:table-cell office:value-type="string" calcext:value-type="string">
            <text:p><text:span text:style-name="T6">LEALDO NUNES LIMA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07" calcext:value-type="float">
            <text:p>1607</text:p>
          </table:table-cell>
          <table:table-cell office:value-type="string" calcext:value-type="string">
            <text:p><text:span text:style-name="T6">LEILAINE SOUZA SANTANA MACH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DEFESA DOS DIREITOS HUMAN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66" calcext:value-type="float">
            <text:p>1366</text:p>
          </table:table-cell>
          <table:table-cell office:value-type="string" calcext:value-type="string">
            <text:p><text:span text:style-name="T6">LEMUEL SANTOS BOMFIM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42.87" calcext:value-type="float">
            <text:p>542,87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542.87" calcext:value-type="float">
            <text:p>542,87</text:p>
          </table:table-cell>
          <table:table-cell table:number-columns-repeated="20"/>
        </table:table-row>
        <table:table-row table:style-name="ro4">
          <table:table-cell office:value-type="float" office:value="348" calcext:value-type="float">
            <text:p>348</text:p>
          </table:table-cell>
          <table:table-cell office:value-type="string" calcext:value-type="string">
            <text:p><text:span text:style-name="T6">LENILDE NASCIMENTO ARAUJ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AS EXECUCOES CRIMINAIS DE ARACAJU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7973.03" calcext:value-type="float">
            <text:p>7.973,03</text:p>
          </table:table-cell>
          <table:table-cell office:value-type="float" office:value="13026.4" calcext:value-type="float">
            <text:p>13.026,40</text:p>
          </table:table-cell>
          <table:table-cell table:number-columns-repeated="20"/>
        </table:table-row>
        <table:table-row table:style-name="ro4">
          <table:table-cell office:value-type="float" office:value="1605" calcext:value-type="float">
            <text:p>1605</text:p>
          </table:table-cell>
          <table:table-cell office:value-type="string" calcext:value-type="string">
            <text:p><text:span text:style-name="T6">LEOGENEFFER ARAUJO DOS SANTOS</text:span></text:p>
          </table:table-cell>
          <table:table-cell office:value-type="string" calcext:value-type="string">
            <text:p><text:span text:style-name="T6">Assessor do Arq. Setorial do RH</text:span></text:p>
          </table:table-cell>
          <table:table-cell office:value-type="string" calcext:value-type="string">
            <text:p><text:span text:style-name="T6">ARQUIVO SETORIAL DO DRH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5.54" calcext:value-type="float">
            <text:p>215,54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215.54" calcext:value-type="float">
            <text:p>215,54</text:p>
          </table:table-cell>
          <table:table-cell table:number-columns-repeated="20"/>
        </table:table-row>
        <table:table-row table:style-name="ro4">
          <table:table-cell office:value-type="float" office:value="1196" calcext:value-type="float">
            <text:p>1196</text:p>
          </table:table-cell>
          <table:table-cell office:value-type="string" calcext:value-type="string">
            <text:p><text:span text:style-name="T6">LEONARDO JOSE CAMPOS MAIA DE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833" calcext:value-type="float">
            <text:p>833</text:p>
          </table:table-cell>
          <table:table-cell office:value-type="string" calcext:value-type="string">
            <text:p><text:span text:style-name="T6">LEONEL RODRIGUES CHAGAS</text:span></text:p>
          </table:table-cell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383.4" calcext:value-type="float">
            <text:p>383,40</text:p>
          </table:table-cell>
          <table:table-cell office:value-type="float" office:value="1203" calcext:value-type="float">
            <text:p>1.203,00</text:p>
          </table:table-cell>
          <table:table-cell office:value-type="float" office:value="1724.3" calcext:value-type="float">
            <text:p>1.724,3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4588.7" calcext:value-type="float">
            <text:p>4.588,7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49" calcext:value-type="float">
            <text:p>2249</text:p>
          </table:table-cell>
          <table:table-cell office:value-type="string" calcext:value-type="string">
            <text:p><text:span text:style-name="T6">LETICIA RAQUEL COSTA ROCH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2ª PROMOTORIA DE JUSTICA - LARANJEIRAS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72" calcext:value-type="float">
            <text:p>1472</text:p>
          </table:table-cell>
          <table:table-cell office:value-type="string" calcext:value-type="string">
            <text:p><text:span text:style-name="T6">LEYDSON GADELHA MOREI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400.35" calcext:value-type="float">
            <text:p>2.400,35</text:p>
          </table:table-cell>
          <table:table-cell office:value-type="float" office:value="7358.68" calcext:value-type="float">
            <text:p>7.358,68</text:p>
          </table:table-cell>
          <table:table-cell office:value-type="float" office:value="12959.5" calcext:value-type="float">
            <text:p>12.959,50</text:p>
          </table:table-cell>
          <table:table-cell table:number-columns-repeated="20"/>
        </table:table-row>
        <table:table-row table:style-name="ro4">
          <table:table-cell office:value-type="float" office:value="2099" calcext:value-type="float">
            <text:p>2099</text:p>
          </table:table-cell>
          <table:table-cell office:value-type="string" calcext:value-type="string">
            <text:p><text:span text:style-name="T6">LHAIS SAMARA MESSIAS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DE ESTANC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04" calcext:value-type="float">
            <text:p>1204</text:p>
          </table:table-cell>
          <table:table-cell office:value-type="string" calcext:value-type="string">
            <text:p><text:span text:style-name="T6">LICIA REGIA DOS SANTOS DIAS SOUZ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19" calcext:value-type="float">
            <text:p>1419</text:p>
          </table:table-cell>
          <table:table-cell office:value-type="string" calcext:value-type="string">
            <text:p><text:span text:style-name="T6">LICIA VANESSA DE ANDRADE SANTA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09" calcext:value-type="float">
            <text:p>1909</text:p>
          </table:table-cell>
          <table:table-cell office:value-type="string" calcext:value-type="string">
            <text:p><text:span text:style-name="T6">LIDGIA MARIA DANTAS DE ANDRADE LIM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85" calcext:value-type="float">
            <text:p>1785</text:p>
          </table:table-cell>
          <table:table-cell office:value-type="string" calcext:value-type="string">
            <text:p><text:span text:style-name="T6">LIDIANE MEDEIROS MAT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DAS EXECUCOES CRIMINAIS DE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878" calcext:value-type="float">
            <text:p>878</text:p>
          </table:table-cell>
          <table:table-cell office:value-type="string" calcext:value-type="string">
            <text:p><text:span text:style-name="T6">LIGIA MARIA MONTEIRO DE FIGUEIREDO</text:span></text:p>
          </table:table-cell>
          <table:table-cell office:value-type="string" calcext:value-type="string">
            <text:p><text:span text:style-name="T6">DIRETOR FINANCEIRO</text:span></text:p>
          </table:table-cell>
          <table:table-cell office:value-type="string" calcext:value-type="string">
            <text:p><text:span text:style-name="T6">DIRETORIA FINANCEIRA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03" calcext:value-type="float">
            <text:p>2203</text:p>
          </table:table-cell>
          <table:table-cell office:value-type="string" calcext:value-type="string">
            <text:p><text:span text:style-name="T6">LILIAN DOS SANTOS MACIEL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77" calcext:value-type="float">
            <text:p>1477</text:p>
          </table:table-cell>
          <table:table-cell office:value-type="string" calcext:value-type="string">
            <text:p><text:span text:style-name="T6">LISSANDRO PATRICIUS GOIS SANTOS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55" calcext:value-type="float">
            <text:p>1655</text:p>
          </table:table-cell>
          <table:table-cell office:value-type="string" calcext:value-type="string">
            <text:p><text:span text:style-name="T6">LIZANDRA GARDENIA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6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14" calcext:value-type="float">
            <text:p>1714</text:p>
          </table:table-cell>
          <table:table-cell office:value-type="string" calcext:value-type="string">
            <text:p><text:span text:style-name="T6">LORENA DA ROCHA SILVA RIBEIRO</text:span></text:p>
          </table:table-cell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33" calcext:value-type="float">
            <text:p>1833</text:p>
          </table:table-cell>
          <table:table-cell office:value-type="string" calcext:value-type="string">
            <text:p><text:span text:style-name="T6">LUA SILVA SANTOS VASCONCEL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64" calcext:value-type="float">
            <text:p>2064</text:p>
          </table:table-cell>
          <table:table-cell office:value-type="string" calcext:value-type="string">
            <text:p><text:span text:style-name="T6">LUAN BRUNO BARBOSA DE SOUZA COST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75" calcext:value-type="float">
            <text:p>1975</text:p>
          </table:table-cell>
          <table:table-cell office:value-type="string" calcext:value-type="string">
            <text:p><text:span text:style-name="T6">LUANA DIAS SOARES GARCI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ESPECIAL CIVEL E CRIMINAL - ESTANCIA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46" calcext:value-type="float">
            <text:p>1346</text:p>
          </table:table-cell>
          <table:table-cell office:value-type="string" calcext:value-type="string">
            <text:p><text:span text:style-name="T6">LUANA FRANCA DE CARVALHO MACHA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PROPR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72" calcext:value-type="float">
            <text:p>1672</text:p>
          </table:table-cell>
          <table:table-cell office:value-type="string" calcext:value-type="string">
            <text:p><text:span text:style-name="T6">LUANA PRATA MONTEIR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AS EXECUCOES CRIMINAIS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92" calcext:value-type="float">
            <text:p>2092</text:p>
          </table:table-cell>
          <table:table-cell office:value-type="string" calcext:value-type="string">
            <text:p><text:span text:style-name="T6">LUANA ROCHA PR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DEFESA DO PATRIMONIO PUBLICO E DA ORDEM TRIBUTAR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96" calcext:value-type="float">
            <text:p>1896</text:p>
          </table:table-cell>
          <table:table-cell office:value-type="string" calcext:value-type="string">
            <text:p><text:span text:style-name="T6">LUCAS LEITE MEDEIROS MASCARENHAS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LAGART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office:value-type="float" office:value="373.33" calcext:value-type="float">
            <text:p>373,33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373.33" calcext:value-type="float">
            <text:p>373,33</text:p>
          </table:table-cell>
          <table:table-cell table:number-columns-repeated="20"/>
        </table:table-row>
        <table:table-row table:style-name="ro4">
          <table:table-cell office:value-type="float" office:value="1370" calcext:value-type="float">
            <text:p>1370</text:p>
          </table:table-cell>
          <table:table-cell office:value-type="string" calcext:value-type="string">
            <text:p><text:span text:style-name="T6">LUCIANA BASTOS CRUZ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SAO CRISTOVA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18.45" calcext:value-type="float">
            <text:p>2.718,45</text:p>
          </table:table-cell>
          <table:table-cell office:value-type="float" office:value="373.33" calcext:value-type="float">
            <text:p>373,33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373.33" calcext:value-type="float">
            <text:p>373,33</text:p>
          </table:table-cell>
          <table:table-cell table:number-columns-repeated="20"/>
        </table:table-row>
        <table:table-row table:style-name="ro4">
          <table:table-cell office:value-type="float" office:value="1199" calcext:value-type="float">
            <text:p>1199</text:p>
          </table:table-cell>
          <table:table-cell office:value-type="string" calcext:value-type="string">
            <text:p><text:span text:style-name="T6">LUCIANA CAVALCANTI NOBREG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53" calcext:value-type="float">
            <text:p>1553</text:p>
          </table:table-cell>
          <table:table-cell office:value-type="string" calcext:value-type="string">
            <text:p><text:span text:style-name="T6">LUCIANA DIAS SOUZA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63" calcext:value-type="float">
            <text:p>1463</text:p>
          </table:table-cell>
          <table:table-cell office:value-type="string" calcext:value-type="string">
            <text:p><text:span text:style-name="T6">LUCIANA DUARTE SOBRAL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TOBIAS BARRE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office:value-type="float" office:value="9095.93" calcext:value-type="float">
            <text:p>9.095,93</text:p>
          </table:table-cell>
          <table:table-cell office:value-type="float" office:value="12464.84" calcext:value-type="float">
            <text:p>12.464,84</text:p>
          </table:table-cell>
          <table:table-cell table:number-columns-repeated="20"/>
        </table:table-row>
        <table:table-row table:style-name="ro4">
          <table:table-cell office:value-type="float" office:value="1244" calcext:value-type="float">
            <text:p>1244</text:p>
          </table:table-cell>
          <table:table-cell office:value-type="string" calcext:value-type="string">
            <text:p><text:span text:style-name="T6">LUCIANA LEONARDO RIBEIRO SILVA DE ARAUJ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PROCURADOR GERAL DE JUSTICA/PGJ/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02" calcext:value-type="float">
            <text:p>2002</text:p>
          </table:table-cell>
          <table:table-cell office:value-type="string" calcext:value-type="string">
            <text:p><text:span text:style-name="T6">LUCIANA YASMIM SANTOS PASSO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GESTAO DE PESSOAS - SERVIDORE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35" calcext:value-type="float">
            <text:p>635</text:p>
          </table:table-cell>
          <table:table-cell office:value-type="string" calcext:value-type="string">
            <text:p><text:span text:style-name="T6">LUCIO JOSE CARDOSO BARRETO LIM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LARANJEIRAS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453.94" calcext:value-type="float">
            <text:p>17.453,94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358.24" calcext:value-type="float">
            <text:p>2.358,24</text:p>
          </table:table-cell>
          <table:table-cell office:value-type="float" office:value="5783.2" calcext:value-type="float">
            <text:p>5.783,20</text:p>
          </table:table-cell>
          <table:table-cell office:value-type="float" office:value="8141.44" calcext:value-type="float">
            <text:p>8.141,44</text:p>
          </table:table-cell>
          <table:table-cell table:number-columns-repeated="20"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<text:span text:style-name="T6">LUIS CLAUDIO ALMEIDA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AS EXECUCOES CRIMINAIS - ARACAJU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4023.54" calcext:value-type="float">
            <text:p>4.023,54</text:p>
          </table:table-cell>
          <table:table-cell office:value-type="float" office:value="12445.82" calcext:value-type="float">
            <text:p>12.445,82</text:p>
          </table:table-cell>
          <table:table-cell table:number-columns-repeated="20"/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>
            <text:p><text:span text:style-name="T6">LUIS FAUSTO DIAS DE VALOIS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ÇA DA CURADORIA DA INFÂNCIA E DA ADOLESCÊNCIA - ARACAJU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1713.73" calcext:value-type="float">
            <text:p>1.713,73</text:p>
          </table:table-cell>
          <table:table-cell office:value-type="float" office:value="9087.36" calcext:value-type="float">
            <text:p>9.087,36</text:p>
          </table:table-cell>
          <table:table-cell table:number-columns-repeated="20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<text:span text:style-name="T6">LUIS FELIPE JORDÃO WANDERLEY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4373.88" calcext:value-type="float">
            <text:p>4.373,88</text:p>
          </table:table-cell>
          <table:table-cell office:value-type="float" office:value="9174.58" calcext:value-type="float">
            <text:p>9.174,58</text:p>
          </table:table-cell>
          <table:table-cell table:number-columns-repeated="2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6">LUIZ ALBERTO MOURA ARAUJ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office:value-type="float" office:value="255.4" calcext:value-type="float">
            <text:p>255,40</text:p>
          </table:table-cell>
          <table:table-cell office:value-type="float" office:value="5574.73" calcext:value-type="float">
            <text:p>5.574,73</text:p>
          </table:table-cell>
          <table:table-cell table:number-columns-repeated="20"/>
        </table:table-row>
        <table:table-row table:style-name="ro4">
          <table:table-cell office:value-type="float" office:value="2285" calcext:value-type="float">
            <text:p>2285</text:p>
          </table:table-cell>
          <table:table-cell office:value-type="string" calcext:value-type="string">
            <text:p><text:span text:style-name="T6">LUIZ CARLOS ARAGAO DE ALMEID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77" calcext:value-type="float">
            <text:p>277</text:p>
          </table:table-cell>
          <table:table-cell office:value-type="string" calcext:value-type="string">
            <text:p><text:span text:style-name="T6">LUIZ CARLOS DA SILVA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37" calcext:value-type="float">
            <text:p>2037</text:p>
          </table:table-cell>
          <table:table-cell office:value-type="string" calcext:value-type="string">
            <text:p><text:span text:style-name="T6">LUIZ CARLOS DOS SANTOS LOPE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756" calcext:value-type="float">
            <text:p>756</text:p>
          </table:table-cell>
          <table:table-cell office:value-type="string" calcext:value-type="string">
            <text:p><text:span text:style-name="T6">LUIZ CARLOS PAIXAO JUNIOR</text:span></text:p>
          </table:table-cell>
          <table:table-cell office:value-type="string" calcext:value-type="string">
            <text:p><text:span text:style-name="T6">ASSESSOR DE TECNOLOGIA DA INFORMAÇÃO E COMUNICAÇÃO 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83" calcext:value-type="float">
            <text:p>2283</text:p>
          </table:table-cell>
          <table:table-cell office:value-type="string" calcext:value-type="string">
            <text:p><text:span text:style-name="T6">LUIZ DE AZEVEDO COSTA NETO</text:span></text:p>
          </table:table-cell>
          <table:table-cell office:value-type="string" calcext:value-type="string">
            <text:p><text:span text:style-name="T6">CORONEL  - requisitado-BESP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65" calcext:value-type="float">
            <text:p>2265</text:p>
          </table:table-cell>
          <table:table-cell office:value-type="string" calcext:value-type="string">
            <text:p><text:span text:style-name="T6">LUIZ FELLIPE SILVEIRA DE OLIV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1097.01" calcext:value-type="float">
            <text:p>1.097,01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275.01" calcext:value-type="float">
            <text:p>3.275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152" calcext:value-type="float">
            <text:p>1152</text:p>
          </table:table-cell>
          <table:table-cell office:value-type="string" calcext:value-type="string">
            <text:p><text:span text:style-name="T6">LUIZ GONZAGA NETO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50" calcext:value-type="float">
            <text:p>1250</text:p>
          </table:table-cell>
          <table:table-cell office:value-type="string" calcext:value-type="string">
            <text:p><text:span text:style-name="T6">LUIZ GUSTAVO LIMA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731.94" calcext:value-type="float">
            <text:p>731,94</text:p>
          </table:table-cell>
          <table:table-cell office:value-type="float" office:value="264.24" calcext:value-type="float">
            <text:p>264,24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996.18" calcext:value-type="float">
            <text:p>996,18</text:p>
          </table:table-cell>
          <table:table-cell table:number-columns-repeated="20"/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<text:span text:style-name="T6">LUIZ PEDRO DA COSTA TAVARES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50" calcext:value-type="float">
            <text:p>2150</text:p>
          </table:table-cell>
          <table:table-cell office:value-type="string" calcext:value-type="string">
            <text:p><text:span text:style-name="T6">LUIZ TADEU COSTA MAYNARD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<text:span text:style-name="T6">LUIZ URQUIZA DA NOBREGA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office:value-type="float" office:value="373.33" calcext:value-type="float">
            <text:p>373,33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373.33" calcext:value-type="float">
            <text:p>373,33</text:p>
          </table:table-cell>
          <table:table-cell table:number-columns-repeated="20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6">LUIZ VALTER RIBEIRO ROSARI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88" calcext:value-type="float">
            <text:p>1688</text:p>
          </table:table-cell>
          <table:table-cell office:value-type="string" calcext:value-type="string">
            <text:p><text:span text:style-name="T6">LUZINETE APARECID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89.21" calcext:value-type="float">
            <text:p>3.089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59" calcext:value-type="float">
            <text:p>2159</text:p>
          </table:table-cell>
          <table:table-cell office:value-type="string" calcext:value-type="string">
            <text:p><text:span text:style-name="T6">MACIRLEY SANTOS SILVA DE CARVALHO</text:span></text:p>
          </table:table-cell>
          <table:table-cell office:value-type="string" calcext:value-type="string">
            <text:p><text:span text:style-name="T6">TECNICO EXECUTIVO-requisitado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>
            <text:p><text:span text:style-name="T6">MAGALI LIMA DE MATOS SOARE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57" calcext:value-type="float">
            <text:p>2057</text:p>
          </table:table-cell>
          <table:table-cell office:value-type="string" calcext:value-type="string">
            <text:p><text:span text:style-name="T6">MAISA OLIVEIRA BOMFIM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88" calcext:value-type="float">
            <text:p>588</text:p>
          </table:table-cell>
          <table:table-cell office:value-type="string" calcext:value-type="string">
            <text:p><text:span text:style-name="T6">MANOEL CABRAL MACHADO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9058.08" calcext:value-type="float">
            <text:p>9.058,0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9058.08" calcext:value-type="float">
            <text:p>9.058,08</text:p>
          </table:table-cell>
          <table:table-cell table:number-columns-repeated="20"/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string" calcext:value-type="string">
            <text:p><text:span text:style-name="T6">MANOEL MESSIAS RODRIGUE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98" calcext:value-type="float">
            <text:p>998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998" calcext:value-type="float">
            <text:p>998,00</text:p>
          </table:table-cell>
          <table:table-cell table:number-columns-repeated="20"/>
        </table:table-row>
        <table:table-row table:style-name="ro4">
          <table:table-cell office:value-type="float" office:value="1645" calcext:value-type="float">
            <text:p>1645</text:p>
          </table:table-cell>
          <table:table-cell office:value-type="string" calcext:value-type="string">
            <text:p><text:span text:style-name="T6">MANOELA COSTA MENEZES VALOIS MACE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98" calcext:value-type="float">
            <text:p>1798</text:p>
          </table:table-cell>
          <table:table-cell office:value-type="string" calcext:value-type="string">
            <text:p><text:span text:style-name="T6">MARA ALICE BARBOSA PASSO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92" calcext:value-type="float">
            <text:p>1392</text:p>
          </table:table-cell>
          <table:table-cell office:value-type="string" calcext:value-type="string">
            <text:p><text:span text:style-name="T6">MARA CAMILA DE SANTAN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SAO CRISTOV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63" calcext:value-type="float">
            <text:p>1663</text:p>
          </table:table-cell>
          <table:table-cell office:value-type="string" calcext:value-type="string">
            <text:p><text:span text:style-name="T6">MARA RUBIA SANTOS MACE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PLANEJAMENTO  ORCAMENTO E PERICIA CONTABIL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/>
        </table:table-row>
        <table:table-row table:style-name="ro4">
          <table:table-cell office:value-type="float" office:value="1948" calcext:value-type="float">
            <text:p>1948</text:p>
          </table:table-cell>
          <table:table-cell office:value-type="string" calcext:value-type="string">
            <text:p><text:span text:style-name="T6">MARCELA AYRES BRITTO SANTOS BRAG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20" calcext:value-type="float">
            <text:p>1420</text:p>
          </table:table-cell>
          <table:table-cell office:value-type="string" calcext:value-type="string">
            <text:p><text:span text:style-name="T6">MARCELA GAMA DE SOUZ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 PROMOTORIA DE JUSTIÇA DA CURADORIA DA FAZENDA PUBLIC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96" calcext:value-type="float">
            <text:p>1496</text:p>
          </table:table-cell>
          <table:table-cell office:value-type="string" calcext:value-type="string">
            <text:p><text:span text:style-name="T6">MARCELA LINS MOURA DE FIGUEIRE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79" calcext:value-type="float">
            <text:p>1879</text:p>
          </table:table-cell>
          <table:table-cell office:value-type="string" calcext:value-type="string">
            <text:p><text:span text:style-name="T6">MARCELA MAXIMO BARBOS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94" calcext:value-type="float">
            <text:p>1594</text:p>
          </table:table-cell>
          <table:table-cell office:value-type="string" calcext:value-type="string">
            <text:p><text:span text:style-name="T6">MARCELLA BATISTA GUIMARA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DISTRIT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72" calcext:value-type="float">
            <text:p>2072</text:p>
          </table:table-cell>
          <table:table-cell office:value-type="string" calcext:value-type="string">
            <text:p><text:span text:style-name="T6">MARCELO CARDOSO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02" calcext:value-type="float">
            <text:p>2102</text:p>
          </table:table-cell>
          <table:table-cell office:value-type="string" calcext:value-type="string">
            <text:p><text:span text:style-name="T6">MARCELO TORRES DE ARRUDA RAPOS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29" calcext:value-type="float">
            <text:p>1829</text:p>
          </table:table-cell>
          <table:table-cell office:value-type="string" calcext:value-type="string">
            <text:p><text:span text:style-name="T6">MARCIA JAQUELINE OLIVEIRA SANTAN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5600.8" calcext:value-type="float">
            <text:p>5.600,80</text:p>
          </table:table-cell>
          <table:table-cell office:value-type="float" office:value="10401.5" calcext:value-type="float">
            <text:p>10.401,50</text:p>
          </table:table-cell>
          <table:table-cell table:number-columns-repeated="20"/>
        </table:table-row>
        <table:table-row table:style-name="ro4">
          <table:table-cell office:value-type="float" office:value="356" calcext:value-type="float">
            <text:p>356</text:p>
          </table:table-cell>
          <table:table-cell office:value-type="string" calcext:value-type="string">
            <text:p><text:span text:style-name="T6">MARCIA MENDES UNGA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DE ACIDENTES E DE DELITOS DE TRÂNSITO DE ARACAJ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2021.35" calcext:value-type="float">
            <text:p>2.021,35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office:value-type="float" office:value="6449.18" calcext:value-type="float">
            <text:p>6.449,18</text:p>
          </table:table-cell>
          <table:table-cell office:value-type="float" office:value="11839.44" calcext:value-type="float">
            <text:p>11.839,44</text:p>
          </table:table-cell>
          <table:table-cell table:number-columns-repeated="20"/>
        </table:table-row>
        <table:table-row table:style-name="ro4">
          <table:table-cell office:value-type="float" office:value="1192" calcext:value-type="float">
            <text:p>1192</text:p>
          </table:table-cell>
          <table:table-cell office:value-type="string" calcext:value-type="string">
            <text:p><text:span text:style-name="T6">MARCIA RAFAELLA FREIRE ROCH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010" calcext:value-type="float">
            <text:p>1010</text:p>
          </table:table-cell>
          <table:table-cell office:value-type="string" calcext:value-type="string">
            <text:p><text:span text:style-name="T6">MARCIA VALNICE RODRIGUES LIM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<text:span text:style-name="T6">MARCILIO DE SIQUEIRA PIN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A CURADORIA DA FAZENDA PUBLIC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4702.92" calcext:value-type="float">
            <text:p>4.702,92</text:p>
          </table:table-cell>
          <table:table-cell office:value-type="float" office:value="9756.29" calcext:value-type="float">
            <text:p>9.756,29</text:p>
          </table:table-cell>
          <table:table-cell table:number-columns-repeated="20"/>
        </table:table-row>
        <table:table-row table:style-name="ro4">
          <table:table-cell office:value-type="float" office:value="1285" calcext:value-type="float">
            <text:p>1285</text:p>
          </table:table-cell>
          <table:table-cell office:value-type="string" calcext:value-type="string">
            <text:p><text:span text:style-name="T6">MARCIO DOS SANTOS DORI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35" calcext:value-type="float">
            <text:p>1635</text:p>
          </table:table-cell>
          <table:table-cell office:value-type="string" calcext:value-type="string">
            <text:p><text:span text:style-name="T6">MARCIO MATOS LIMA BARRET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JUSTIÇA FEDERAL DE 1º GRAU DA 5ª REGIÃO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51" calcext:value-type="float">
            <text:p>2051</text:p>
          </table:table-cell>
          <table:table-cell office:value-type="string" calcext:value-type="string">
            <text:p><text:span text:style-name="T6">MARCIO SILVA SIQU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PROPRI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47" calcext:value-type="float">
            <text:p>2247</text:p>
          </table:table-cell>
          <table:table-cell office:value-type="string" calcext:value-type="string">
            <text:p><text:span text:style-name="T6">MARCO TULIO CARVALHO MACHAD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41" calcext:value-type="float">
            <text:p>2041</text:p>
          </table:table-cell>
          <table:table-cell office:value-type="string" calcext:value-type="string">
            <text:p><text:span text:style-name="T6">MARCO TULIO SANTOS DA CONCEIC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89" calcext:value-type="float">
            <text:p>1289</text:p>
          </table:table-cell>
          <table:table-cell office:value-type="string" calcext:value-type="string">
            <text:p><text:span text:style-name="T6">MARCONI ALVES VASCONCELOS DE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693.44" calcext:value-type="float">
            <text:p>3.693,44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44" calcext:value-type="float">
            <text:p>2244</text:p>
          </table:table-cell>
          <table:table-cell office:value-type="string" calcext:value-type="string">
            <text:p><text:span text:style-name="T6">MARCOS ANDRADE ROCHA</text:span></text:p>
          </table:table-cell>
          <table:table-cell office:value-type="string" calcext:value-type="string">
            <text:p><text:span text:style-name="T6">CAPITÃO - requisitado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71" calcext:value-type="float">
            <text:p>1971</text:p>
          </table:table-cell>
          <table:table-cell office:value-type="string" calcext:value-type="string">
            <text:p><text:span text:style-name="T6">MARCOS ANTONIO BASTOS FILH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41" calcext:value-type="float">
            <text:p>541</text:p>
          </table:table-cell>
          <table:table-cell office:value-type="string" calcext:value-type="string">
            <text:p><text:span text:style-name="T6">MARCOS ANTONIO DOS SANTOS SOUZA</text:span></text:p>
          </table:table-cell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05" calcext:value-type="float">
            <text:p>2205</text:p>
          </table:table-cell>
          <table:table-cell office:value-type="string" calcext:value-type="string">
            <text:p><text:span text:style-name="T6">MARCOS ANTONIO FARIAS NOGUEIR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61" calcext:value-type="float">
            <text:p>1861</text:p>
          </table:table-cell>
          <table:table-cell office:value-type="string" calcext:value-type="string">
            <text:p><text:span text:style-name="T6">MARCOS CELIO OLIVEIRA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- LAGART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39" calcext:value-type="float">
            <text:p>1239</text:p>
          </table:table-cell>
          <table:table-cell office:value-type="string" calcext:value-type="string">
            <text:p><text:span text:style-name="T6">MARCOS MATHEUS DANTAS CO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A CURADORIA DA FAZENDA PUBL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62" calcext:value-type="float">
            <text:p>2262</text:p>
          </table:table-cell>
          <table:table-cell office:value-type="string" calcext:value-type="string">
            <text:p><text:span text:style-name="T6">MARCOS MATTHEUS DOS SANTOS SOUZ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26" calcext:value-type="float">
            <text:p>2226</text:p>
          </table:table-cell>
          <table:table-cell office:value-type="string" calcext:value-type="string">
            <text:p><text:span text:style-name="T6">MARCOS VINICIUS VIEIRA DOS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40" calcext:value-type="float">
            <text:p>2140</text:p>
          </table:table-cell>
          <table:table-cell office:value-type="string" calcext:value-type="string">
            <text:p><text:span text:style-name="T6">MARCUS VINICIUS MORAIS DE ANDRADE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00" calcext:value-type="float">
            <text:p>2100</text:p>
          </table:table-cell>
          <table:table-cell office:value-type="string" calcext:value-type="string">
            <text:p><text:span text:style-name="T6">MARGARIDA ALVES BRANDA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office:value-type="float" office:value="200" calcext:value-type="float">
            <text:p>2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0"/>
        </table:table-row>
        <table:table-row table:style-name="ro4">
          <table:table-cell office:value-type="float" office:value="1590" calcext:value-type="float">
            <text:p>1590</text:p>
          </table:table-cell>
          <table:table-cell office:value-type="string" calcext:value-type="string">
            <text:p><text:span text:style-name="T6">MARIA APARECIDA OLIVEIRA CORREIA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62" calcext:value-type="float">
            <text:p>2062</text:p>
          </table:table-cell>
          <table:table-cell office:value-type="string" calcext:value-type="string">
            <text:p><text:span text:style-name="T6">MARIA APARECIDA SANTOS ROLINO SANTAN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<text:span text:style-name="T6">MARIA AUXILIADORA DOS SANTOS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50" calcext:value-type="float">
            <text:p>550</text:p>
          </table:table-cell>
          <table:table-cell office:value-type="string" calcext:value-type="string">
            <text:p><text:span text:style-name="T6">MARIA AUXILIADORA R. DE OLIVEIRA</text:span></text:p>
          </table:table-cell>
          <table:table-cell office:value-type="string" calcext:value-type="string">
            <text:p><text:span text:style-name="T6">* PROFESSOR 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135" calcext:value-type="float">
            <text:p>1135</text:p>
          </table:table-cell>
          <table:table-cell office:value-type="string" calcext:value-type="string">
            <text:p><text:span text:style-name="T6">MARIA AUXILIADORA S. DE CARVALHO</text:span></text:p>
          </table:table-cell>
          <table:table-cell office:value-type="string" calcext:value-type="string">
            <text:p><text:span text:style-name="T6">* PROFESSOR 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01" calcext:value-type="float">
            <text:p>2101</text:p>
          </table:table-cell>
          <table:table-cell office:value-type="string" calcext:value-type="string">
            <text:p><text:span text:style-name="T6">MARIA BENILDA BENTO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ROJETOS E BANCO DE DAD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6">MARIA CONCEICAO DE FIGUEIREDO ROLEMBERG MENDONC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20"/>
        </table:table-row>
        <table:table-row table:style-name="ro4">
          <table:table-cell office:value-type="float" office:value="2251" calcext:value-type="float">
            <text:p>2251</text:p>
          </table:table-cell>
          <table:table-cell office:value-type="string" calcext:value-type="string">
            <text:p><text:span text:style-name="T6">MARIA CRISLANE SILVA TORR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6">MARIA CRISTINA DA GAMA E SILVA FOZ MENDONÇ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746.35" calcext:value-type="float">
            <text:p>3.746,35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746.35" calcext:value-type="float">
            <text:p>3.746,35</text:p>
          </table:table-cell>
          <table:table-cell table:number-columns-repeated="20"/>
        </table:table-row>
        <table:table-row table:style-name="ro4">
          <table:table-cell office:value-type="float" office:value="1150" calcext:value-type="float">
            <text:p>1150</text:p>
          </table:table-cell>
          <table:table-cell office:value-type="string" calcext:value-type="string">
            <text:p><text:span text:style-name="T6">MARIA DA CONCEIÇÃO PAIXAO SANTOS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05" calcext:value-type="float">
            <text:p>1505</text:p>
          </table:table-cell>
          <table:table-cell office:value-type="string" calcext:value-type="string">
            <text:p><text:span text:style-name="T6">MARIA DA CONCEIÇÃO SANTOS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64" calcext:value-type="float">
            <text:p>464</text:p>
          </table:table-cell>
          <table:table-cell office:value-type="string" calcext:value-type="string">
            <text:p><text:span text:style-name="T6">MARIA DE LOURDES COSTA</text:span></text:p>
          </table:table-cell>
          <table:table-cell office:value-type="string" calcext:value-type="string">
            <text:p><text:span text:style-name="T6">OFICIAL ADMINISTRATIVO - requisitad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0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<text:span text:style-name="T6">MARIA DO NASCIMENTO MENEZE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81" calcext:value-type="float">
            <text:p>1581</text:p>
          </table:table-cell>
          <table:table-cell office:value-type="string" calcext:value-type="string">
            <text:p><text:span text:style-name="T6">MARIA DOS ANJOS PEREIRA DOS SANTO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OORDENADORIA PERMANENTE DE AUTOCOMPOSIÇÃO E PAZ COAPAZ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31" calcext:value-type="float">
            <text:p>1931</text:p>
          </table:table-cell>
          <table:table-cell office:value-type="string" calcext:value-type="string">
            <text:p><text:span text:style-name="T6">MARIA EDILEIDE REIS DOS SANTOS MOU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ARAUA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44.37" calcext:value-type="float">
            <text:p>3.144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<text:span text:style-name="T6">MARIA ESTER LIMA DE AZEVEDO ANDRADE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39" calcext:value-type="float">
            <text:p>1439</text:p>
          </table:table-cell>
          <table:table-cell office:value-type="string" calcext:value-type="string">
            <text:p><text:span text:style-name="T6">MARIA EUGENIA DA SILVA RIBEIR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92" calcext:value-type="float">
            <text:p>2192</text:p>
          </table:table-cell>
          <table:table-cell office:value-type="string" calcext:value-type="string">
            <text:p><text:span text:style-name="T6">MARIA EUGENIA DED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14" calcext:value-type="float">
            <text:p>1614</text:p>
          </table:table-cell>
          <table:table-cell office:value-type="string" calcext:value-type="string">
            <text:p><text:span text:style-name="T6">MARIA FERNANDA BARBOSA DE SANTANA FERR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JAPARATUB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50" calcext:value-type="float">
            <text:p>1550</text:p>
          </table:table-cell>
          <table:table-cell office:value-type="string" calcext:value-type="string">
            <text:p><text:span text:style-name="T6">MARIA FERNANDA SOUZA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71" calcext:value-type="float">
            <text:p>1871</text:p>
          </table:table-cell>
          <table:table-cell office:value-type="string" calcext:value-type="string">
            <text:p><text:span text:style-name="T6">MARIA GORETE CARDOSO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<text:span text:style-name="T6">MARIA HELENA MOREIRA SANCHES LISBO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DISTRITAL - SAO CRISTOVAO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6850.13" calcext:value-type="float">
            <text:p>6.850,13</text:p>
          </table:table-cell>
          <table:table-cell office:value-type="float" office:value="11903.5" calcext:value-type="float">
            <text:p>11.903,50</text:p>
          </table:table-cell>
          <table:table-cell table:number-columns-repeated="20"/>
        </table:table-row>
        <table:table-row table:style-name="ro4">
          <table:table-cell office:value-type="float" office:value="1273" calcext:value-type="float">
            <text:p>1273</text:p>
          </table:table-cell>
          <table:table-cell office:value-type="string" calcext:value-type="string">
            <text:p><text:span text:style-name="T6">MARIA IZABEL SANTANA DE ABREU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62" calcext:value-type="float">
            <text:p>462</text:p>
          </table:table-cell>
          <table:table-cell office:value-type="string" calcext:value-type="string">
            <text:p><text:span text:style-name="T6">MARIA JOSE DO NASCIMENTO ROCHA</text:span></text:p>
          </table:table-cell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>
            <text:p><text:span text:style-name="T6">MARIA LILIAN MENDES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5839.35" calcext:value-type="float">
            <text:p>5.839,35</text:p>
          </table:table-cell>
          <table:table-cell office:value-type="float" office:value="10892.72" calcext:value-type="float">
            <text:p>10.892,72</text:p>
          </table:table-cell>
          <table:table-cell table:number-columns-repeated="20"/>
        </table:table-row>
        <table:table-row table:style-name="ro4">
          <table:table-cell office:value-type="float" office:value="1584" calcext:value-type="float">
            <text:p>1584</text:p>
          </table:table-cell>
          <table:table-cell office:value-type="string" calcext:value-type="string">
            <text:p><text:span text:style-name="T6">MARIA LUIZA VIEIRA CRUZ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<text:span text:style-name="T6">MARIA MACEDO CHAGAS MOU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<text:span text:style-name="T6">MARIA NAZARE DE ANDRADE FRANCO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string" calcext:value-type="string">
            <text:p><text:span text:style-name="T6">MARIA NEILDE DOS SANTOS</text:span></text:p>
          </table:table-cell>
          <table:table-cell office:value-type="string" calcext:value-type="string">
            <text:p><text:span text:style-name="T6">EXEC. DE SERV. BÁSICOS - requisitado</text:span></text:p>
          </table:table-cell>
          <table:table-cell office:value-type="string" calcext:value-type="string">
            <text:p><text:span text:style-name="T6">COPA 4º ANDAR/DAA/DA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825" calcext:value-type="float">
            <text:p>825</text:p>
          </table:table-cell>
          <table:table-cell office:value-type="string" calcext:value-type="string">
            <text:p><text:span text:style-name="T6">MARIA RITA MACHADO FIGUEIRED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ITABAIANA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696.94" calcext:value-type="float">
            <text:p>17.696,94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6841.61" calcext:value-type="float">
            <text:p>6.841,61</text:p>
          </table:table-cell>
          <table:table-cell office:value-type="float" office:value="11894.98" calcext:value-type="float">
            <text:p>11.894,98</text:p>
          </table:table-cell>
          <table:table-cell table:number-columns-repeated="20"/>
        </table:table-row>
        <table:table-row table:style-name="ro4">
          <table:table-cell office:value-type="float" office:value="1973" calcext:value-type="float">
            <text:p>1973</text:p>
          </table:table-cell>
          <table:table-cell office:value-type="string" calcext:value-type="string">
            <text:p><text:span text:style-name="T6">MARIA SELMA SIQUEIRA DE CARVALH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string" calcext:value-type="string">
            <text:p><text:span text:style-name="T6">MARIA SUZANA AMADO REIS ANDRADE</text:span></text:p>
          </table:table-cell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1ª PROMOTORIA DE JUSTICA - TOBIAS BARRETO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62" calcext:value-type="float">
            <text:p>1962</text:p>
          </table:table-cell>
          <table:table-cell office:value-type="string" calcext:value-type="string">
            <text:p><text:span text:style-name="T6">MARIA TEREZA DE ARAGÃO ANDRADE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90" calcext:value-type="float">
            <text:p>2290</text:p>
          </table:table-cell>
          <table:table-cell office:value-type="string" calcext:value-type="string">
            <text:p><text:span text:style-name="T6">MARIANA CARDOSO BARRETO</text:span></text:p>
          </table:table-cell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85" calcext:value-type="float">
            <text:p>1985</text:p>
          </table:table-cell>
          <table:table-cell office:value-type="string" calcext:value-type="string">
            <text:p><text:span text:style-name="T6">MARIANA MELO GOIS LEBRE HARDMAN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A INFANCIA E DA ADOLESCENCI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40" calcext:value-type="float">
            <text:p>40,00</text:p>
          </table:table-cell>
          <table:table-cell office:value-type="float" office:value="200" calcext:value-type="float">
            <text:p>200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40" calcext:value-type="float">
            <text:p>240,00</text:p>
          </table:table-cell>
          <table:table-cell table:number-columns-repeated="20"/>
        </table:table-row>
        <table:table-row table:style-name="ro4">
          <table:table-cell office:value-type="float" office:value="1246" calcext:value-type="float">
            <text:p>1246</text:p>
          </table:table-cell>
          <table:table-cell office:value-type="string" calcext:value-type="string">
            <text:p><text:span text:style-name="T6">MARIANA MELO SOUTO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ESTANC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186" calcext:value-type="float">
            <text:p>1186</text:p>
          </table:table-cell>
          <table:table-cell office:value-type="string" calcext:value-type="string">
            <text:p><text:span text:style-name="T6">MARIANA MOURA ROCH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62" calcext:value-type="float">
            <text:p>1662</text:p>
          </table:table-cell>
          <table:table-cell office:value-type="string" calcext:value-type="string">
            <text:p><text:span text:style-name="T6">MARIANA OLIVEIRA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ISTRIT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28" calcext:value-type="float">
            <text:p>1228</text:p>
          </table:table-cell>
          <table:table-cell office:value-type="string" calcext:value-type="string">
            <text:p><text:span text:style-name="T6">MARIANA SMITH DANTAS SOBRAL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77" calcext:value-type="float">
            <text:p>1977</text:p>
          </table:table-cell>
          <table:table-cell office:value-type="string" calcext:value-type="string">
            <text:p><text:span text:style-name="T6">MARIANA TEIXEIRA CARDOSO DOS SANTO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- PACATUB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56" calcext:value-type="float">
            <text:p>2056</text:p>
          </table:table-cell>
          <table:table-cell office:value-type="string" calcext:value-type="string">
            <text:p><text:span text:style-name="T6">MARIANNE MATOS SOU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<text:span text:style-name="T6">MARILEIDE BATISTA DE MELO BARR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59" calcext:value-type="float">
            <text:p>1659</text:p>
          </table:table-cell>
          <table:table-cell office:value-type="string" calcext:value-type="string">
            <text:p><text:span text:style-name="T6">MARILENE PAES BARRETO DE FIGUEIRED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54" calcext:value-type="float">
            <text:p>1754</text:p>
          </table:table-cell>
          <table:table-cell office:value-type="string" calcext:value-type="string">
            <text:p><text:span text:style-name="T6">MARILIA MELO BEZER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00" calcext:value-type="float">
            <text:p>1200</text:p>
          </table:table-cell>
          <table:table-cell office:value-type="string" calcext:value-type="string">
            <text:p><text:span text:style-name="T6">MARILIA OLIVEIRA DA SILVA MURAD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SIMAO DIA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84" calcext:value-type="float">
            <text:p>1684</text:p>
          </table:table-cell>
          <table:table-cell office:value-type="string" calcext:value-type="string">
            <text:p><text:span text:style-name="T6">MARIO GUILHERME PEREIRA RAM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NOSSA SENHORA DAS DORE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44.37" calcext:value-type="float">
            <text:p>3.144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23" calcext:value-type="float">
            <text:p>1823</text:p>
          </table:table-cell>
          <table:table-cell office:value-type="string" calcext:value-type="string">
            <text:p><text:span text:style-name="T6">MARIO VICTOR LINHARES BARBOS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/>
        </table:table-row>
        <table:table-row table:style-name="ro4">
          <table:table-cell office:value-type="float" office:value="2081" calcext:value-type="float">
            <text:p>2081</text:p>
          </table:table-cell>
          <table:table-cell office:value-type="string" calcext:value-type="string">
            <text:p><text:span text:style-name="T6">MARKUS WANDERS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823" calcext:value-type="float">
            <text:p>823</text:p>
          </table:table-cell>
          <table:table-cell office:value-type="string" calcext:value-type="string">
            <text:p><text:span text:style-name="T6">MARTHA RAQUELL DE PAULA E SILVA GOIS GONZAGA</text:span></text:p>
          </table:table-cell>
          <table:table-cell office:value-type="string" calcext:value-type="string">
            <text:p><text:span text:style-name="T6">ASSESSOR DO DIRETOR DE RECURSOS HUMANOS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44" calcext:value-type="float">
            <text:p>2044</text:p>
          </table:table-cell>
          <table:table-cell office:value-type="string" calcext:value-type="string">
            <text:p><text:span text:style-name="T6">MATHEUS CARDOSO TEIXEIRA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21" calcext:value-type="float">
            <text:p>1921</text:p>
          </table:table-cell>
          <table:table-cell office:value-type="string" calcext:value-type="string">
            <text:p><text:span text:style-name="T6">MATHEUS MORAIS DE OLIVEIRA MEL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82" calcext:value-type="float">
            <text:p>1682</text:p>
          </table:table-cell>
          <table:table-cell office:value-type="string" calcext:value-type="string">
            <text:p><text:span text:style-name="T6">MATHEUS SILV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6ª PROMOTORIA DE JUSTICA DISTRIT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string" calcext:value-type="string">
            <text:p><text:span text:style-name="T6">MAURA SILVA DE AQUIN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 PROMOTORIA DE JUSTIÇA DA CURADORIA DA FAZENDA PUBL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0"/>
        </table:table-row>
        <table:table-row table:style-name="ro4">
          <table:table-cell office:value-type="float" office:value="624" calcext:value-type="float">
            <text:p>624</text:p>
          </table:table-cell>
          <table:table-cell office:value-type="string" calcext:value-type="string">
            <text:p><text:span text:style-name="T6">MAURICIO GUSMAO MAGALHA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LAGART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673.8" calcext:value-type="float">
            <text:p>673,8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5839.35" calcext:value-type="float">
            <text:p>5.839,35</text:p>
          </table:table-cell>
          <table:table-cell office:value-type="float" office:value="11566.52" calcext:value-type="float">
            <text:p>11.566,52</text:p>
          </table:table-cell>
          <table:table-cell table:number-columns-repeated="20"/>
        </table:table-row>
        <table:table-row table:style-name="ro4">
          <table:table-cell office:value-type="float" office:value="1612" calcext:value-type="float">
            <text:p>1612</text:p>
          </table:table-cell>
          <table:table-cell office:value-type="string" calcext:value-type="string">
            <text:p><text:span text:style-name="T6">MAX ANIBAL NUNES ALV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03" calcext:value-type="float">
            <text:p>1503</text:p>
          </table:table-cell>
          <table:table-cell office:value-type="string" calcext:value-type="string">
            <text:p><text:span text:style-name="T6">MAX DIEGO SIQUEIRA SILVA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COORDENADORIA RECURS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20" calcext:value-type="float">
            <text:p>1620</text:p>
          </table:table-cell>
          <table:table-cell office:value-type="string" calcext:value-type="string">
            <text:p><text:span text:style-name="T6">MAX JEAN VIEIRA DE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LAGAR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91" calcext:value-type="float">
            <text:p>1891</text:p>
          </table:table-cell>
          <table:table-cell office:value-type="string" calcext:value-type="string">
            <text:p><text:span text:style-name="T6">MAYARA CARVALHO MELLO FONT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ESTANC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43" calcext:value-type="float">
            <text:p>2043</text:p>
          </table:table-cell>
          <table:table-cell office:value-type="string" calcext:value-type="string">
            <text:p><text:span text:style-name="T6">MAYLANE LIMA OLIVEIRA FIGUEIRED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24" calcext:value-type="float">
            <text:p>1724</text:p>
          </table:table-cell>
          <table:table-cell office:value-type="string" calcext:value-type="string">
            <text:p><text:span text:style-name="T6">MICHELANGELO CARVALHO NABUCO D AVIL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11" calcext:value-type="float">
            <text:p>1811</text:p>
          </table:table-cell>
          <table:table-cell office:value-type="string" calcext:value-type="string">
            <text:p><text:span text:style-name="T6">MICHELINE SILVEIRA DE FARIA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83" calcext:value-type="float">
            <text:p>1283</text:p>
          </table:table-cell>
          <table:table-cell office:value-type="string" calcext:value-type="string">
            <text:p><text:span text:style-name="T6">MICHELLI DE OLIVEIRA BARBOS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731.94" calcext:value-type="float">
            <text:p>731,94</text:p>
          </table:table-cell>
          <table:table-cell office:value-type="float" office:value="264.24" calcext:value-type="float">
            <text:p>264,24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996.18" calcext:value-type="float">
            <text:p>996,18</text:p>
          </table:table-cell>
          <table:table-cell table:number-columns-repeated="20"/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string" calcext:value-type="string">
            <text:p><text:span text:style-name="T6">MIGUEL ANGELO FONTES DOS SANTOS</text:span></text:p>
          </table:table-cell>
          <table:table-cell office:value-type="string" calcext:value-type="string">
            <text:p><text:span text:style-name="T6">COORDENADOR DE PERÍCIA TÉCNICA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35" calcext:value-type="float">
            <text:p>1935</text:p>
          </table:table-cell>
          <table:table-cell office:value-type="string" calcext:value-type="string">
            <text:p><text:span text:style-name="T6">MILENA ROCHA CHAGA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7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89" calcext:value-type="float">
            <text:p>2289</text:p>
          </table:table-cell>
          <table:table-cell office:value-type="string" calcext:value-type="string">
            <text:p><text:span text:style-name="T6">MILLA CASTRO BOAVENTU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61" calcext:value-type="float">
            <text:p>1361</text:p>
          </table:table-cell>
          <table:table-cell office:value-type="string" calcext:value-type="string">
            <text:p><text:span text:style-name="T6">MILTON BARRETO FREITAS FI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0"/>
        </table:table-row>
        <table:table-row table:style-name="ro4">
          <table:table-cell office:value-type="float" office:value="2143" calcext:value-type="float">
            <text:p>2143</text:p>
          </table:table-cell>
          <table:table-cell office:value-type="string" calcext:value-type="string">
            <text:p><text:span text:style-name="T6">MILTON RABELO BARRETO</text:span></text:p>
          </table:table-cell>
          <table:table-cell office:value-type="string" calcext:value-type="string">
            <text:p><text:span text:style-name="T6">COORDENADOR DO CENTRO MÉDICO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38.82" calcext:value-type="float">
            <text:p>1.338,82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338.82" calcext:value-type="float">
            <text:p>1.338,82</text:p>
          </table:table-cell>
          <table:table-cell table:number-columns-repeated="20"/>
        </table:table-row>
        <table:table-row table:style-name="ro4">
          <table:table-cell office:value-type="float" office:value="2270" calcext:value-type="float">
            <text:p>2270</text:p>
          </table:table-cell>
          <table:table-cell office:value-type="string" calcext:value-type="string">
            <text:p><text:span text:style-name="T6">MIRAILTON SILVA OLIV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25" calcext:value-type="float">
            <text:p>2225</text:p>
          </table:table-cell>
          <table:table-cell office:value-type="string" calcext:value-type="string">
            <text:p><text:span text:style-name="T6">MIRELLA PRATA DE BRITTO CHAV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2ª PROMOTORIA DE JUSTICA - LARANJEIRAS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032" calcext:value-type="float">
            <text:p>1032</text:p>
          </table:table-cell>
          <table:table-cell office:value-type="string" calcext:value-type="string">
            <text:p><text:span text:style-name="T6">MIRELLE MENDONÇA OLIVEIRA</text:span></text:p>
          </table:table-cell>
          <table:table-cell office:value-type="string" calcext:value-type="string">
            <text:p><text:span text:style-name="T6">CHEFE DO NUCLEO DE CONSIGNAÇOES, CUSTOS E GRATIFICAÇOES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82" calcext:value-type="float">
            <text:p>1582</text:p>
          </table:table-cell>
          <table:table-cell office:value-type="string" calcext:value-type="string">
            <text:p><text:span text:style-name="T6">MIRENA OLIVEIRA FERREIRA LIN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82" calcext:value-type="float">
            <text:p>2182</text:p>
          </table:table-cell>
          <table:table-cell office:value-type="string" calcext:value-type="string">
            <text:p><text:span text:style-name="T6">MIRIAM TERESA CARDOSO MACHAD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73" calcext:value-type="float">
            <text:p>2073</text:p>
          </table:table-cell>
          <table:table-cell office:value-type="string" calcext:value-type="string">
            <text:p><text:span text:style-name="T6">MOACIR NABUCO DAVILA MENESES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77" calcext:value-type="float">
            <text:p>2277</text:p>
          </table:table-cell>
          <table:table-cell office:value-type="string" calcext:value-type="string">
            <text:p><text:span text:style-name="T6">MOACYR SOARES DA MOTT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36" calcext:value-type="float">
            <text:p>2136</text:p>
          </table:table-cell>
          <table:table-cell office:value-type="string" calcext:value-type="string">
            <text:p><text:span text:style-name="T6">MOANA JAMILLE SANTOS DE JESU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872" calcext:value-type="float">
            <text:p>872</text:p>
          </table:table-cell>
          <table:table-cell office:value-type="string" calcext:value-type="string">
            <text:p><text:span text:style-name="T6">MONICA ANTUNES ROCHA RIGO DA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8927.32" calcext:value-type="float">
            <text:p>8.927,32</text:p>
          </table:table-cell>
          <table:table-cell office:value-type="float" office:value="13980.69" calcext:value-type="float">
            <text:p>13.980,69</text:p>
          </table:table-cell>
          <table:table-cell table:number-columns-repeated="20"/>
        </table:table-row>
        <table:table-row table:style-name="ro4">
          <table:table-cell office:value-type="float" office:value="658" calcext:value-type="float">
            <text:p>658</text:p>
          </table:table-cell>
          <table:table-cell office:value-type="string" calcext:value-type="string">
            <text:p><text:span text:style-name="T6">MONICA MARIA HARDMAN DANTAS BERNARD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DO TRIBUNAL DO JURI - ARACAJU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11" calcext:value-type="float">
            <text:p>1311</text:p>
          </table:table-cell>
          <table:table-cell office:value-type="string" calcext:value-type="string">
            <text:p><text:span text:style-name="T6">MONICA OLIVEIRA NUNES DÓRI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ESPECIAL CIVEL E CRIMINAL - ITABAIAN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18" calcext:value-type="float">
            <text:p>1718</text:p>
          </table:table-cell>
          <table:table-cell office:value-type="string" calcext:value-type="string">
            <text:p><text:span text:style-name="T6">MORGANA BOTO MENEZ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60" calcext:value-type="float">
            <text:p>1960</text:p>
          </table:table-cell>
          <table:table-cell office:value-type="string" calcext:value-type="string">
            <text:p><text:span text:style-name="T6">MURIEL GUIMARÃES LIMA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62" calcext:value-type="float">
            <text:p>2162</text:p>
          </table:table-cell>
          <table:table-cell office:value-type="string" calcext:value-type="string">
            <text:p><text:span text:style-name="T6">MURILO ALVES DOS SANTOS FILHO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<text:span text:style-name="T6">MURILO DA CRUZ LIMA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98" calcext:value-type="float">
            <text:p>998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998" calcext:value-type="float">
            <text:p>998,00</text:p>
          </table:table-cell>
          <table:table-cell table:number-columns-repeated="20"/>
        </table:table-row>
        <table:table-row table:style-name="ro4">
          <table:table-cell office:value-type="float" office:value="1883" calcext:value-type="float">
            <text:p>1883</text:p>
          </table:table-cell>
          <table:table-cell office:value-type="string" calcext:value-type="string">
            <text:p><text:span text:style-name="T6">MYRELLE MARTINS MOTA SANTIAG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133.33" calcext:value-type="float">
            <text:p>133,33</text:p>
          </table:table-cell>
          <table:table-cell office:value-type="float" office:value="66.65" calcext:value-type="float">
            <text:p>66,65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199.98" calcext:value-type="float">
            <text:p>199,98</text:p>
          </table:table-cell>
          <table:table-cell table:number-columns-repeated="20"/>
        </table:table-row>
        <table:table-row table:style-name="ro4">
          <table:table-cell office:value-type="float" office:value="1542" calcext:value-type="float">
            <text:p>1542</text:p>
          </table:table-cell>
          <table:table-cell office:value-type="string" calcext:value-type="string">
            <text:p><text:span text:style-name="T6">MYRNA GLYNNIS MENDONCA CRUZ</text:span></text:p>
          </table:table-cell>
          <table:table-cell office:value-type="string" calcext:value-type="string">
            <text:p><text:span text:style-name="T6">ASSESSOR DO GAB. DO PROC. G. DE  JUSTIÇA</text:span></text:p>
          </table:table-cell>
          <table:table-cell office:value-type="string" calcext:value-type="string">
            <text:p><text:span text:style-name="T6">COORDENADORIA RECURS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13" calcext:value-type="float">
            <text:p>2113</text:p>
          </table:table-cell>
          <table:table-cell office:value-type="string" calcext:value-type="string">
            <text:p><text:span text:style-name="T6">NARCISO BATIST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42" calcext:value-type="float">
            <text:p>1842</text:p>
          </table:table-cell>
          <table:table-cell office:value-type="string" calcext:value-type="string">
            <text:p><text:span text:style-name="T6">NATALIA PRATA FREITAS CAVALCAN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27" calcext:value-type="float">
            <text:p>1227</text:p>
          </table:table-cell>
          <table:table-cell office:value-type="string" calcext:value-type="string">
            <text:p><text:span text:style-name="T6">NATHALIA XAVIER FEITOZA PASS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ESPECIAL CIVEL E CRIMINAL - SAO CRISTOVA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93" calcext:value-type="float">
            <text:p>1993</text:p>
          </table:table-cell>
          <table:table-cell office:value-type="string" calcext:value-type="string">
            <text:p><text:span text:style-name="T6">NATHAZIA DE ALMEIDA REIS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ESTANC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28" calcext:value-type="float">
            <text:p>1628</text:p>
          </table:table-cell>
          <table:table-cell office:value-type="string" calcext:value-type="string">
            <text:p><text:span text:style-name="T6">NAYRA MOURA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LAGART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80" calcext:value-type="float">
            <text:p>1580</text:p>
          </table:table-cell>
          <table:table-cell office:value-type="string" calcext:value-type="string">
            <text:p><text:span text:style-name="T6">NELMA MARIA LIMA CANUTO SANTIAGO</text:span></text:p>
          </table:table-cell>
          <table:table-cell office:value-type="string" calcext:value-type="string">
            <text:p><text:span text:style-name="T6">Chefe de Gab. da Ouvidoria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52" calcext:value-type="float">
            <text:p>352</text:p>
          </table:table-cell>
          <table:table-cell office:value-type="string" calcext:value-type="string">
            <text:p><text:span text:style-name="T6">NEWTON SILVEIRA DIAS JUNIO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7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218.88" calcext:value-type="float">
            <text:p>17.218,8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9942.88" calcext:value-type="float">
            <text:p>19.942,8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20"/>
        </table:table-row>
        <table:table-row table:style-name="ro4">
          <table:table-cell office:value-type="float" office:value="2195" calcext:value-type="float">
            <text:p>2195</text:p>
          </table:table-cell>
          <table:table-cell office:value-type="string" calcext:value-type="string">
            <text:p><text:span text:style-name="T6">NILZA MOTTA ALMEIDA FREITAS</text:span></text:p>
          </table:table-cell>
          <table:table-cell office:value-type="string" calcext:value-type="string">
            <text:p><text:span text:style-name="T6">ASSESSOR INSTITUCIONAL OPERACIONAL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92" calcext:value-type="float">
            <text:p>592</text:p>
          </table:table-cell>
          <table:table-cell office:value-type="string" calcext:value-type="string">
            <text:p><text:span text:style-name="T6">NILZIR SOARES VIEIRA JUNIO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PROPRI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20"/>
        </table:table-row>
        <table:table-row table:style-name="ro4">
          <table:table-cell office:value-type="float" office:value="1178" calcext:value-type="float">
            <text:p>1178</text:p>
          </table:table-cell>
          <table:table-cell office:value-type="string" calcext:value-type="string">
            <text:p><text:span text:style-name="T6">NIVEA HELENA AGUIAR D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>
            <text:p><text:span text:style-name="T6">ODIL SILVA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ESPECIAL CRIMINAL - ARACAJU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4987.6" calcext:value-type="float">
            <text:p>4.987,60</text:p>
          </table:table-cell>
          <table:table-cell office:value-type="float" office:value="10040.97" calcext:value-type="float">
            <text:p>10.040,97</text:p>
          </table:table-cell>
          <table:table-cell table:number-columns-repeated="20"/>
        </table:table-row>
        <table:table-row table:style-name="ro4">
          <table:table-cell office:value-type="float" office:value="1220" calcext:value-type="float">
            <text:p>1220</text:p>
          </table:table-cell>
          <table:table-cell office:value-type="string" calcext:value-type="string">
            <text:p><text:span text:style-name="T6">ODILON CABRAL MACHADO JUNI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18" calcext:value-type="float">
            <text:p>2118</text:p>
          </table:table-cell>
          <table:table-cell office:value-type="string" calcext:value-type="string">
            <text:p><text:span text:style-name="T6">ODILON TERTULIANO DE MENEZES</text:span></text:p>
          </table:table-cell>
          <table:table-cell office:value-type="string" calcext:value-type="string">
            <text:p><text:span text:style-name="T6">CAB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66" calcext:value-type="float">
            <text:p>1566</text:p>
          </table:table-cell>
          <table:table-cell office:value-type="string" calcext:value-type="string">
            <text:p><text:span text:style-name="T6">OLEANIA MENEZES SOU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BIBLIOTECA/ESCOLA SUPERIOR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180" calcext:value-type="float">
            <text:p>1180</text:p>
          </table:table-cell>
          <table:table-cell office:value-type="string" calcext:value-type="string">
            <text:p><text:span text:style-name="T6">OLIVIA FERNANDES LEAL DE MEL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64" calcext:value-type="float">
            <text:p>364</text:p>
          </table:table-cell>
          <table:table-cell office:value-type="string" calcext:value-type="string">
            <text:p><text:span text:style-name="T6">ORLANDO ROCHADEL MOR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6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4023.54" calcext:value-type="float">
            <text:p>4.023,54</text:p>
          </table:table-cell>
          <table:table-cell office:value-type="float" office:value="11397.17" calcext:value-type="float">
            <text:p>11.397,17</text:p>
          </table:table-cell>
          <table:table-cell table:number-columns-repeated="20"/>
        </table:table-row>
        <table:table-row table:style-name="ro4">
          <table:table-cell office:value-type="float" office:value="1563" calcext:value-type="float">
            <text:p>1563</text:p>
          </table:table-cell>
          <table:table-cell office:value-type="string" calcext:value-type="string">
            <text:p><text:span text:style-name="T6">OSMAR FERREIRA DO AMARAL JUNIOR WANDERLEY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92" calcext:value-type="float">
            <text:p>1592</text:p>
          </table:table-cell>
          <table:table-cell office:value-type="string" calcext:value-type="string">
            <text:p><text:span text:style-name="T6">OSMARIO LISBOA DE ARAUJ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87" calcext:value-type="float">
            <text:p>1487</text:p>
          </table:table-cell>
          <table:table-cell office:value-type="string" calcext:value-type="string">
            <text:p><text:span text:style-name="T6">PALOMA MATOS MONTEIR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24" calcext:value-type="float">
            <text:p>1524</text:p>
          </table:table-cell>
          <table:table-cell office:value-type="string" calcext:value-type="string">
            <text:p><text:span text:style-name="T6">PAMELLA HELLY ALMEIDA DE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69" calcext:value-type="float">
            <text:p>1569</text:p>
          </table:table-cell>
          <table:table-cell office:value-type="string" calcext:value-type="string">
            <text:p><text:span text:style-name="T6">PASCOAL NABUCO DAVILA FREIRE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25" calcext:value-type="float">
            <text:p>1425</text:p>
          </table:table-cell>
          <table:table-cell office:value-type="string" calcext:value-type="string">
            <text:p><text:span text:style-name="T6">PATRICIA AZEVEDO MORAES PORRAL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69.75" calcext:value-type="float">
            <text:p>3.469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07" calcext:value-type="float">
            <text:p>1307</text:p>
          </table:table-cell>
          <table:table-cell office:value-type="string" calcext:value-type="string">
            <text:p><text:span text:style-name="T6">PATRICIA CARDOSO MACH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NSELHO SUPERIOR DO 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11" calcext:value-type="float">
            <text:p>1511</text:p>
          </table:table-cell>
          <table:table-cell office:value-type="string" calcext:value-type="string">
            <text:p><text:span text:style-name="T6">PATRICIA PASSOS MASCARENHAS MENEZ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367.41" calcext:value-type="float">
            <text:p>1.367,41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367.41" calcext:value-type="float">
            <text:p>1.367,41</text:p>
          </table:table-cell>
          <table:table-cell table:number-columns-repeated="20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<text:span text:style-name="T6">PATRICIO FERREIRA DE FARIA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91" calcext:value-type="float">
            <text:p>1491</text:p>
          </table:table-cell>
          <table:table-cell office:value-type="string" calcext:value-type="string">
            <text:p><text:span text:style-name="T6">PAULA COSTA SOUZA PASQUETTI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PROJETOS E BANCO DE DAD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21" calcext:value-type="float">
            <text:p>2121</text:p>
          </table:table-cell>
          <table:table-cell office:value-type="string" calcext:value-type="string">
            <text:p><text:span text:style-name="T6">PAULO CEZAR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58" calcext:value-type="float">
            <text:p>1658</text:p>
          </table:table-cell>
          <table:table-cell office:value-type="string" calcext:value-type="string">
            <text:p><text:span text:style-name="T6">PAULO HENRIQUE SOARES DE ASSIS BAPTI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7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13.33" calcext:value-type="float">
            <text:p>13,33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13.33" calcext:value-type="float">
            <text:p>13,33</text:p>
          </table:table-cell>
          <table:table-cell table:number-columns-repeated="20"/>
        </table:table-row>
        <table:table-row table:style-name="ro4">
          <table:table-cell office:value-type="float" office:value="2272" calcext:value-type="float">
            <text:p>2272</text:p>
          </table:table-cell>
          <table:table-cell office:value-type="string" calcext:value-type="string">
            <text:p><text:span text:style-name="T6">PAULO JOSE DE ARAGAO ALMEIDA</text:span></text:p>
          </table:table-cell>
          <table:table-cell office:value-type="string" calcext:value-type="string">
            <text:p><text:span text:style-name="T6">VIGILANTE - requisitad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89" calcext:value-type="float">
            <text:p>1389</text:p>
          </table:table-cell>
          <table:table-cell office:value-type="string" calcext:value-type="string">
            <text:p><text:span text:style-name="T6">PAULO JOSE DE FREITAS FI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COMUNICACAO CERIMONIAL E EVENTOS/GPGJ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40" calcext:value-type="float">
            <text:p>640</text:p>
          </table:table-cell>
          <table:table-cell office:value-type="string" calcext:value-type="string">
            <text:p><text:span text:style-name="T6">PAULO JOSE FRANCISCO ALVES FI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2533.34" calcext:value-type="float">
            <text:p>2.533,34</text:p>
          </table:table-cell>
          <table:table-cell office:value-type="float" office:value="12640.08" calcext:value-type="float">
            <text:p>12.640,08</text:p>
          </table:table-cell>
          <table:table-cell table:number-columns-repeated="20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<text:span text:style-name="T6">PAULO LIMA DE SANTAN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7092.44" calcext:value-type="float">
            <text:p>7.092,44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7092.44" calcext:value-type="float">
            <text:p>7.092,44</text:p>
          </table:table-cell>
          <table:table-cell table:number-columns-repeated="20"/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string" calcext:value-type="string">
            <text:p><text:span text:style-name="T6">PAULO RIBEIRO DA SILVA</text:span></text:p>
          </table:table-cell>
          <table:table-cell office:value-type="string" calcext:value-type="string">
            <text:p><text:span text:style-name="T6">CHEFE DE SERVIÇOS DE MANUTENÇÃO - CAPITAL</text:span></text:p>
          </table:table-cell>
          <table:table-cell office:value-type="string" calcext:value-type="string">
            <text:p><text:span text:style-name="T6">SERVICOS DE  MAUTENCAO CAPITAL/DAA/DA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331.32" calcext:value-type="float">
            <text:p>1.331,32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331.32" calcext:value-type="float">
            <text:p>1.331,32</text:p>
          </table:table-cell>
          <table:table-cell table:number-columns-repeated="20"/>
        </table:table-row>
        <table:table-row table:style-name="ro4">
          <table:table-cell office:value-type="float" office:value="1476" calcext:value-type="float">
            <text:p>1476</text:p>
          </table:table-cell>
          <table:table-cell office:value-type="string" calcext:value-type="string">
            <text:p><text:span text:style-name="T6">PAULO ROBERTO NUNES DE ALMEID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<text:span text:style-name="T6">PAULO VIEIRA MESSIA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5ª PROMOTORIA DE JUSTICA DISTRITAL - ARACAJU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61" calcext:value-type="float">
            <text:p>2061</text:p>
          </table:table-cell>
          <table:table-cell office:value-type="string" calcext:value-type="string">
            <text:p><text:span text:style-name="T6">PEDRO FELIPE CARDOSO MOTA FONT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NOSSA SENHORA DA GLORI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6.75" calcext:value-type="float">
            <text:p>3.166,7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45" calcext:value-type="float">
            <text:p>1845</text:p>
          </table:table-cell>
          <table:table-cell office:value-type="string" calcext:value-type="string">
            <text:p><text:span text:style-name="T6">PEDRO GOMES DE SOUZA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84" calcext:value-type="float">
            <text:p>2284</text:p>
          </table:table-cell>
          <table:table-cell office:value-type="string" calcext:value-type="string">
            <text:p><text:span text:style-name="T6">PEDRO MELLO DA SILVA</text:span></text:p>
          </table:table-cell>
          <table:table-cell office:value-type="string" calcext:value-type="string">
            <text:p><text:span text:style-name="T6">1º SARGENTO - requisitado 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911" calcext:value-type="float">
            <text:p>911</text:p>
          </table:table-cell>
          <table:table-cell office:value-type="string" calcext:value-type="string">
            <text:p><text:span text:style-name="T6">PEDRO MENEZES FEITOSA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<text:span text:style-name="T6">PEDRO VICTORIO DAUD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92" calcext:value-type="float">
            <text:p>1692</text:p>
          </table:table-cell>
          <table:table-cell office:value-type="string" calcext:value-type="string">
            <text:p><text:span text:style-name="T6">PEDRO VINICIUS LOPES DOS SANTOS</text:span></text:p>
          </table:table-cell>
          <table:table-cell office:value-type="string" calcext:value-type="string">
            <text:p><text:span text:style-name="T6">ANALISTA DO MP - ADMINISTRADOR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<text:span text:style-name="T6">PETERSON ALMEIDA BARBOS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211.14" calcext:value-type="float">
            <text:p>4.211,14</text:p>
          </table:table-cell>
          <table:table-cell office:value-type="float" office:value="4379.58" calcext:value-type="float">
            <text:p>4.379,58</text:p>
          </table:table-cell>
          <table:table-cell office:value-type="float" office:value="8590.72" calcext:value-type="float">
            <text:p>8.590,72</text:p>
          </table:table-cell>
          <table:table-cell table:number-columns-repeated="20"/>
        </table:table-row>
        <table:table-row table:style-name="ro4">
          <table:table-cell office:value-type="float" office:value="1279" calcext:value-type="float">
            <text:p>1279</text:p>
          </table:table-cell>
          <table:table-cell office:value-type="string" calcext:value-type="string">
            <text:p><text:span text:style-name="T6">PETRUCIO LOPES CASADO FI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50" calcext:value-type="float">
            <text:p>2250</text:p>
          </table:table-cell>
          <table:table-cell office:value-type="string" calcext:value-type="string">
            <text:p><text:span text:style-name="T6">PIERRE VIEIRA DE CARVALH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OORDENADORIA GERAL /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27" calcext:value-type="float">
            <text:p>627</text:p>
          </table:table-cell>
          <table:table-cell office:value-type="string" calcext:value-type="string">
            <text:p><text:span text:style-name="T6">POLLYANNA MARA DE CASTRO AGUIAR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2ª PROMOTORIA DE JUSTICA -  BARRA DOS COQUEIR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<text:span text:style-name="T6">PORFIRIO MARTINS FELIX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55" calcext:value-type="float">
            <text:p>1855</text:p>
          </table:table-cell>
          <table:table-cell office:value-type="string" calcext:value-type="string">
            <text:p><text:span text:style-name="T6">PRISCILA CAMARGO SILVA TAVARE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OCO VERDE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7201" calcext:value-type="float">
            <text:p>7.201,00</text:p>
          </table:table-cell>
          <table:table-cell office:value-type="float" office:value="12001.7" calcext:value-type="float">
            <text:p>12.001,70</text:p>
          </table:table-cell>
          <table:table-cell table:number-columns-repeated="20"/>
        </table:table-row>
        <table:table-row table:style-name="ro4">
          <table:table-cell office:value-type="float" office:value="1929" calcext:value-type="float">
            <text:p>1929</text:p>
          </table:table-cell>
          <table:table-cell office:value-type="string" calcext:value-type="string">
            <text:p><text:span text:style-name="T6">PUSCAS PEREIRA SILVA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POCO VERDE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90.44" calcext:value-type="float">
            <text:p>3.390,44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47" calcext:value-type="float">
            <text:p>1547</text:p>
          </table:table-cell>
          <table:table-cell office:value-type="string" calcext:value-type="string">
            <text:p><text:span text:style-name="T6">QUELINE BARBOSA DE SOUZA ARAGÃ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02" calcext:value-type="float">
            <text:p>2202</text:p>
          </table:table-cell>
          <table:table-cell office:value-type="string" calcext:value-type="string">
            <text:p><text:span text:style-name="T6">QUEZIA EMANUELA MESSIAS ALV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- PACATUB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19" calcext:value-type="float">
            <text:p>519</text:p>
          </table:table-cell>
          <table:table-cell office:value-type="string" calcext:value-type="string">
            <text:p><text:span text:style-name="T6">RAFAEL CUSTODIO SILVA</text:span></text:p>
          </table:table-cell>
          <table:table-cell office:value-type="string" calcext:value-type="string">
            <text:p><text:span text:style-name="T6">ASSESSOR DE TECNOLOGIA DA INFORMAÇÃO E COMUNICAÇÃO 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32" calcext:value-type="float">
            <text:p>2232</text:p>
          </table:table-cell>
          <table:table-cell office:value-type="string" calcext:value-type="string">
            <text:p><text:span text:style-name="T6">RAFAEL SANTOS CRUZ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- JAPARATUB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66" calcext:value-type="float">
            <text:p>1466</text:p>
          </table:table-cell>
          <table:table-cell office:value-type="string" calcext:value-type="string">
            <text:p><text:span text:style-name="T6">RAFAEL SCHWEZ KURKOWSKI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11" calcext:value-type="float">
            <text:p>1711</text:p>
          </table:table-cell>
          <table:table-cell office:value-type="string" calcext:value-type="string">
            <text:p><text:span text:style-name="T6">RAFAEL VALENCA DA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7ª PROMOTORIA DE JUSTICA DISTRIT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876" calcext:value-type="float">
            <text:p>876</text:p>
          </table:table-cell>
          <table:table-cell office:value-type="string" calcext:value-type="string">
            <text:p><text:span text:style-name="T6">RAIMUNDO BISPO FI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453.94" calcext:value-type="float">
            <text:p>17.453,94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5727.13" calcext:value-type="float">
            <text:p>5.727,13</text:p>
          </table:table-cell>
          <table:table-cell office:value-type="float" office:value="10780.5" calcext:value-type="float">
            <text:p>10.780,50</text:p>
          </table:table-cell>
          <table:table-cell table:number-columns-repeated="20"/>
        </table:table-row>
        <table:table-row table:style-name="ro4">
          <table:table-cell office:value-type="float" office:value="1172" calcext:value-type="float">
            <text:p>1172</text:p>
          </table:table-cell>
          <table:table-cell office:value-type="string" calcext:value-type="string">
            <text:p><text:span text:style-name="T6">RAISSA LEMOS SILVA MACH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DISTRIT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033" calcext:value-type="float">
            <text:p>1033</text:p>
          </table:table-cell>
          <table:table-cell office:value-type="string" calcext:value-type="string">
            <text:p><text:span text:style-name="T6">RANDERSON FERREIRA BARBOSA SANTOS</text:span></text:p>
          </table:table-cell>
          <table:table-cell office:value-type="string" calcext:value-type="string">
            <text:p><text:span text:style-name="T6">Chefe do N. de Cadast. , Doc. e Dist. Funcional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58" calcext:value-type="float">
            <text:p>1758</text:p>
          </table:table-cell>
          <table:table-cell office:value-type="string" calcext:value-type="string">
            <text:p><text:span text:style-name="T6">RAQUEL SOARES D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61" calcext:value-type="float">
            <text:p>2261</text:p>
          </table:table-cell>
          <table:table-cell office:value-type="string" calcext:value-type="string">
            <text:p><text:span text:style-name="T6">RAUL CESAR LUCENA ROCH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<text:span text:style-name="T6">RAUL JOSE VIEIRA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95" calcext:value-type="float">
            <text:p>1895</text:p>
          </table:table-cell>
          <table:table-cell office:value-type="string" calcext:value-type="string">
            <text:p><text:span text:style-name="T6">RAYANA SCHUSTER LEIT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FINANCEIR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74" calcext:value-type="float">
            <text:p>1374</text:p>
          </table:table-cell>
          <table:table-cell office:value-type="string" calcext:value-type="string">
            <text:p><text:span text:style-name="T6">RAYANNE SILVA DE PONT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69" calcext:value-type="float">
            <text:p>1869</text:p>
          </table:table-cell>
          <table:table-cell office:value-type="string" calcext:value-type="string">
            <text:p><text:span text:style-name="T6">RAYMUNDO NAPOLEAO XIMENES NET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ACATUB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4633.28" calcext:value-type="float">
            <text:p>4.633,28</text:p>
          </table:table-cell>
          <table:table-cell office:value-type="float" office:value="12634.45" calcext:value-type="float">
            <text:p>12.634,45</text:p>
          </table:table-cell>
          <table:table-cell table:number-columns-repeated="20"/>
        </table:table-row>
        <table:table-row table:style-name="ro4">
          <table:table-cell office:value-type="float" office:value="2032" calcext:value-type="float">
            <text:p>2032</text:p>
          </table:table-cell>
          <table:table-cell office:value-type="string" calcext:value-type="string">
            <text:p><text:span text:style-name="T6">REGINALDO DOS SANTOS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31.56" calcext:value-type="float">
            <text:p>931,56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931.56" calcext:value-type="float">
            <text:p>931,56</text:p>
          </table:table-cell>
          <table:table-cell table:number-columns-repeated="20"/>
        </table:table-row>
        <table:table-row table:style-name="ro4">
          <table:table-cell office:value-type="float" office:value="2191" calcext:value-type="float">
            <text:p>2191</text:p>
          </table:table-cell>
          <table:table-cell office:value-type="string" calcext:value-type="string">
            <text:p><text:span text:style-name="T6">RENATA BRITO VIEIRA TELES</text:span></text:p>
          </table:table-cell>
          <table:table-cell office:value-type="string" calcext:value-type="string">
            <text:p><text:span text:style-name="T6">ASSESSOR DO NÚCLEO DE P. CONTÁBIL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72" calcext:value-type="float">
            <text:p>2172</text:p>
          </table:table-cell>
          <table:table-cell office:value-type="string" calcext:value-type="string">
            <text:p><text:span text:style-name="T6">RENATA LUIZA ARAGAO SILVA FIGUEIRED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26" calcext:value-type="float">
            <text:p>1526</text:p>
          </table:table-cell>
          <table:table-cell office:value-type="string" calcext:value-type="string">
            <text:p><text:span text:style-name="T6">RENATA MACIEL ALMEIDA ARAUJ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AS EXECUCOES CRIMINAIS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400" calcext:value-type="float">
            <text:p>4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0"/>
        </table:table-row>
        <table:table-row table:style-name="ro4">
          <table:table-cell office:value-type="float" office:value="1356" calcext:value-type="float">
            <text:p>1356</text:p>
          </table:table-cell>
          <table:table-cell office:value-type="string" calcext:value-type="string">
            <text:p><text:span text:style-name="T6">RENATA MOREIRA SANDES GUER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01" calcext:value-type="float">
            <text:p>1701</text:p>
          </table:table-cell>
          <table:table-cell office:value-type="string" calcext:value-type="string">
            <text:p><text:span text:style-name="T6">RENATA PEREIRA DANTA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56" calcext:value-type="float">
            <text:p>1956</text:p>
          </table:table-cell>
          <table:table-cell office:value-type="string" calcext:value-type="string">
            <text:p><text:span text:style-name="T6">RENATA SARA DANTAS MARQUES SOAR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string" calcext:value-type="string">
            <text:p><text:span text:style-name="T6">RENATO VIEIRA DANTAS BERNARD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table:number-columns-repeated="20"/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string" calcext:value-type="string">
            <text:p><text:span text:style-name="T6">RENE ANTONIO ERB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SAO CRISTOVA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4023.54" calcext:value-type="float">
            <text:p>4.023,54</text:p>
          </table:table-cell>
          <table:table-cell office:value-type="float" office:value="9076.91" calcext:value-type="float">
            <text:p>9.076,91</text:p>
          </table:table-cell>
          <table:table-cell table:number-columns-repeated="20"/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<text:span text:style-name="T6">RENIVALDO LIMA SAMPAIO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33" calcext:value-type="float">
            <text:p>1933</text:p>
          </table:table-cell>
          <table:table-cell office:value-type="string" calcext:value-type="string">
            <text:p><text:span text:style-name="T6">RHAQUEL GLEYSIANE FARIAS NUN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69" calcext:value-type="float">
            <text:p>1469</text:p>
          </table:table-cell>
          <table:table-cell office:value-type="string" calcext:value-type="string">
            <text:p><text:span text:style-name="T6">RICARDO MACHADO OLIVEI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INDIAROB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4088.1" calcext:value-type="float">
            <text:p>4.088,10</text:p>
          </table:table-cell>
          <table:table-cell office:value-type="float" office:value="13773.73" calcext:value-type="float">
            <text:p>13.773,73</text:p>
          </table:table-cell>
          <table:table-cell table:number-columns-repeated="20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string" calcext:value-type="string">
            <text:p><text:span text:style-name="T6">RICARDO MONTEIRO MOT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53" calcext:value-type="float">
            <text:p>1253</text:p>
          </table:table-cell>
          <table:table-cell office:value-type="string" calcext:value-type="string">
            <text:p><text:span text:style-name="T6">RICARDO ROUTMAN DA CUN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<text:span text:style-name="T6">RICARDO SOBRAL SOUS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SIMAO DIAS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5390.25" calcext:value-type="float">
            <text:p>5.390,25</text:p>
          </table:table-cell>
          <table:table-cell office:value-type="float" office:value="10443.62" calcext:value-type="float">
            <text:p>10.443,62</text:p>
          </table:table-cell>
          <table:table-cell table:number-columns-repeated="20"/>
        </table:table-row>
        <table:table-row table:style-name="ro4">
          <table:table-cell office:value-type="float" office:value="1950" calcext:value-type="float">
            <text:p>1950</text:p>
          </table:table-cell>
          <table:table-cell office:value-type="string" calcext:value-type="string">
            <text:p><text:span text:style-name="T6">RICELLI VIEIRA DE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60" calcext:value-type="float">
            <text:p>1860</text:p>
          </table:table-cell>
          <table:table-cell office:value-type="string" calcext:value-type="string">
            <text:p><text:span text:style-name="T6">RITA DE CASSIA ARAGÃO MELO GARCEZ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01" calcext:value-type="float">
            <text:p>1601</text:p>
          </table:table-cell>
          <table:table-cell office:value-type="string" calcext:value-type="string">
            <text:p><text:span text:style-name="T6">RIVALDO FRIAS DOS SANTOS JUNIOR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8481.06" calcext:value-type="float">
            <text:p>8.481,06</text:p>
          </table:table-cell>
          <table:table-cell office:value-type="float" office:value="13281.76" calcext:value-type="float">
            <text:p>13.281,76</text:p>
          </table:table-cell>
          <table:table-cell table:number-columns-repeated="20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<text:span text:style-name="T6">ROBERIO MESQUITA MATOS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CENTRO DE APOIO OPERACIONAL DA INFANCIA E DA ADOLESCENCIA 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08" calcext:value-type="float">
            <text:p>1708</text:p>
          </table:table-cell>
          <table:table-cell office:value-type="string" calcext:value-type="string">
            <text:p><text:span text:style-name="T6">ROBERTA ARAUJO DE MELO BRIT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94.28" calcext:value-type="float">
            <text:p>2.594,2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89" calcext:value-type="float">
            <text:p>1989</text:p>
          </table:table-cell>
          <table:table-cell office:value-type="string" calcext:value-type="string">
            <text:p><text:span text:style-name="T6">ROBERTA CONCEICAO ALMEIDA NASCIMEN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pan text:style-name="T6">ROBERTA LIMA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11" calcext:value-type="float">
            <text:p>1911</text:p>
          </table:table-cell>
          <table:table-cell office:value-type="string" calcext:value-type="string">
            <text:p><text:span text:style-name="T6">ROBERTA ROCHA DEDA CHAGAS</text:span></text:p>
          </table:table-cell>
          <table:table-cell office:value-type="string" calcext:value-type="string">
            <text:p><text:span text:style-name="T6">ASSESSOR DO DIRETOR DE TECNOLOGIA DA INFORMAÇÃO E COMUNICAÇÃO</text:span></text:p>
          </table:table-cell>
          <table:table-cell office:value-type="string" calcext:value-type="string">
            <text:p><text:span text:style-name="T6">DIVISAO DE DESIGN E MID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161" calcext:value-type="float">
            <text:p>1161</text:p>
          </table:table-cell>
          <table:table-cell office:value-type="string" calcext:value-type="string">
            <text:p><text:span text:style-name="T6">ROBERTA SANDRA REIS BARRETO SIQU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19" calcext:value-type="float">
            <text:p>1319</text:p>
          </table:table-cell>
          <table:table-cell office:value-type="string" calcext:value-type="string">
            <text:p><text:span text:style-name="T6">ROBERTA SOBRAL MANSOU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DO TRIBUNAL DO JURI - ARACAJ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22" calcext:value-type="float">
            <text:p>1622</text:p>
          </table:table-cell>
          <table:table-cell office:value-type="string" calcext:value-type="string">
            <text:p><text:span text:style-name="T6">ROBERTO ANDRUSYSZYN CELIN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47" calcext:value-type="float">
            <text:p>2047</text:p>
          </table:table-cell>
          <table:table-cell office:value-type="string" calcext:value-type="string">
            <text:p><text:span text:style-name="T6">RODOLFO GALVAO CO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6">RODOMARQUES NASCIMENT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1773.11" calcext:value-type="float">
            <text:p>1.773,11</text:p>
          </table:table-cell>
          <table:table-cell office:value-type="float" office:value="3338.94" calcext:value-type="float">
            <text:p>3.338,94</text:p>
          </table:table-cell>
          <table:table-cell office:value-type="float" office:value="5112.05" calcext:value-type="float">
            <text:p>5.112,05</text:p>
          </table:table-cell>
          <table:table-cell table:number-columns-repeated="20"/>
        </table:table-row>
        <table:table-row table:style-name="ro4">
          <table:table-cell office:value-type="float" office:value="1537" calcext:value-type="float">
            <text:p>1537</text:p>
          </table:table-cell>
          <table:table-cell office:value-type="string" calcext:value-type="string">
            <text:p><text:span text:style-name="T6">RODRIGO MUNIZ DE ME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O TRIBUNAL DO JURI - ARACAJU 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<text:span text:style-name="T6">ROGERIO DOS SANTOS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6">ROGERIO FERREIRA DA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6ª PROMOTORIA DE JUSTICA CRIMINAL DE ARACAJU (6ª VARA CRIMINAL)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526.68" calcext:value-type="float">
            <text:p>2.526,68</text:p>
          </table:table-cell>
          <table:table-cell office:value-type="float" office:value="7973.03" calcext:value-type="float">
            <text:p>7.973,03</text:p>
          </table:table-cell>
          <table:table-cell office:value-type="float" office:value="10499.71" calcext:value-type="float">
            <text:p>10.499,71</text:p>
          </table:table-cell>
          <table:table-cell table:number-columns-repeated="20"/>
        </table:table-row>
        <table:table-row table:style-name="ro4">
          <table:table-cell office:value-type="float" office:value="1898" calcext:value-type="float">
            <text:p>1898</text:p>
          </table:table-cell>
          <table:table-cell office:value-type="string" calcext:value-type="string">
            <text:p><text:span text:style-name="T6">ROMULO ARAGAO COSTA ME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75" calcext:value-type="float">
            <text:p>2175</text:p>
          </table:table-cell>
          <table:table-cell office:value-type="string" calcext:value-type="string">
            <text:p><text:span text:style-name="T6">ROMULO HENRIQUE RIBEIRO DE OLIVEIRA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15" calcext:value-type="float">
            <text:p>1515</text:p>
          </table:table-cell>
          <table:table-cell office:value-type="string" calcext:value-type="string">
            <text:p><text:span text:style-name="T6">ROMULO LINS ALVE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7147.66" calcext:value-type="float">
            <text:p>7.147,66</text:p>
          </table:table-cell>
          <table:table-cell office:value-type="float" office:value="11948.36" calcext:value-type="float">
            <text:p>11.948,36</text:p>
          </table:table-cell>
          <table:table-cell table:number-columns-repeated="20"/>
        </table:table-row>
        <table:table-row table:style-name="ro4">
          <table:table-cell office:value-type="float" office:value="1884" calcext:value-type="float">
            <text:p>1884</text:p>
          </table:table-cell>
          <table:table-cell office:value-type="string" calcext:value-type="string">
            <text:p><text:span text:style-name="T6">ROMULO NUNES FREIRE FONT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ASSESSORIA DO COLEGIO DE PROCURADORES DE JUST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00" calcext:value-type="float">
            <text:p>1800</text:p>
          </table:table-cell>
          <table:table-cell office:value-type="string" calcext:value-type="string">
            <text:p><text:span text:style-name="T6">RONALD NASCIMENTO DE JESU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61" calcext:value-type="float">
            <text:p>1661</text:p>
          </table:table-cell>
          <table:table-cell office:value-type="string" calcext:value-type="string">
            <text:p><text:span text:style-name="T6">RONNIE CHARLSON ALVES SILVA</text:span></text:p>
          </table:table-cell>
          <table:table-cell office:value-type="string" calcext:value-type="string">
            <text:p><text:span text:style-name="T6">ASSESSOR DE TECNOLOGIA DA INFORMAÇÃO E COMUNICAÇÃO </text:span></text:p>
          </table:table-cell>
          <table:table-cell office:value-type="string" calcext:value-type="string">
            <text:p><text:span text:style-name="T6">DIVISAO DE INFRAESTRUTUR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60" calcext:value-type="float">
            <text:p>1660</text:p>
          </table:table-cell>
          <table:table-cell office:value-type="string" calcext:value-type="string">
            <text:p><text:span text:style-name="T6">ROOSEVELT BATISTA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66" calcext:value-type="float">
            <text:p>2266</text:p>
          </table:table-cell>
          <table:table-cell office:value-type="string" calcext:value-type="string">
            <text:p><text:span text:style-name="T6">ROOSEVELT CHRISTIAN DANTAS ALBUQUERQUE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01" calcext:value-type="float">
            <text:p>1401</text:p>
          </table:table-cell>
          <table:table-cell office:value-type="string" calcext:value-type="string">
            <text:p><text:span text:style-name="T6">ROQUE JOSE DE SOUSA NE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PROMOCAO DA IGUALDADE ETNICO RACI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831" calcext:value-type="float">
            <text:p>831</text:p>
          </table:table-cell>
          <table:table-cell office:value-type="string" calcext:value-type="string">
            <text:p><text:span text:style-name="T6">ROSA MARIA FRAGA SANTOS</text:span></text:p>
          </table:table-cell>
          <table:table-cell office:value-type="string" calcext:value-type="string">
            <text:p><text:span text:style-name="T6">ASSESSOR DA COORDENADORIA-GERAL</text:span></text:p>
          </table:table-cell>
          <table:table-cell office:value-type="string" calcext:value-type="string">
            <text:p><text:span text:style-name="T6">GABINETE DO COORDENADOR GERAL -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<text:span text:style-name="T6">ROSA SOARES DOS SANTOS CARDOSO</text:span></text:p>
          </table:table-cell>
          <table:table-cell office:value-type="string" calcext:value-type="string">
            <text:p><text:span text:style-name="T6">PROFESSOR  - requisitado</text:span></text:p>
          </table:table-cell>
          <table:table-cell office:value-type="string" calcext:value-type="string">
            <text:p><text:span text:style-name="T6">TRIAGEM TECNICA DAS PROMOTORIAS DE JUSTICA DE SIMAO DIAS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73" calcext:value-type="float">
            <text:p>1473</text:p>
          </table:table-cell>
          <table:table-cell office:value-type="string" calcext:value-type="string">
            <text:p><text:span text:style-name="T6">ROSANE GONÇALVES DOS SANTO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JAPARATUBA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8641.18" calcext:value-type="float">
            <text:p>8.641,18</text:p>
          </table:table-cell>
          <table:table-cell office:value-type="float" office:value="13441.88" calcext:value-type="float">
            <text:p>13.441,88</text:p>
          </table:table-cell>
          <table:table-cell table:number-columns-repeated="20"/>
        </table:table-row>
        <table:table-row table:style-name="ro4">
          <table:table-cell office:value-type="float" office:value="1589" calcext:value-type="float">
            <text:p>1589</text:p>
          </table:table-cell>
          <table:table-cell office:value-type="string" calcext:value-type="string">
            <text:p><text:span text:style-name="T6">ROSANGELA DE OLIVEIRA SANTO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39" calcext:value-type="float">
            <text:p>1939</text:p>
          </table:table-cell>
          <table:table-cell office:value-type="string" calcext:value-type="string">
            <text:p><text:span text:style-name="T6">ROSECLEIDE ALCANTARA DE SOU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1.37" calcext:value-type="float">
            <text:p>2.841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28" calcext:value-type="float">
            <text:p>2128</text:p>
          </table:table-cell>
          <table:table-cell office:value-type="string" calcext:value-type="string">
            <text:p><text:span text:style-name="T6">ROSELIA ALVES DA SILVA MALT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90" calcext:value-type="float">
            <text:p>690</text:p>
          </table:table-cell>
          <table:table-cell office:value-type="string" calcext:value-type="string">
            <text:p><text:span text:style-name="T6">ROSENALDO ARAGAO LIMA JUNIOR</text:span></text:p>
          </table:table-cell>
          <table:table-cell office:value-type="string" calcext:value-type="string">
            <text:p><text:span text:style-name="T6">ASSESSOR DO GAB. DO PROC. G. DE  JUSTIÇA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497" calcext:value-type="float">
            <text:p>1.497,00</text:p>
          </table:table-cell>
          <table:table-cell table:number-columns-repeated="20"/>
        </table:table-row>
        <table:table-row table:style-name="ro4">
          <table:table-cell office:value-type="float" office:value="483" calcext:value-type="float">
            <text:p>483</text:p>
          </table:table-cell>
          <table:table-cell office:value-type="string" calcext:value-type="string">
            <text:p><text:span text:style-name="T6">ROSIVALDO SANTOS DA CRUZ</text:span></text:p>
          </table:table-cell>
          <table:table-cell office:value-type="string" calcext:value-type="string">
            <text:p><text:span text:style-name="T6">CHEFE DE SERVIÇOS DE MANUTENÇÃO-INTERIOR</text:span></text:p>
          </table:table-cell>
          <table:table-cell office:value-type="string" calcext:value-type="string">
            <text:p><text:span text:style-name="T6">SERVICOS MANUTENCAO INTERIOR/DAA/DA/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331.32" calcext:value-type="float">
            <text:p>1.331,32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331.32" calcext:value-type="float">
            <text:p>1.331,32</text:p>
          </table:table-cell>
          <table:table-cell table:number-columns-repeated="20"/>
        </table:table-row>
        <table:table-row table:style-name="ro4">
          <table:table-cell office:value-type="float" office:value="2144" calcext:value-type="float">
            <text:p>2144</text:p>
          </table:table-cell>
          <table:table-cell office:value-type="string" calcext:value-type="string">
            <text:p><text:span text:style-name="T6">RUBENS DOS SANTOS</text:span></text:p>
          </table:table-cell>
          <table:table-cell office:value-type="string" calcext:value-type="string">
            <text:p><text:span text:style-name="T6">CAPITÃ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>
            <text:p><text:span text:style-name="T6">RUBENS ESTEVES DE MOURA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17" calcext:value-type="float">
            <text:p>1717</text:p>
          </table:table-cell>
          <table:table-cell office:value-type="string" calcext:value-type="string">
            <text:p><text:span text:style-name="T6">RUIRONALDI DOS SANTOS CRUZ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VISAO DE INFRAESTRUTUR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<text:span text:style-name="T6">RUTH ARAUJO FALCAO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64" calcext:value-type="float">
            <text:p>1764</text:p>
          </table:table-cell>
          <table:table-cell office:value-type="string" calcext:value-type="string">
            <text:p><text:span text:style-name="T6">RUY WANDERLA DE OLIVEI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14" calcext:value-type="float">
            <text:p>1814</text:p>
          </table:table-cell>
          <table:table-cell office:value-type="string" calcext:value-type="string">
            <text:p><text:span text:style-name="T6">SALVIO HENRIQUE DA ROCHA COST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23" calcext:value-type="float">
            <text:p>2023</text:p>
          </table:table-cell>
          <table:table-cell office:value-type="string" calcext:value-type="string">
            <text:p><text:span text:style-name="T6">SAMUEL NEVES DE OLIVEIR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20" calcext:value-type="float">
            <text:p>1720</text:p>
          </table:table-cell>
          <table:table-cell office:value-type="string" calcext:value-type="string">
            <text:p><text:span text:style-name="T6">SANDRA AUGUSTA BARRETO ROLLEMBERG CONRADO</text:span></text:p>
          </table:table-cell>
          <table:table-cell office:value-type="string" calcext:value-type="string">
            <text:p><text:span text:style-name="T6">Assessor do Diretor Financeiro</text:span></text:p>
          </table:table-cell>
          <table:table-cell office:value-type="string" calcext:value-type="string">
            <text:p><text:span text:style-name="T6">DIRETORIA FINANCEIR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16" calcext:value-type="float">
            <text:p>1316</text:p>
          </table:table-cell>
          <table:table-cell office:value-type="string" calcext:value-type="string">
            <text:p><text:span text:style-name="T6">SANDRA ELIZABETH DE ALMEIDA RAM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DA CURADORIA DA INFÂNCIA E DA ADOLESCÊNCIA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23" calcext:value-type="float">
            <text:p>1323</text:p>
          </table:table-cell>
          <table:table-cell office:value-type="string" calcext:value-type="string">
            <text:p><text:span text:style-name="T6">SANDRO DE REZENDE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ITABAIAN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89.21" calcext:value-type="float">
            <text:p>3.089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79" calcext:value-type="float">
            <text:p>579</text:p>
          </table:table-cell>
          <table:table-cell office:value-type="string" calcext:value-type="string">
            <text:p><text:span text:style-name="T6">SANDRO LUIZ DA COST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ISTRITAL - NOSSA SENHORA DO SOCORR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4023.54" calcext:value-type="float">
            <text:p>4.023,54</text:p>
          </table:table-cell>
          <table:table-cell office:value-type="float" office:value="9076.91" calcext:value-type="float">
            <text:p>9.076,91</text:p>
          </table:table-cell>
          <table:table-cell table:number-columns-repeated="20"/>
        </table:table-row>
        <table:table-row table:style-name="ro4">
          <table:table-cell office:value-type="float" office:value="1626" calcext:value-type="float">
            <text:p>1626</text:p>
          </table:table-cell>
          <table:table-cell office:value-type="string" calcext:value-type="string">
            <text:p><text:span text:style-name="T6">SANDRO STEFANO SA AZEVED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79" calcext:value-type="float">
            <text:p>2179</text:p>
          </table:table-cell>
          <table:table-cell office:value-type="string" calcext:value-type="string">
            <text:p><text:span text:style-name="T6">SAULO ALMEIDA CABRAL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54" calcext:value-type="float">
            <text:p>1654</text:p>
          </table:table-cell>
          <table:table-cell office:value-type="string" calcext:value-type="string">
            <text:p><text:span text:style-name="T6">SAULO DOS SANTOS LOPES CRUZ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BARRA DOS COQUEIR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70" calcext:value-type="float">
            <text:p>1670</text:p>
          </table:table-cell>
          <table:table-cell office:value-type="string" calcext:value-type="string">
            <text:p><text:span text:style-name="T6">SAULO MORAIS DE ANDRADE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59" calcext:value-type="float">
            <text:p>1859</text:p>
          </table:table-cell>
          <table:table-cell office:value-type="string" calcext:value-type="string">
            <text:p><text:span text:style-name="T6">SAVIO AUGUSTO SOBRAL GARCEZ</text:span></text:p>
          </table:table-cell>
          <table:table-cell office:value-type="string" calcext:value-type="string">
            <text:p><text:span text:style-name="T6">DIRETOR DE RECURSOS HUMANOS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58" calcext:value-type="float">
            <text:p>1858</text:p>
          </table:table-cell>
          <table:table-cell office:value-type="string" calcext:value-type="string">
            <text:p><text:span text:style-name="T6">SAVIO AUGUSTO SOBRAL GARCEZ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59" calcext:value-type="float">
            <text:p>1859</text:p>
          </table:table-cell>
          <table:table-cell office:value-type="string" calcext:value-type="string">
            <text:p><text:span text:style-name="T6">SAVIO AUGUSTO SOBRAL GARCEZ</text:span></text:p>
          </table:table-cell>
          <table:table-cell office:value-type="string" calcext:value-type="string">
            <text:p><text:span text:style-name="T6">DIRETOR DE RECURSOS HUMANOS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63" calcext:value-type="float">
            <text:p>1963</text:p>
          </table:table-cell>
          <table:table-cell office:value-type="string" calcext:value-type="string">
            <text:p><text:span text:style-name="T6">SAVIO ROBERTO AMORIM ARAGÃO SILVA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pan text:style-name="T6">SERGIO DA FONSECA SANTOS</text:span></text:p>
          </table:table-cell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64" calcext:value-type="float">
            <text:p>564</text:p>
          </table:table-cell>
          <table:table-cell office:value-type="string" calcext:value-type="string">
            <text:p><text:span text:style-name="T6">SERGIO DOS SANTOS SILVA</text:span></text:p>
          </table:table-cell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56" calcext:value-type="float">
            <text:p>456</text:p>
          </table:table-cell>
          <table:table-cell office:value-type="string" calcext:value-type="string">
            <text:p><text:span text:style-name="T6">SERGIO WALDEMAR BARRETO RODRIGUES FILH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77" calcext:value-type="float">
            <text:p>1377</text:p>
          </table:table-cell>
          <table:table-cell office:value-type="string" calcext:value-type="string">
            <text:p><text:span text:style-name="T6">SHEILA ANDRADE ARAUJO MA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OS DIREITOS DA MULHER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36.42" calcext:value-type="float">
            <text:p>1.536,42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536.42" calcext:value-type="float">
            <text:p>1.536,42</text:p>
          </table:table-cell>
          <table:table-cell table:number-columns-repeated="20"/>
        </table:table-row>
        <table:table-row table:style-name="ro4">
          <table:table-cell office:value-type="float" office:value="1697" calcext:value-type="float">
            <text:p>1697</text:p>
          </table:table-cell>
          <table:table-cell office:value-type="string" calcext:value-type="string">
            <text:p><text:span text:style-name="T6">SHEILA CUSTODIO LEAL NOVAES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65" calcext:value-type="float">
            <text:p>1365</text:p>
          </table:table-cell>
          <table:table-cell office:value-type="string" calcext:value-type="string">
            <text:p><text:span text:style-name="T6">SHIRLANE BARBOS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25" calcext:value-type="float">
            <text:p>2025</text:p>
          </table:table-cell>
          <table:table-cell office:value-type="string" calcext:value-type="string">
            <text:p><text:span text:style-name="T6">SIDIVAL DOS SANTOS FREITA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99" calcext:value-type="float">
            <text:p>1599</text:p>
          </table:table-cell>
          <table:table-cell office:value-type="string" calcext:value-type="string">
            <text:p><text:span text:style-name="T6">SILENE MARIA DE FRANÇA JANSSEN</text:span></text:p>
          </table:table-cell>
          <table:table-cell office:value-type="string" calcext:value-type="string">
            <text:p><text:span text:style-name="T6">Chefe do Núcleo de Contabilidade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479" calcext:value-type="float">
            <text:p>479</text:p>
          </table:table-cell>
          <table:table-cell office:value-type="string" calcext:value-type="string">
            <text:p><text:span text:style-name="T6">SILVIA BRITO LUDUVICE</text:span></text:p>
          </table:table-cell>
          <table:table-cell office:value-type="string" calcext:value-type="string">
            <text:p><text:span text:style-name="T6">ASSESSOR DE APOIO OPERACIONAL 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352" calcext:value-type="float">
            <text:p>1352</text:p>
          </table:table-cell>
          <table:table-cell office:value-type="string" calcext:value-type="string">
            <text:p><text:span text:style-name="T6">SILVIA FERNANDA CARVALHO MENEZ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O TRIBUNAL DO JURI - ARACAJ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240" calcext:value-type="float">
            <text:p>240,00</text:p>
          </table:table-cell>
          <table:table-cell office:value-type="float" office:value="226.67" calcext:value-type="float">
            <text:p>226,67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66.67" calcext:value-type="float">
            <text:p>466,67</text:p>
          </table:table-cell>
          <table:table-cell table:number-columns-repeated="20"/>
        </table:table-row>
        <table:table-row table:style-name="ro4">
          <table:table-cell office:value-type="float" office:value="1805" calcext:value-type="float">
            <text:p>1805</text:p>
          </table:table-cell>
          <table:table-cell office:value-type="string" calcext:value-type="string">
            <text:p><text:span text:style-name="T6">SILVIA FRANCA DE SOUZA MORELLI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70" calcext:value-type="float">
            <text:p>1870</text:p>
          </table:table-cell>
          <table:table-cell office:value-type="string" calcext:value-type="string">
            <text:p><text:span text:style-name="T6">SILVIA LEAL ALBUQUERQUE</text:span></text:p>
          </table:table-cell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08.78" calcext:value-type="float">
            <text:p>2.408,78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3344.49" calcext:value-type="float">
            <text:p>3.344,49</text:p>
          </table:table-cell>
          <table:table-cell office:value-type="float" office:value="3648.48" calcext:value-type="float">
            <text:p>3.648,48</text:p>
          </table:table-cell>
          <table:table-cell office:value-type="float" office:value="9401.75" calcext:value-type="float">
            <text:p>9.401,75</text:p>
          </table:table-cell>
          <table:table-cell table:number-columns-repeated="20"/>
        </table:table-row>
        <table:table-row table:style-name="ro4">
          <table:table-cell office:value-type="float" office:value="1206" calcext:value-type="float">
            <text:p>1206</text:p>
          </table:table-cell>
          <table:table-cell office:value-type="string" calcext:value-type="string">
            <text:p><text:span text:style-name="T6">SILVIA ROBERTA FERREIRA TAVARES</text:span></text:p>
          </table:table-cell>
          <table:table-cell office:value-type="string" calcext:value-type="string">
            <text:p><text:span text:style-name="T6">ANALISTA DO MP - ENGENHARIA CIVIL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25" calcext:value-type="float">
            <text:p>1525</text:p>
          </table:table-cell>
          <table:table-cell office:value-type="string" calcext:value-type="string">
            <text:p><text:span text:style-name="T6">SILVIA TAMARA MENDONCA DO CARM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<text:span text:style-name="T6">SILVIO ROBERTO MATOS EUZEBI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35" calcext:value-type="float">
            <text:p>1735</text:p>
          </table:table-cell>
          <table:table-cell office:value-type="string" calcext:value-type="string">
            <text:p><text:span text:style-name="T6">SIMONE FELICIO DOS SANTOS</text:span></text:p>
          </table:table-cell>
          <table:table-cell office:value-type="string" calcext:value-type="string">
            <text:p><text:span text:style-name="T6">ANALISTA DO MP - SERVIÇO SOCI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642.74" calcext:value-type="float">
            <text:p>2.642,74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642.74" calcext:value-type="float">
            <text:p>2.642,74</text:p>
          </table:table-cell>
          <table:table-cell table:number-columns-repeated="20"/>
        </table:table-row>
        <table:table-row table:style-name="ro4">
          <table:table-cell office:value-type="float" office:value="877" calcext:value-type="float">
            <text:p>877</text:p>
          </table:table-cell>
          <table:table-cell office:value-type="string" calcext:value-type="string">
            <text:p><text:span text:style-name="T6">SOLANO LUCIO DE OLIVEIRA SILV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UMBAUB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2240.28" calcext:value-type="float">
            <text:p>2.240,28</text:p>
          </table:table-cell>
          <table:table-cell office:value-type="float" office:value="7040.98" calcext:value-type="float">
            <text:p>7.040,98</text:p>
          </table:table-cell>
          <table:table-cell table:number-columns-repeated="20"/>
        </table:table-row>
        <table:table-row table:style-name="ro4">
          <table:table-cell office:value-type="float" office:value="1980" calcext:value-type="float">
            <text:p>1980</text:p>
          </table:table-cell>
          <table:table-cell office:value-type="string" calcext:value-type="string">
            <text:p><text:span text:style-name="T6">SONIA KAROLINE AMARAL OLIV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20"/>
        </table:table-row>
        <table:table-row table:style-name="ro4">
          <table:table-cell office:value-type="float" office:value="2063" calcext:value-type="float">
            <text:p>2063</text:p>
          </table:table-cell>
          <table:table-cell office:value-type="string" calcext:value-type="string">
            <text:p><text:span text:style-name="T6">STANLEY KLEBER NOGUEIR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94.28" calcext:value-type="float">
            <text:p>2.594,2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742" calcext:value-type="float">
            <text:p>1742</text:p>
          </table:table-cell>
          <table:table-cell office:value-type="string" calcext:value-type="string">
            <text:p><text:span text:style-name="T6">SUSANA ARRUDA DE OLIVEIR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67" calcext:value-type="float">
            <text:p>1967</text:p>
          </table:table-cell>
          <table:table-cell office:value-type="string" calcext:value-type="string">
            <text:p><text:span text:style-name="T6">SUSANA RAQUEL CIPRIANO SAMPAIO REZEN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94.28" calcext:value-type="float">
            <text:p>2.594,2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22" calcext:value-type="float">
            <text:p>622</text:p>
          </table:table-cell>
          <table:table-cell office:value-type="string" calcext:value-type="string">
            <text:p><text:span text:style-name="T6">SUZY MARY DE CARVALHO VI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O TRIBUNAL DO JURI - ARACAJU 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537.36" calcext:value-type="float">
            <text:p>3.537,36</text:p>
          </table:table-cell>
          <table:table-cell office:value-type="float" office:value="1788.24" calcext:value-type="float">
            <text:p>1.788,24</text:p>
          </table:table-cell>
          <table:table-cell office:value-type="float" office:value="8694.51" calcext:value-type="float">
            <text:p>8.694,51</text:p>
          </table:table-cell>
          <table:table-cell table:number-columns-repeated="20"/>
        </table:table-row>
        <table:table-row table:style-name="ro4">
          <table:table-cell office:value-type="float" office:value="1290" calcext:value-type="float">
            <text:p>1290</text:p>
          </table:table-cell>
          <table:table-cell office:value-type="string" calcext:value-type="string">
            <text:p><text:span text:style-name="T6">SYLVIO ALEXANDRE DE OLIVEIRA BELEM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30" calcext:value-type="float">
            <text:p>1830</text:p>
          </table:table-cell>
          <table:table-cell office:value-type="string" calcext:value-type="string">
            <text:p><text:span text:style-name="T6">TAISA TORRES ARAGA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ÇA ESPECIAL CÍVEL E CRIMINAL DE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34" calcext:value-type="float">
            <text:p>634</text:p>
          </table:table-cell>
          <table:table-cell office:value-type="string" calcext:value-type="string">
            <text:p><text:span text:style-name="T6">TALITA CUNEGUNDES FERNANDES DA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O TRIBUNAL DO JURI - ARACAJU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4023.54" calcext:value-type="float">
            <text:p>4.023,54</text:p>
          </table:table-cell>
          <table:table-cell office:value-type="float" office:value="12445.82" calcext:value-type="float">
            <text:p>12.445,82</text:p>
          </table:table-cell>
          <table:table-cell table:number-columns-repeated="20"/>
        </table:table-row>
        <table:table-row table:style-name="ro4">
          <table:table-cell office:value-type="float" office:value="2260" calcext:value-type="float">
            <text:p>2260</text:p>
          </table:table-cell>
          <table:table-cell office:value-type="string" calcext:value-type="string">
            <text:p><text:span text:style-name="T6">TALMAY TELES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59" calcext:value-type="float">
            <text:p>659</text:p>
          </table:table-cell>
          <table:table-cell office:value-type="string" calcext:value-type="string">
            <text:p><text:span text:style-name="T6">TATIANA SOUTO QUIRIN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ÇA AUXILIAR DE ARACAJU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6175.94" calcext:value-type="float">
            <text:p>16.175,94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336.89" calcext:value-type="float">
            <text:p>336,89</text:p>
          </table:table-cell>
          <table:table-cell office:value-type="float" office:value="5165.61" calcext:value-type="float">
            <text:p>5.165,61</text:p>
          </table:table-cell>
          <table:table-cell office:value-type="float" office:value="5502.5" calcext:value-type="float">
            <text:p>5.502,50</text:p>
          </table:table-cell>
          <table:table-cell table:number-columns-repeated="20"/>
        </table:table-row>
        <table:table-row table:style-name="ro4">
          <table:table-cell office:value-type="float" office:value="1481" calcext:value-type="float">
            <text:p>1481</text:p>
          </table:table-cell>
          <table:table-cell office:value-type="string" calcext:value-type="string">
            <text:p><text:span text:style-name="T6">TATIANE AGUIAR GUIMARAES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49" calcext:value-type="float">
            <text:p>2049</text:p>
          </table:table-cell>
          <table:table-cell office:value-type="string" calcext:value-type="string">
            <text:p><text:span text:style-name="T6">TATIANE DOS SANTOS SILVA LISBO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AS EXECUCOES CRIMINAIS DE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87" calcext:value-type="float">
            <text:p>1687</text:p>
          </table:table-cell>
          <table:table-cell office:value-type="string" calcext:value-type="string">
            <text:p><text:span text:style-name="T6">THAIS SARMENTO MESSIAS</text:span></text:p>
          </table:table-cell>
          <table:table-cell office:value-type="string" calcext:value-type="string">
            <text:p><text:span text:style-name="T6">AGENTE ADMINISTRATIVO - requisitado</text:span></text:p>
          </table:table-cell>
          <table:table-cell office:value-type="string" calcext:value-type="string">
            <text:p><text:span text:style-name="T6">CENTRAL DE NOTIFICACOES E INTIMACOE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844" calcext:value-type="float">
            <text:p>1844</text:p>
          </table:table-cell>
          <table:table-cell office:value-type="string" calcext:value-type="string">
            <text:p><text:span text:style-name="T6">THAMIRES ATHYNA MENDONCA DA ROC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36" calcext:value-type="float">
            <text:p>1936</text:p>
          </table:table-cell>
          <table:table-cell office:value-type="string" calcext:value-type="string">
            <text:p><text:span text:style-name="T6">THEREZA RAQUEL MACEDO GUIMARA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34" calcext:value-type="float">
            <text:p>1534</text:p>
          </table:table-cell>
          <table:table-cell office:value-type="string" calcext:value-type="string">
            <text:p><text:span text:style-name="T6">THIAGO JOSE MENEZES DA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pan text:style-name="T6">THIAGO LIMA FEITOZ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06" calcext:value-type="float">
            <text:p>1906</text:p>
          </table:table-cell>
          <table:table-cell office:value-type="string" calcext:value-type="string">
            <text:p><text:span text:style-name="T6">THISSIANE MATOS BATISTA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A CURADORIA DA FAZENDA PUBL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76" calcext:value-type="float">
            <text:p>2276</text:p>
          </table:table-cell>
          <table:table-cell office:value-type="string" calcext:value-type="string">
            <text:p><text:span text:style-name="T6">THUANE DE SANTANA SANTO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40" calcext:value-type="float">
            <text:p>1940</text:p>
          </table:table-cell>
          <table:table-cell office:value-type="string" calcext:value-type="string">
            <text:p><text:span text:style-name="T6">THYARA KAHENA SOTERO ALVES PASS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90.44" calcext:value-type="float">
            <text:p>3.390,44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48" calcext:value-type="float">
            <text:p>2048</text:p>
          </table:table-cell>
          <table:table-cell office:value-type="string" calcext:value-type="string">
            <text:p><text:span text:style-name="T6">TIAGO RODRIGUES APOSTO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5.45" calcext:value-type="float">
            <text:p>2.415,4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374" calcext:value-type="float">
            <text:p>374</text:p>
          </table:table-cell>
          <table:table-cell office:value-type="string" calcext:value-type="string">
            <text:p><text:span text:style-name="T6">ULISSES GOMES DE ANDRADE</text:span></text:p>
          </table:table-cell>
          <table:table-cell office:value-type="string" calcext:value-type="string">
            <text:p><text:span text:style-name="T6">ASSESSOR DO DIRETOR ADMINISTRATIV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55" calcext:value-type="float">
            <text:p>2255</text:p>
          </table:table-cell>
          <table:table-cell office:value-type="string" calcext:value-type="string">
            <text:p><text:span text:style-name="T6">UNILSON XAVIER DE SANTAN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68" calcext:value-type="float">
            <text:p>1668</text:p>
          </table:table-cell>
          <table:table-cell office:value-type="string" calcext:value-type="string">
            <text:p><text:span text:style-name="T6">VALDECI SANTO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914" calcext:value-type="float">
            <text:p>1914</text:p>
          </table:table-cell>
          <table:table-cell office:value-type="string" calcext:value-type="string">
            <text:p><text:span text:style-name="T6">VALDETE ALINE ALMEIDA DE MENEZE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80" calcext:value-type="float">
            <text:p>2080</text:p>
          </table:table-cell>
          <table:table-cell office:value-type="string" calcext:value-type="string">
            <text:p><text:span text:style-name="T6">VALDIVIA MARQUES BOMFIM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99" calcext:value-type="float">
            <text:p>1499</text:p>
          </table:table-cell>
          <table:table-cell office:value-type="string" calcext:value-type="string">
            <text:p><text:span text:style-name="T6">VALERIA CHAGAS MEL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94" calcext:value-type="float">
            <text:p>2194</text:p>
          </table:table-cell>
          <table:table-cell office:value-type="string" calcext:value-type="string">
            <text:p><text:span text:style-name="T6">VALFRAN ARAGAO COST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88" calcext:value-type="float">
            <text:p>2188</text:p>
          </table:table-cell>
          <table:table-cell office:value-type="string" calcext:value-type="string">
            <text:p><text:span text:style-name="T6">VALMIR DOS SANTO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103" calcext:value-type="float">
            <text:p>1103</text:p>
          </table:table-cell>
          <table:table-cell office:value-type="string" calcext:value-type="string">
            <text:p><text:span text:style-name="T6">VALTER REINALDO SILVA</text:span></text:p>
          </table:table-cell>
          <table:table-cell office:value-type="string" calcext:value-type="string">
            <text:p><text:span text:style-name="T6">Assessor do Núcleo de C. e D. Proc. do C. Superior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<text:span text:style-name="T6">VALTER VIEI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815" calcext:value-type="float">
            <text:p>815</text:p>
          </table:table-cell>
          <table:table-cell office:value-type="string" calcext:value-type="string">
            <text:p><text:span text:style-name="T6">VANDERLEY DOS SANTOS RODRIGUES</text:span></text:p>
          </table:table-cell>
          <table:table-cell office:value-type="string" calcext:value-type="string">
            <text:p><text:span text:style-name="T6">Coordenador da Divisão de Design e Midia</text:span></text:p>
          </table:table-cell>
          <table:table-cell office:value-type="string" calcext:value-type="string">
            <text:p><text:span text:style-name="T6">DIVISAO DE DESIGN E MIDI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0"/>
        </table:table-row>
        <table:table-row table:style-name="ro4">
          <table:table-cell office:value-type="float" office:value="1969" calcext:value-type="float">
            <text:p>1969</text:p>
          </table:table-cell>
          <table:table-cell office:value-type="string" calcext:value-type="string">
            <text:p><text:span text:style-name="T6">VANESSA GOIS NASCIMEN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MALHADOR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94.28" calcext:value-type="float">
            <text:p>2.594,2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29" calcext:value-type="float">
            <text:p>1229</text:p>
          </table:table-cell>
          <table:table-cell office:value-type="string" calcext:value-type="string">
            <text:p><text:span text:style-name="T6">VANESSA MOTA COUTINHO INACIO DE SOUZ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238" calcext:value-type="float">
            <text:p>1238</text:p>
          </table:table-cell>
          <table:table-cell office:value-type="string" calcext:value-type="string">
            <text:p><text:span text:style-name="T6">VANUSA MADUREIRA SOUZA MACE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DISTRIT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599" calcext:value-type="float">
            <text:p>599</text:p>
          </table:table-cell>
          <table:table-cell office:value-type="string" calcext:value-type="string">
            <text:p><text:span text:style-name="T6">VERA LUCIA OLIVEIRA UCHO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<text:span text:style-name="T6">VERONICA DE OLIVEIRA LAZA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AS EXECUCOES CRIMINAIS - ARACAJU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13.95" calcext:value-type="float">
            <text:p>313,95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4716.48" calcext:value-type="float">
            <text:p>4.716,48</text:p>
          </table:table-cell>
          <table:table-cell office:value-type="float" office:value="8047.42" calcext:value-type="float">
            <text:p>8.047,42</text:p>
          </table:table-cell>
          <table:table-cell office:value-type="float" office:value="13077.85" calcext:value-type="float">
            <text:p>13.077,85</text:p>
          </table:table-cell>
          <table:table-cell table:number-columns-repeated="20"/>
        </table:table-row>
        <table:table-row table:style-name="ro4">
          <table:table-cell office:value-type="float" office:value="821" calcext:value-type="float">
            <text:p>821</text:p>
          </table:table-cell>
          <table:table-cell office:value-type="string" calcext:value-type="string">
            <text:p><text:span text:style-name="T6">VERONICA DINIZ FRANCO OLIVEIRA</text:span></text:p>
          </table:table-cell>
          <table:table-cell office:value-type="string" calcext:value-type="string">
            <text:p><text:span text:style-name="T6">CHEFE DO NÚCLEO DE C. E DIST. PROCESSUAL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35" calcext:value-type="float">
            <text:p>1535</text:p>
          </table:table-cell>
          <table:table-cell office:value-type="string" calcext:value-type="string">
            <text:p><text:span text:style-name="T6">VERONICA EUGENIA MORALES SALINAS ALV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AS ATIVIDADES CIVEIS E CRIMINAI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0"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<text:span text:style-name="T6">VERONICA PEREIRA DA CRUZ</text:span></text:p>
          </table:table-cell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<text:span text:style-name="T6">VICENTE CABRAL LEA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91" calcext:value-type="float">
            <text:p>2291</text:p>
          </table:table-cell>
          <table:table-cell office:value-type="string" calcext:value-type="string">
            <text:p><text:span text:style-name="T6">VICTOR FERNANDO ALVES CARVALHO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487.5" calcext:value-type="float">
            <text:p>487,50</text:p>
          </table:table-cell>
          <table:table-cell office:value-type="float" office:value="1203" calcext:value-type="float">
            <text:p>1.203,00</text:p>
          </table:table-cell>
          <table:table-cell office:value-type="float" office:value="1844.6" calcext:value-type="float">
            <text:p>1.844,6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4510.1" calcext:value-type="float">
            <text:p>4.510,1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pan text:style-name="T6">VICTOR JOSE PINTO RIBEIRO SILVEIRA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CONTROLE INTERN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45" calcext:value-type="float">
            <text:p>2245</text:p>
          </table:table-cell>
          <table:table-cell office:value-type="string" calcext:value-type="string">
            <text:p><text:span text:style-name="T6">VICTOR OSORIO RAMOS PORT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<text:span text:style-name="T6">VIRGILIO DO VALE VIAN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ITABAIANA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7411.41" calcext:value-type="float">
            <text:p>7.411,41</text:p>
          </table:table-cell>
          <table:table-cell office:value-type="float" office:value="12464.78" calcext:value-type="float">
            <text:p>12.464,78</text:p>
          </table:table-cell>
          <table:table-cell table:number-columns-repeated="20"/>
        </table:table-row>
        <table:table-row table:style-name="ro4">
          <table:table-cell office:value-type="float" office:value="1745" calcext:value-type="float">
            <text:p>1745</text:p>
          </table:table-cell>
          <table:table-cell office:value-type="string" calcext:value-type="string">
            <text:p><text:span text:style-name="T6">VITOR ARTUR RALIN DED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43" calcext:value-type="float">
            <text:p>2243</text:p>
          </table:table-cell>
          <table:table-cell office:value-type="string" calcext:value-type="string">
            <text:p><text:span text:style-name="T6">VITORIA CARVALHO PLECH PER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03" calcext:value-type="float">
            <text:p>2103</text:p>
          </table:table-cell>
          <table:table-cell office:value-type="string" calcext:value-type="string">
            <text:p><text:span text:style-name="T6">VIVIANE MILENA FERREIRA DE MEL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407" calcext:value-type="float">
            <text:p>1407</text:p>
          </table:table-cell>
          <table:table-cell office:value-type="string" calcext:value-type="string">
            <text:p><text:span text:style-name="T6">VOLESSA FREIRE SAMPAIO FISCI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6.21" calcext:value-type="float">
            <text:p>2.786,2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39" calcext:value-type="float">
            <text:p>1639</text:p>
          </table:table-cell>
          <table:table-cell office:value-type="string" calcext:value-type="string">
            <text:p><text:span text:style-name="T6">WALTENBERG LIMA DE S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1446.23" calcext:value-type="float">
            <text:p>1.446,23</text:p>
          </table:table-cell>
          <table:table-cell office:value-type="float" office:value="7931.39" calcext:value-type="float">
            <text:p>7.931,39</text:p>
          </table:table-cell>
          <table:table-cell table:number-columns-repeated="20"/>
        </table:table-row>
        <table:table-row table:style-name="ro4">
          <table:table-cell office:value-type="float" office:value="347" calcext:value-type="float">
            <text:p>347</text:p>
          </table:table-cell>
          <table:table-cell office:value-type="string" calcext:value-type="string">
            <text:p><text:span text:style-name="T6">WALTER CESAR NUNES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LARANJEIRAS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1490.2" calcext:value-type="float">
            <text:p>1.490,20</text:p>
          </table:table-cell>
          <table:table-cell office:value-type="float" office:value="9912.48" calcext:value-type="float">
            <text:p>9.912,48</text:p>
          </table:table-cell>
          <table:table-cell table:number-columns-repeated="20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<text:span text:style-name="T6">WANDERLEY SIQUEIRA MONTE SANTO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SETOR DE PROTOCOLO/ DAA/DA/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<text:span text:style-name="T6">WASHINGTON LUIZ MENDONCA</text:span></text:p>
          </table:table-cell>
          <table:table-cell office:value-type="string" calcext:value-type="string">
            <text:p><text:span text:style-name="T6">* PROFESSOR 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34" calcext:value-type="float">
            <text:p>2034</text:p>
          </table:table-cell>
          <table:table-cell office:value-type="string" calcext:value-type="string">
            <text:p><text:span text:style-name="T6">WELLINGTON FERREIRA DANTA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0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029" calcext:value-type="float">
            <text:p>2029</text:p>
          </table:table-cell>
          <table:table-cell office:value-type="string" calcext:value-type="string">
            <text:p><text:span text:style-name="T6">WESLEY CRISTIAN SANTOS ALMEIDA</text:span></text:p>
          </table:table-cell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785" calcext:value-type="float">
            <text:p>785</text:p>
          </table:table-cell>
          <table:table-cell office:value-type="string" calcext:value-type="string">
            <text:p><text:span text:style-name="T6">WESLEY DE SANTANA SANTOS</text:span></text:p>
          </table:table-cell>
          <table:table-cell office:value-type="string" calcext:value-type="string">
            <text:p><text:span text:style-name="T6">Chefe do Setor de A. e Est. do Cartório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132" calcext:value-type="float">
            <text:p>2132</text:p>
          </table:table-cell>
          <table:table-cell office:value-type="string" calcext:value-type="string">
            <text:p><text:span text:style-name="T6">WESLEY SANTOS CERQU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20"/>
        </table:table-row>
        <table:table-row table:style-name="ro4">
          <table:table-cell office:value-type="float" office:value="1947" calcext:value-type="float">
            <text:p>1947</text:p>
          </table:table-cell>
          <table:table-cell office:value-type="string" calcext:value-type="string">
            <text:p><text:span text:style-name="T6">WILLDE PEREIRA SOBRAL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2214" calcext:value-type="float">
            <text:p>2214</text:p>
          </table:table-cell>
          <table:table-cell office:value-type="string" calcext:value-type="string">
            <text:p><text:span text:style-name="T6">WILTON ARAUJO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4">
          <table:table-cell office:value-type="float" office:value="1696" calcext:value-type="float">
            <text:p>1696</text:p>
          </table:table-cell>
          <table:table-cell office:value-type="string" calcext:value-type="string">
            <text:p><text:span text:style-name="T6">WOLNEY MACIEL DE CARVALHO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ISTRITAL - ARACAJ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373.33" calcext:value-type="float">
            <text:p>373,33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373.33" calcext:value-type="float">
            <text:p>373,33</text:p>
          </table:table-cell>
          <table:table-cell table:number-columns-repeated="20"/>
        </table:table-row>
        <table:table-row table:style-name="ro4">
          <table:table-cell office:value-type="float" office:value="1794" calcext:value-type="float">
            <text:p>1794</text:p>
          </table:table-cell>
          <table:table-cell office:value-type="string" calcext:value-type="string">
            <text:p><text:span text:style-name="T6">YANNE LEITE MENES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20"/>
        </table:table-row>
        <table:table-row table:style-name="ro5">
          <table:table-cell table:style-name="ce30" office:value-type="string" calcext:value-type="string" table:number-columns-spanned="4" table:number-rows-spanned="1">
            <text:p><text:span text:style-name="T5">TOTAL:</text:span></text:p>
          </table:table-cell>
          <table:covered-table-cell table:number-columns-repeated="3" table:style-name="ce35"/>
          <table:table-cell table:style-name="ce40" office:value-type="float" office:value="1028002" calcext:value-type="float">
            <text:p>1.028.002,00</text:p>
          </table:table-cell>
          <table:table-cell table:style-name="ce40" office:value-type="float" office:value="4848.91" calcext:value-type="float">
            <text:p>4.848,91</text:p>
          </table:table-cell>
          <table:table-cell table:style-name="ce40" office:value-type="float" office:value="873378" calcext:value-type="float">
            <text:p>873.378,00</text:p>
          </table:table-cell>
          <table:table-cell table:style-name="ce40" office:value-type="float" office:value="8020" calcext:value-type="float">
            <text:p>8.020,00</text:p>
          </table:table-cell>
          <table:table-cell table:style-name="ce40" office:value-type="float" office:value="79525.94" calcext:value-type="float">
            <text:p>79.525,94</text:p>
          </table:table-cell>
          <table:table-cell table:number-columns-repeated="3" table:style-name="ce40" office:value-type="float" office:value="0" calcext:value-type="float">
            <text:p>0,00</text:p>
          </table:table-cell>
          <table:table-cell table:style-name="ce40" office:value-type="float" office:value="258674.39" calcext:value-type="float">
            <text:p>258.674,39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765.97" calcext:value-type="float">
            <text:p>765,97</text:p>
          </table:table-cell>
          <table:table-cell table:style-name="ce40" office:value-type="float" office:value="2253215.21" calcext:value-type="float">
            <text:p>2.253.215,21</text:p>
          </table:table-cell>
          <table:table-cell table:style-name="ce40" office:value-type="float" office:value="6133.32" calcext:value-type="float">
            <text:p>6.133,32</text:p>
          </table:table-cell>
          <table:table-cell table:style-name="ce40" office:value-type="float" office:value="2893.22" calcext:value-type="float">
            <text:p>2.893,22</text:p>
          </table:table-cell>
          <table:table-cell table:style-name="ce40" office:value-type="float" office:value="5749.27" calcext:value-type="float">
            <text:p>5.749,27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20387.1" calcext:value-type="float">
            <text:p>20.387,10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31190.38" calcext:value-type="float">
            <text:p>31.190,38</text:p>
          </table:table-cell>
          <table:table-cell table:style-name="ce40" office:value-type="float" office:value="792.72" calcext:value-type="float">
            <text:p>792,72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6816.11" calcext:value-type="float">
            <text:p>6.816,11</text:p>
          </table:table-cell>
          <table:table-cell table:number-columns-repeated="3" table:style-name="ce40" office:value-type="float" office:value="0" calcext:value-type="float">
            <text:p>0,00</text:p>
          </table:table-cell>
          <table:table-cell table:style-name="ce40" office:value-type="float" office:value="127882.05" calcext:value-type="float">
            <text:p>127.882,05</text:p>
          </table:table-cell>
          <table:table-cell table:style-name="ce40" office:value-type="float" office:value="3368.91" calcext:value-type="float">
            <text:p>3.368,91</text:p>
          </table:table-cell>
          <table:table-cell table:style-name="ce40" office:value-type="float" office:value="2695.15" calcext:value-type="float">
            <text:p>2.695,15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7681.12" calcext:value-type="float">
            <text:p>7.681,12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10106.73" calcext:value-type="float">
            <text:p>10.106,73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13733.92" calcext:value-type="float">
            <text:p>13.733,92</text:p>
          </table:table-cell>
          <table:table-cell table:style-name="ce40" office:value-type="float" office:value="33.65" calcext:value-type="float">
            <text:p>33,65</text:p>
          </table:table-cell>
          <table:table-cell table:style-name="ce40" office:value-type="float" office:value="5053.38" calcext:value-type="float">
            <text:p>5.053,38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455858.16" calcext:value-type="float">
            <text:p>455.858,16</text:p>
          </table:table-cell>
          <table:table-cell table:style-name="ce40" office:value-type="float" office:value="564852.4" calcext:value-type="float">
            <text:p>564.852,40</text:p>
          </table:table-cell>
          <table:table-cell table:style-name="ce40" office:value-type="float" office:value="1265227.59" calcext:value-type="float">
            <text:p>1.265.227,59</text:p>
          </table:table-cell>
          <table:table-cell table:number-columns-repeated="20"/>
        </table:table-row>
        <table:table-row table:style-name="ro5">
          <table:table-cell table:style-name="ce31" office:value-type="string" calcext:value-type="string" table:number-columns-spanned="44" table:number-rows-spanned="1">
            <text:p><text:span text:style-name="T4">Ressarcimentos: restituição de valores descontados indevidamente ou a maior do Membro/Servidor.</text:span></text:p>
          </table:table-cell>
          <table:covered-table-cell table:number-columns-repeated="43" table:style-name="ce36"/>
          <table:table-cell table:number-columns-repeated="20"/>
        </table:table-row>
        <table:table-row table:style-name="ro5">
          <table:table-cell table:style-name="ce31" office:value-type="string" calcext:value-type="string" table:number-columns-spanned="44" table:number-rows-spanned="1">
            <text:p><text:span text:style-name="T4">Fonte da Informação: Diretoria de Recursos Humanos</text:span></text:p>
          </table:table-cell>
          <table:covered-table-cell table:number-columns-repeated="43" table:style-name="ce36"/>
          <table:table-cell table:number-columns-repeated="20"/>
        </table:table-row>
        <table:table-row table:style-name="ro5">
          <table:table-cell table:style-name="ce31" office:value-type="string" calcext:value-type="string" table:number-columns-spanned="44" table:number-rows-spanned="1">
            <text:p><text:span text:style-name="T4">Data da última atualização: 31/03/2022 13:29:40</text:span></text:p>
          </table:table-cell>
          <table:covered-table-cell table:number-columns-repeated="43" table:style-name="ce36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3:31:11.88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VerbasIndenizatorias" style:display-name="PageStyle_relVerbasIndenizator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dc:date>2022-04-18T13:31:59.135000000</dc:date>
    <meta:editing-duration>PT47S</meta:editing-duration>
    <meta:editing-cycles>1</meta:editing-cycles>
    <meta:document-statistic meta:table-count="1" meta:cell-count="40044" meta:object-count="0"/>
  </office:meta>
</office:document-meta>
</file>